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TablePreview1.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standard">
      <style:graphic-properties draw:stroke="solid" draw:stroke-dash="Dash_20_1" svg:stroke-width="0.01cm" svg:stroke-color="#999999" draw:marker-start-width="0.215cm" draw:marker-end-width="0.215cm" draw:stroke-linejoin="round" svg:stroke-linecap="butt" draw:textarea-horizontal-align="center" draw:textarea-vertical-align="middle" fo:padding-top="0.13cm" fo:padding-bottom="0.13cm" fo:padding-left="0.255cm" fo:padding-right="0.255cm"/>
    </style:style>
    <style:style style:name="gr6" style:family="graphic" style:parent-style-name="standard">
      <style:graphic-properties draw:stroke="solid" draw:stroke-dash="Dash_20_1" svg:stroke-width="0.01cm" svg:stroke-color="#999999" draw:marker-start-width="0.215cm" draw:marker-end-width="0.215cm" draw:stroke-linejoin="none" svg:stroke-linecap="butt" draw:textarea-horizontal-align="center" draw:textarea-vertical-align="middle" fo:padding-top="0.13cm" fo:padding-bottom="0.13cm" fo:padding-left="0.255cm" fo:padding-right="0.255cm"/>
    </style:style>
    <style:style style:name="gr7" style:family="graphic" style:parent-style-name="standard">
      <style:graphic-properties draw:stroke="solid" draw:stroke-dash="Dash_20_1" svg:stroke-width="0.01cm" svg:stroke-color="#0f0f0f" draw:marker-start-width="0.215cm" draw:marker-end-width="0.215cm" draw:stroke-linejoin="none" svg:stroke-linecap="butt" draw:textarea-horizontal-align="center" draw:textarea-vertical-align="middle" fo:padding-top="0.13cm" fo:padding-bottom="0.13cm" fo:padding-left="0.255cm" fo:padding-right="0.255cm"/>
    </style:style>
    <style:style style:name="gr8" style:family="graphic" style:parent-style-name="standard">
      <style:graphic-properties draw:stroke="solid" draw:stroke-dash="Dash_20_1" svg:stroke-width="0.01cm" svg:stroke-color="#0f0f0f" draw:marker-start-width="0.215cm" draw:marker-end-width="0.215cm" draw:stroke-linejoin="round" svg:stroke-linecap="butt" draw:textarea-horizontal-align="center" draw:textarea-vertical-align="middle" fo:padding-top="0.13cm" fo:padding-bottom="0.13cm" fo:padding-left="0.255cm" fo:padding-right="0.255cm"/>
    </style:style>
    <style:style style:name="gr9" style:family="graphic" style:parent-style-name="standard">
      <style:graphic-properties draw:stroke="dash" draw:stroke-dash="一点鎖線" svg:stroke-width="0.01cm" svg:stroke-color="#0f0f0f" draw:marker-start-width="0.215cm" draw:marker-end-width="0.215cm" draw:stroke-linejoin="round" svg:stroke-linecap="butt" draw:textarea-horizontal-align="center" draw:textarea-vertical-align="middle" fo:padding-top="0.13cm" fo:padding-bottom="0.13cm" fo:padding-left="0.255cm" fo:padding-right="0.255cm"/>
    </style:style>
    <style:style style:name="gr10" style:family="graphic" style:parent-style-name="standard">
      <style:graphic-properties draw:stroke="none" svg:stroke-color="#000000" draw:fill="none" draw:fill-color="#ffffff" draw:textarea-horizontal-align="left" draw:auto-grow-height="true" draw:auto-grow-width="true" fo:min-height="0.175cm" fo:min-width="0.073cm"/>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175cm" fo:min-width="0cm"/>
    </style:style>
    <style:style style:name="co1" style:family="table-column">
      <style:table-column-properties style:column-width="1.995cm" style:use-optimal-column-width="false"/>
    </style:style>
    <style:style style:name="co2" style:family="table-column">
      <style:table-column-properties style:column-width="9.014cm" style:use-optimal-column-width="false"/>
    </style:style>
    <style:style style:name="co3" style:family="table-column">
      <style:table-column-properties style:column-width="2.013cm" style:use-optimal-column-width="false"/>
    </style:style>
    <style:style style:name="co4" style:family="table-column">
      <style:table-column-properties style:column-width="4.978cm" style:use-optimal-column-width="false"/>
    </style:style>
    <style:style style:name="ro1" style:family="table-row">
      <style:table-row-properties style:row-height="0.801cm"/>
    </style:style>
    <style:style style:name="ro2" style:family="table-row">
      <style:table-row-properties style:row-height="0.803cm"/>
    </style:style>
    <style:style style:name="ce1"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6pt solid #000000" fo:border-right="none" fo:border-top="0.06pt solid #000000" fo:border-bottom="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none"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none" fo:border-right="0.06pt solid #000000" fo:border-top="0.06pt solid #000000" fo:border-bottom="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6pt solid #000000" fo:border-right="0.06pt solid #000000" fo:border-top="none" fo:border-bottom="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4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font-family="'ヒラギノ丸ゴ ProN W4'" style:font-pitch="variable" fo:font-size="10pt" style:font-size-asian="10pt" style:font-size-complex="10pt"/>
    </style:style>
    <style:style style:name="P8" style:family="paragraph">
      <style:paragraph-properties fo:text-align="start"/>
    </style:style>
    <style:style style:name="P9" style:family="paragraph">
      <style:paragraph-properties fo:text-align="start"/>
      <style:text-properties fo:font-family="'ヒラギノ丸ゴ ProN W4'" style:font-pitch="variable" fo:font-size="20pt" style:font-size-asian="20pt" style:font-size-complex="20pt"/>
    </style:style>
    <style:style style:name="P10" style:family="paragraph">
      <style:text-properties fo:font-family="'ヒラギノ丸ゴ ProN W4'" style:font-pitch="variable" fo:font-size="12pt" fo:font-weight="350" style:font-family-asian="'ヒラギノ丸ゴ ProN W4'" style:font-style-name-asian="標準" style:font-pitch-asian="variable" style:font-size-asian="12pt" style:font-weight-asian="350" style:font-size-complex="18pt"/>
    </style:style>
    <style:style style:name="P11" style:family="paragraph">
      <style:paragraph-properties fo:text-align="center"/>
      <style:text-properties fo:font-family="'ヒラギノ丸ゴ ProN W4'" style:font-pitch="variable" fo:font-size="12pt" fo:font-weight="350" style:font-family-asian="'ヒラギノ丸ゴ ProN W4'" style:font-style-name-asian="標準" style:font-pitch-asian="variable" style:font-size-asian="12pt" style:font-weight-asian="350" style:font-size-complex="18pt"/>
    </style:style>
    <style:style style:name="T1" style:family="text">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family="'ヒラギノ丸ゴ ProN W4'" style:font-pitch="variable" fo:font-size="10pt" style:font-size-asian="10pt" style:font-size-complex="10pt"/>
    </style:style>
    <style:style style:name="T5" style:family="text">
      <style:text-properties fo:font-family="'ヒラギノ丸ゴ ProN W4'" style:font-pitch="variable" fo:font-size="20pt" style:font-size-asian="20pt" style:font-size-complex="20pt"/>
    </style:style>
    <style:style style:name="T6" style:family="text">
      <style:text-properties fo:font-family="'ヒラギノ丸ゴ ProN W4'" style:font-pitch="variable" fo:font-size="12pt" fo:font-weight="350" style:font-family-asian="'ヒラギノ丸ゴ ProN W4'" style:font-style-name-asian="標準" style:font-pitch-asian="variable" style:font-size-asian="12pt" style:font-weight-asian="350"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18cm" svg:height="26cm" svg:x="1.5cm" svg:y="1.5cm">
          <text:p/>
          <draw:enhanced-geometry svg:viewBox="0 0 21600 21600" draw:type="rectangle" draw:enhanced-path="M 0 0 L 21600 0 21600 21600 0 21600 0 0 Z N"/>
        </draw:custom-shape>
        <draw:frame draw:style-name="standard" draw:layer="layout" svg:width="17.999cm" svg:height="8.812cm" svg:x="1.5cm" svg:y="18.7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2"><text:span text:style-name="T1">No.</text:span></text:p>
              </table:table-cell>
              <table:table-cell table:style-name="ce2">
                <text:p text:style-name="P2"><text:span text:style-name="T1">Name</text:span></text:p>
              </table:table-cell>
              <table:table-cell table:style-name="ce3">
                <text:p text:style-name="P2"><text:span text:style-name="T1">Qty.</text:span></text:p>
              </table:table-cell>
              <table:table-cell table:style-name="ce4">
                <text:p text:style-name="P2"><text:span text:style-name="T1">Remarks</text:span></text:p>
              </table:table-cell>
            </table:table-row>
            <table:table-row table:style-name="ro1">
              <table:table-cell table:style-name="ce5">
                <text:p text:style-name="P2"><text:span text:style-name="T1">1</text:span></text:p>
              </table:table-cell>
              <table:table-cell table:style-name="ce6">
                <text:p text:style-name="P3"><text:span text:style-name="T1">Plate, Checkerboard - Chest</text:span></text:p>
              </table:table-cell>
              <table:table-cell table:style-name="ce7">
                <text:p text:style-name="P2"><text:span text:style-name="T1">1</text:span></text:p>
              </table:table-cell>
              <table:table-cell table:style-name="ce8">
                <text:p text:style-name="P4">7 x 4 - 20mm</text:p>
              </table:table-cell>
            </table:table-row>
            <table:table-row table:style-name="ro1">
              <table:table-cell table:style-name="ce9">
                <text:p text:style-name="P2"><text:span text:style-name="T1">2</text:span></text:p>
              </table:table-cell>
              <table:table-cell table:style-name="ce10">
                <text:p text:style-name="P4">Bracket - MBL5</text:p>
              </table:table-cell>
              <table:table-cell table:style-name="ce11">
                <text:p text:style-name="P5"><text:span text:style-name="T2">2</text:span></text:p>
              </table:table-cell>
              <table:table-cell table:style-name="ce12"/>
            </table:table-row>
            <table:table-row table:style-name="ro1">
              <table:table-cell table:style-name="ce13">
                <text:p text:style-name="P2"><text:span text:style-name="T1">3</text:span></text:p>
              </table:table-cell>
              <table:table-cell table:style-name="ce14">
                <text:p text:style-name="P3"><text:span text:style-name="T1">Hex Spacer, Male-Female - M5x0.8 L30</text:span></text:p>
              </table:table-cell>
              <table:table-cell table:style-name="ce15">
                <text:p text:style-name="P2"><text:span text:style-name="T1">2</text:span></text:p>
              </table:table-cell>
              <table:table-cell table:style-name="ce16"/>
            </table:table-row>
            <table:table-row table:style-name="ro1">
              <table:table-cell table:style-name="ce17">
                <text:p text:style-name="P2"><text:span text:style-name="T1">4</text:span></text:p>
              </table:table-cell>
              <table:table-cell table:style-name="ce18">
                <text:p text:style-name="P3"><text:span text:style-name="T1">Bolt, Button Head - M5x0.8 L12</text:span></text:p>
              </table:table-cell>
              <table:table-cell table:style-name="ce19">
                <text:p text:style-name="P2"><text:span text:style-name="T1">2</text:span></text:p>
              </table:table-cell>
              <table:table-cell table:style-name="ce20"/>
            </table:table-row>
            <table:table-row table:style-name="ro1">
              <table:table-cell table:style-name="ce21">
                <text:p text:style-name="P2"><text:span text:style-name="T3">5</text:span></text:p>
              </table:table-cell>
              <table:table-cell table:style-name="ce22">
                <text:p text:style-name="P3"><text:span text:style-name="T1">Bolt, Flat Head - M5x0.8 L12</text:span></text:p>
              </table:table-cell>
              <table:table-cell table:style-name="ce23">
                <text:p text:style-name="P2"><text:span text:style-name="T1">2</text:span></text:p>
              </table:table-cell>
              <table:table-cell table:style-name="ce24"/>
            </table:table-row>
            <table:table-row table:style-name="ro1">
              <table:table-cell table:style-name="ce25">
                <text:p text:style-name="P2"><text:span text:style-name="T3">6</text:span></text:p>
              </table:table-cell>
              <table:table-cell table:style-name="ce26">
                <text:p text:style-name="P3"><text:span text:style-name="T3">Nut, M5x0.8 Type-1</text:span></text:p>
              </table:table-cell>
              <table:table-cell table:style-name="ce27">
                <text:p text:style-name="P2"><text:span text:style-name="T3">2</text:span></text:p>
              </table:table-cell>
              <table:table-cell table:style-name="ce28"/>
            </table:table-row>
            <table:table-row table:style-name="ro1">
              <table:table-cell table:style-name="ce29">
                <text:p text:style-name="P6">7</text:p>
              </table:table-cell>
              <table:table-cell table:style-name="ce30">
                <text:p text:style-name="P3"><text:span text:style-name="T3">Washer, M5</text:span></text:p>
              </table:table-cell>
              <table:table-cell table:style-name="ce31">
                <text:p text:style-name="P2"><text:span text:style-name="T3">2</text:span></text:p>
              </table:table-cell>
              <table:table-cell table:style-name="ce32"/>
            </table:table-row>
            <table:table-row table:style-name="ro1">
              <table:table-cell table:style-name="ce33">
                <text:p text:style-name="P6">8</text:p>
              </table:table-cell>
              <table:table-cell table:style-name="ce34">
                <text:p text:style-name="P3"><text:span text:style-name="T3">Sticker, Black - Dia.16</text:span></text:p>
              </table:table-cell>
              <table:table-cell table:style-name="ce35">
                <text:p text:style-name="P2"><text:span text:style-name="T3">1</text:span></text:p>
              </table:table-cell>
              <table:table-cell table:style-name="ce36"/>
            </table:table-row>
            <table:table-row table:style-name="ro1">
              <table:table-cell table:style-name="ce37">
                <text:p text:style-name="P6">9</text:p>
              </table:table-cell>
              <table:table-cell table:style-name="ce38">
                <text:p text:style-name="P3"><text:span text:style-name="T3">Sticker, White - Dia.16</text:span></text:p>
              </table:table-cell>
              <table:table-cell table:style-name="ce39">
                <text:p text:style-name="P2"><text:span text:style-name="T3">1</text:span></text:p>
              </table:table-cell>
              <table:table-cell table:style-name="ce40"/>
            </table:table-row>
            <table:table-row table:style-name="ro2">
              <table:table-cell table:style-name="ce41"/>
              <table:table-cell table:style-name="ce42"/>
              <table:table-cell table:style-name="ce43"/>
              <table:table-cell table:style-name="ce44"/>
            </table:table-row>
          </table:table>
          <draw:image xlink:href="Pictures/TablePreview1.svm" xlink:type="simple" xlink:show="embed" xlink:actuate="onLoad"/>
        </draw:frame>
        <draw:frame draw:style-name="gr2" draw:text-style-name="P7" draw:layer="layout" svg:width="7.957cm" svg:height="0.602cm" svg:x="6.522cm" svg:y="27.6cm">
          <draw:text-box>
            <text:p><text:span text:style-name="T4">TORK - Tokyo Opensource Robotics Kyokai</text:span></text:p>
          </draw:text-box>
        </draw:frame>
        <draw:frame draw:style-name="gr3" draw:text-style-name="P9" draw:layer="layout" svg:width="13.075cm" svg:height="0.962cm" svg:x="2.3cm" svg:y="2.019cm">
          <draw:text-box>
            <text:p text:style-name="P8"><text:span text:style-name="T5">Checkerboard for NEXTAGE - Chest</text:span></text:p>
          </draw:text-box>
        </draw:frame>
        <draw:line draw:style-name="gr4" draw:text-style-name="P1" draw:layer="layout" svg:x1="1.5cm" svg:y1="3.3cm" svg:x2="19.5cm" svg:y2="3.3cm">
          <text:p/>
        </draw:line>
        <draw:g>
          <draw:polyline draw:style-name="gr5" draw:text-style-name="P1" draw:layer="layout" svg:width="0.91cm" svg:height="2.25cm" draw:transform="skewX (-0.000698131700797712) rotate (-2.35654355604274) translate (14.2667775478391cm 8.75450132109457cm)" svg:viewBox="0 0 911 2251" draw:points="548,2250 552,2250 555,2250 559,2251 563,2250 567,2250 572,2250 575,2250 579,2250 583,2249 589,2249 593,2248 598,2246 602,2245 607,2244 611,2243 616,2241 620,2240 625,2238 628,2236 633,2234 636,2233 641,2230 646,2229 649,2227 653,2224 657,2222 667,2216 675,2211 683,2206 692,2199 700,2192 709,2186 717,2179 726,2170 736,2161 744,2152 752,2142 762,2133 769,2124 777,2114 784,2103 791,2093 799,2084 805,2074 812,2062 819,2052 826,2040 831,2029 838,2018 843,2006 849,1995 855,1982 860,1971 864,1958 869,1946 874,1934 878,1921 883,1909 885,1897 889,1884 893,1872 895,1860 898,1847 900,1834 902,1823 905,1810 906,1798 907,1786 908,1773 909,1760 910,1749 911,1737 910,1724 910,1713 909,1700 909,1688 907,1676 905,1659 902,1641 900,1625 896,1608 869,1491 742,983 530,229 518,189 510,168 503,147 498,136 494,125 490,116 486,107 480,97 475,89 470,81 468,77 466,73 462,70 460,66 456,62 455,59 451,55 449,53 447,50 444,46 441,44 439,41 435,39 432,36 430,34 427,31 423,29 420,26 417,24 414,23 411,20 407,18 404,17 401,15 398,13 395,13 392,11 388,9 386,8 382,8 379,7 376,5 372,5 369,3 366,3 362,3 359,2 356,2 351,1 346,1 343,1 339,0 335,1 331,1 326,1 322,2 319,2 314,3 312,3 308,4 304,4 300,5 297,7 293,8 288,8 286,9 282,10 278,13 274,14 270,15 263,19 259,19 255,22 247,26 241,29 233,34 224,40 215,46 207,51 198,58 191,64 184,71 176,77 169,84 161,93 153,100 146,109 138,119 131,127 125,135 118,144 112,153 104,162 98,173 91,184 85,195 79,204 74,214 69,224 64,235 59,245 54,255 50,266 45,276 41,288 36,299 32,310 29,322 25,334 21,346 19,357 15,369 13,380 10,391 9,402 7,413 5,425 3,436 3,447 2,460 1,471 1,483 0,493 0,505 0,517 1,528 2,540 3,551 3,566 6,580 8,595 11,609 13,623 17,638 23,667 402,2081 409,2103 414,2118 417,2126 420,2136 424,2143 427,2150 431,2158 434,2165 437,2170 440,2174 444,2182 446,2185 448,2188 452,2193 456,2198 458,2201 461,2203 462,2206 464,2209 467,2211 468,2213 471,2215 473,2218 476,2219 478,2221 481,2224 483,2226 486,2227 488,2229 490,2230 492,2231 495,2233 497,2235 499,2235 501,2237 504,2239 507,2240 510,2241 513,2242 516,2244 519,2245 523,2245 525,2246 528,2247 531,2248 534,2248 536,2249 539,2250 542,2250 545,2250 548,2250">
            <text:p/>
          </draw:polyline>
          <draw:polyline draw:style-name="gr5" draw:text-style-name="P1" draw:layer="layout" svg:width="0.736cm" svg:height="1.263cm" draw:transform="skewX (-0.00104719755119659) rotate (2.71119446004799) translate (11.6112949755752cm 7.03993425850676cm)" svg:viewBox="0 0 737 1264" draw:points="0,1264 31,1264 63,1264 93,1262 124,1259 152,1257 182,1253 211,1248 239,1243 266,1237 293,1230 319,1222 345,1214 358,1208 370,1204 382,1199 394,1194 406,1188 417,1184 429,1178 440,1172 451,1165 462,1159 472,1153 484,1146 494,1139 504,1133 514,1126 523,1118 533,1111 542,1103 552,1095 560,1088 569,1080 577,1071 587,1063 594,1054 602,1045 610,1036 617,1026 625,1018 631,1008 638,998 644,989 652,979 657,969 663,958 669,948 674,937 679,927 684,916 690,905 694,894 698,883 702,872 706,860 710,849 713,837 716,825 720,813 722,802 724,789 727,777 729,765 731,752 733,739 733,726 735,713 736,700 737,688 737,675 737,660 736,647 736,620 734,594 731,565 728,538 723,509 718,481 711,451 704,422 696,393 686,363 676,334 665,304 653,274 640,243 626,213 612,183 596,152 581,122 563,92 545,61 526,30 507,0">
            <text:p/>
          </draw:polyline>
          <draw:polyline draw:style-name="gr5" draw:text-style-name="P1" draw:layer="layout" svg:width="0.438cm" svg:height="0.446cm" draw:transform="rotate (1.5707963267949) translate (11.6203906327352cm 7.01042292039388cm)" svg:viewBox="0 0 439 447" draw:points="0,0 29,0 43,0 57,1 71,2 84,4 97,5 111,6 124,8 137,11 150,13 162,15 174,19 185,21 197,25 209,29 220,32 231,37 242,42 252,46 263,51 272,56 283,61 292,67 301,72 310,78 319,84 327,92 335,99 342,105 351,112 358,120 361,124 365,127 368,131 371,135 374,139 378,143 380,147 384,151 386,156 390,159 392,164 395,169 397,172 401,177 403,182 405,187 408,191 409,195 411,200 414,204 416,209 417,214 421,225 424,234 427,244 430,254 431,265 434,275 435,285 436,296 437,308 439,319 439,329 439,341 439,352 437,364 436,376 435,386 433,398 431,410 428,422 425,434 423,447">
            <text:p/>
          </draw:polyline>
          <draw:polyline draw:style-name="gr5" draw:text-style-name="P1" draw:layer="layout" svg:width="2.006cm" svg:height="1.125cm" draw:transform="skewX (0.000523598775598279) rotate (-0.615577627178401) translate (14.6593599535144cm 7.34676824684421cm)" svg:viewBox="0 0 2007 1126" draw:points="0,0 35,0 70,0 106,1 142,3 178,5 215,8 252,13 290,16 327,22 364,28 440,42 517,60 594,78 670,101 747,125 823,153 898,183 973,215 1047,249 1119,286 1192,325 1261,365 1329,408 1395,452 1460,498 1521,545 1580,593 1609,618 1637,643 1664,669 1691,695 1717,721 1742,746 1767,773 1790,800 1813,826 1835,853 1856,880 1877,908 1896,935 1914,963 1932,989 1948,1017 1964,1044 1979,1071 1993,1099 2007,1126">
            <text:p/>
          </draw:polyline>
          <draw:polyline draw:style-name="gr5" draw:text-style-name="P1" draw:layer="layout" svg:width="0.937cm" svg:height="0.445cm" draw:transform="rotate (1.5707963267949) translate (14.3194517698058cm 8.82644998334829cm)" svg:viewBox="0 0 938 446" draw:points="0,446 15,446 30,446 44,446 59,444 89,442 119,439 150,434 181,429 212,422 244,415 276,406 307,397 339,386 371,376 403,364 435,351 467,336 498,322 530,307 561,291 592,273 622,257 652,238 682,219 711,200 739,179 767,158 794,137 820,115 845,93 870,70 894,48 916,24 938,0">
            <text:p/>
          </draw:polyline>
          <draw:polyline draw:style-name="gr5" draw:text-style-name="P1" draw:layer="layout" svg:width="1.44cm" svg:height="0.423cm" draw:transform="skewX (-0.000698131700797756) rotate (-1.34564885328763) translate (11.8846261709955cm 8.53312414402721cm)" svg:viewBox="0 0 1441 424" draw:points="0,424 43,424 86,424 132,422 178,420 223,417 269,413 317,408 363,402 411,395 459,387 508,378 557,368 604,357 653,345 701,333 749,320 797,305 844,289 892,273 938,256 985,238 1031,219 1075,200 1119,180 1163,159 1206,138 1247,115 1288,93 1328,71 1367,48 1404,23 1441,0">
            <text:p/>
          </draw:polyline>
          <draw:circle draw:style-name="gr6" draw:text-style-name="P1" draw:layer="layout" svg:width="2.811cm" svg:height="2.811cm" svg:x="11.849cm" svg:y="7.362cm" draw:kind="arc" draw:start-angle="211.62" draw:end-angle="223.22">
            <text:p/>
          </draw:circle>
          <draw:circle draw:style-name="gr6" draw:text-style-name="P1" draw:layer="layout" svg:width="2.666cm" svg:height="2.666cm" svg:x="11.854cm" svg:y="7.462cm" draw:kind="arc" draw:start-angle="193.35" draw:end-angle="204.85">
            <text:p/>
          </draw:circle>
          <draw:polyline draw:style-name="gr5" draw:text-style-name="P1" draw:layer="layout" svg:width="0.656cm" svg:height="0.567cm" draw:transform="rotate (-1.86854949718513) translate (15.3264132780265cm 10.8529366763885cm)" svg:viewBox="0 0 657 568" draw:points="0,0 16,0 33,0 50,0 66,1 82,1 98,3 114,4 130,5 145,8 161,9 176,12 192,15 207,19 223,21 238,26 252,30 266,34 281,40 295,45 309,50 323,57 336,63 349,68 362,76 376,83 388,90 400,98 413,106 424,114 435,123 447,132 459,142 469,151 479,160 490,171 499,181 509,192 518,203 528,215 537,226 545,238 554,249 561,262 569,275 577,287 583,301 590,314 596,327 602,341 609,356 613,369 619,384 623,398 628,413 632,428 636,443 640,458 642,473 646,488 648,505 651,520 653,536 655,551 657,568">
            <text:p/>
          </draw:polyline>
          <draw:polyline draw:style-name="gr5" draw:text-style-name="P1" draw:layer="layout" svg:width="0.339cm" svg:height="0.236cm" svg:x="14.155cm" svg:y="10.606cm" svg:viewBox="0 0 340 237" draw:points="0,235 7,235 14,237 23,237 30,237 37,237 44,237 51,237 58,237 65,235 72,235 80,234 86,233 93,232 100,231 107,229 113,228 120,227 126,225 133,222 139,221 145,219 152,216 158,214 164,212 170,208 176,206 182,202 188,200 194,196 198,193 204,189 210,185 215,182 221,177 226,174 232,169 237,165 241,160 246,156 252,151 257,146 260,140 265,135 270,131 275,125 278,119 283,114 288,108 291,102 295,96 298,90 303,84 307,77 310,71 314,64 316,58 320,51 323,44 326,37 329,30 334,15 340,0">
            <text:p/>
          </draw:polyline>
          <draw:ellipse draw:style-name="gr6" draw:text-style-name="P1" draw:layer="layout" svg:width="19.474cm" svg:height="19.472cm" svg:x="11.618cm" svg:y="-2.919cm" draw:kind="arc" draw:start-angle="181.14" draw:end-angle="193.58">
            <text:p/>
          </draw:ellipse>
          <draw:polyline draw:style-name="gr5" draw:text-style-name="P1" draw:layer="layout" svg:width="2.554cm" svg:height="0.484cm" draw:transform="skewX (0.000698131700797715) rotate (2.4300219175517) translate (14.0023936257329cm 8.25590978100093cm)" svg:viewBox="0 0 2555 485" draw:points="0,485 184,485 365,481 543,472 718,461 890,444 1060,424 1226,398 1389,370 1547,337 1704,301 1855,260 2003,215 2148,168 2287,115 2357,88 2424,59 2490,30 2555,0">
            <text:p/>
          </draw:polyline>
          <draw:polyline draw:style-name="gr5" draw:text-style-name="P1" draw:layer="layout" svg:width="1.785cm" svg:height="0.216cm" draw:transform="rotate (-1.6004669240788) translate (14.7651651992861cm 8.82645086251377cm)" svg:viewBox="0 0 1786 217" draw:points="0,0 241,0 479,7 596,14 711,23 825,34 938,46 1049,60 1159,77 1268,96 1374,116 1480,139 1584,163 1686,189 1786,217">
            <text:p/>
          </draw:polyline>
          <draw:polyline draw:style-name="gr5" draw:text-style-name="P1" draw:layer="layout" svg:width="2.14cm" svg:height="0.596cm" draw:transform="skewX (0.000872664625997289) rotate (-0.795346540133817) translate (12.6567672037834cm 9.31216416086654cm)" svg:viewBox="0 0 2141 597" draw:points="0,597 165,597 328,592 488,583 566,576 644,568 721,558 797,548 872,535 946,521 1018,507 1091,491 1161,474 1231,455 1298,435 1365,414 1431,392 1495,369 1557,345 1618,318 1678,291 1736,264 1792,234 1846,204 1901,172 1952,141 2002,106 2050,72 2097,37 2141,0">
            <text:p/>
          </draw:polyline>
          <draw:polyline draw:style-name="gr5" draw:text-style-name="P1" draw:layer="layout" svg:width="2.406cm" svg:height="2.773cm" draw:transform="skewX (-0.00104719755119661) rotate (-0.588874089622888) translate (15.3106690568131cm 6.95929268801479cm)" svg:viewBox="0 0 2407 2774" draw:points="0,0 34,0 68,2 104,4 140,7 176,9 213,13 250,19 287,24 326,31 364,37 441,54 518,73 596,95 673,120 752,148 829,178 905,210 979,245 1052,282 1124,320 1194,360 1261,402 1328,446 1393,492 1457,540 1518,589 1577,641 1606,668 1633,694 1661,721 1688,747 1713,775 1738,802 1763,830 1785,858 1808,885 1830,914 1850,942 1870,970 1889,997 1907,1025 1924,1054 1939,1082 1955,1109 1969,1137 1981,1164 1994,1192 2194,1679 2124,1814 2407,2774">
            <text:p/>
          </draw:polyline>
          <draw:line draw:style-name="gr5" draw:text-style-name="P1" draw:layer="layout" svg:x1="15.326cm" svg:y1="10.853cm" svg:x2="15.647cm" svg:y2="9.424cm">
            <text:p/>
          </draw:line>
          <draw:polyline draw:style-name="gr5" draw:text-style-name="P1" draw:layer="layout" svg:width="2.689cm" svg:height="0.585cm" draw:transform="rotate (-0.737925207743203) translate (12.6003192938965cm 9.50438949161672cm)" svg:viewBox="0 0 2690 586" draw:points="0,586 194,586 388,581 579,572 766,557 952,538 1133,512 1312,483 1486,448 1657,408 1739,386 1821,363 1901,339 1981,314 2058,287 2135,259 2209,231 2283,201 2354,170 2425,138 2494,104 2561,70 2626,36 2690,0">
            <text:p/>
          </draw:polyline>
          <draw:circle draw:style-name="gr6" draw:text-style-name="P1" draw:layer="layout" svg:width="40.017cm" svg:height="40.018cm" svg:x="-16.587cm" svg:y="3.893cm" draw:kind="arc" draw:start-angle="55.83" draw:end-angle="64.17">
            <text:p/>
          </draw:circle>
          <draw:line draw:style-name="gr5" draw:text-style-name="P1" draw:layer="layout" svg:x1="11.151cm" svg:y1="6.829cm" svg:x2="11.472cm" svg:y2="8.628cm">
            <text:p/>
          </draw:line>
          <draw:polyline draw:style-name="gr5" draw:text-style-name="P1" draw:layer="layout" svg:width="0.718cm" svg:height="0.268cm" draw:transform="rotate (-2.64504648139741) translate (15.4295015725465cm 13.5685625364819cm)" svg:viewBox="0 0 719 269" draw:points="0,0 554,0 719,269">
            <text:p/>
          </draw:polyline>
          <draw:line draw:style-name="gr5" draw:text-style-name="P1" draw:layer="layout" svg:x1="12.196cm" svg:y1="12.246cm" svg:x2="12.469cm" svg:y2="12.405cm">
            <text:p/>
          </draw:line>
          <draw:polyline draw:style-name="gr5" draw:text-style-name="P1" draw:layer="layout" svg:width="1.751cm" svg:height="2.248cm" draw:transform="skewX (-0.000349065850398858) rotate (-0.52045718294471) translate (11.7927217048952cm 9.42307667549692cm)" svg:viewBox="0 0 1752 2249" draw:points="1752,2249 945,1213 1130,1214 1134,1214 1139,1213 1143,1213 1148,1213 1152,1212 1156,1212 1161,1211 1165,1210 1169,1209 1173,1208 1177,1208 1180,1207 1185,1205 1188,1204 1192,1203 1195,1201 1199,1200 1202,1199 1206,1196 1207,1196 1209,1195 1210,1194 1211,1192 1212,1191 1215,1190 1216,1189 1217,1189 1219,1188 1219,1186 1221,1185 1222,1184 1224,1182 1225,1181 1226,1181 1227,1179 1228,1178 1229,1176 1231,1175 1231,1174 1232,1173 1234,1171 1234,1169 1235,1169 1236,1167 1237,1165 1238,1164 1239,1163 1239,1161 1239,1159 1241,1158 1242,1156 1242,1155 1243,1153 1243,1152 1244,1150 1244,1148 1245,1147 1245,1145 1245,1143 1246,1142 1246,1140 1247,1139 1247,1137 1248,1135 1247,1133 1248,1131 1247,1130 1248,1128 1248,1126 1248,1124 1249,1123 1248,1119 1248,1115 1248,1112 1247,1108 1246,1105 1246,1101 1244,1096 1244,1092 1243,1089 1242,1084 1241,1080 1239,1077 1238,1073 1235,1068 1235,1065 1232,1061 1230,1057 1228,1052 1225,1048 1223,1044 1220,1040 1218,1036 1216,1032 1212,1027 1209,1023 1206,1020 1204,1015 1200,1012 1196,1007 1189,1000 1182,992 1175,984 1166,977 1158,969 1150,963 1141,956 1131,949 1122,942 1112,937 1102,930 1092,924 1082,920 1072,914 1061,910 1051,904 1041,901 1029,898 1019,894 1009,891 998,888 988,886 983,886 978,885 973,883 968,884 963,882 959,882 953,881 948,881 943,881 939,881 685,881 0,0">
            <text:p/>
          </draw:polyline>
          <draw:polyline draw:style-name="gr5" draw:text-style-name="P1" draw:layer="layout" svg:width="0.233cm" svg:height="0.287cm" draw:transform="skewX (0.00261799387799148) rotate (0.625526003914768) translate (11.8421522989549cm 10.7115736708603cm)" svg:viewBox="0 0 234 288" draw:points="0,288 83,288 234,0">
            <text:p/>
          </draw:polyline>
          <draw:polyline draw:style-name="gr5" draw:text-style-name="P1" draw:layer="layout" svg:width="0.11cm" svg:height="0.082cm" draw:transform="skewX (-0.00820304748437334) rotate (0.463733982254893) translate (16.035971547987cm 11.5919284121427cm)" svg:viewBox="0 0 111 83" draw:points="0,83 3,83 4,82 7,82 9,82 11,82 13,81 14,81 17,81 19,80 20,80 23,80 25,78 27,78 29,78 31,77 33,75 35,75 36,74 38,73 40,72 43,72 45,71 46,70 48,69 50,68 52,66 54,65 55,64 59,62 63,58 66,56 70,53 73,50 77,47 80,43 83,40 86,37 89,33 92,29 95,25 98,21 100,17 103,13 105,9 108,4 111,0">
            <text:p/>
          </draw:polyline>
          <draw:polyline draw:style-name="gr5" draw:text-style-name="P1" draw:layer="layout" svg:width="0.136cm" svg:height="0.168cm" draw:transform="rotate (-0.319918851890561) translate (15.8792171348483cm 11.5766451838956cm)" svg:viewBox="0 0 137 169" draw:points="0,168 4,168 9,169 13,169 18,168 22,169 27,169 30,169 35,169 39,167 42,167 47,167 51,166 54,166 59,164 62,163 66,162 69,161 73,160 75,159 76,159 78,158 80,156 81,156 82,156 85,155 85,153 88,153 89,152 91,150 92,150 94,149 95,148 96,147 98,145 99,145 100,144 102,142 103,141 105,139 106,139 106,138 107,136 109,134 110,134 111,132 113,130 114,129 114,127 115,126 117,124 118,123 118,121 119,119 120,118 121,116 123,115 124,112 126,109 127,104 128,100 129,97 131,93 132,89 133,85 134,81 134,77 135,73 135,69 136,64 136,60 137,55 137,51 136,46 136,42 136,38 136,33 135,28 134,23 133,18 132,14 131,9 130,5 128,0">
            <text:p/>
          </draw:polyline>
          <draw:polyline draw:style-name="gr5" draw:text-style-name="P1" draw:layer="layout" svg:width="0.88cm" svg:height="0.107cm" draw:transform="skewX (-0.00558505360638188) rotate (-1.76819306519546) translate (15.8078364848024cm 10.7890762386538cm)" svg:viewBox="0 0 881 108" draw:points="0,108 207,107 301,104 395,100 485,92 531,88 573,83 617,77 659,70 700,62 720,58 739,52 758,48 777,41 795,35 814,29 830,22 847,15 864,8 872,4 881,0">
            <text:p/>
          </draw:polyline>
          <draw:ellipse draw:style-name="gr6" draw:text-style-name="P1" draw:layer="layout" svg:width="1.74cm" svg:height="1.741cm" svg:x="14.077cm" svg:y="9.464cm" draw:kind="arc" draw:start-angle="330.04" draw:end-angle="341.86">
            <text:p/>
          </draw:ellipse>
          <draw:line draw:style-name="gr5" draw:text-style-name="P1" draw:layer="layout" svg:x1="16.071cm" svg:y1="9.649cm" svg:x2="16.001cm" svg:y2="11.617cm">
            <text:p/>
          </draw:line>
          <draw:line draw:style-name="gr5" draw:text-style-name="P1" draw:layer="layout" svg:x1="15.826cm" svg:y1="11.736cm" svg:x2="15.635cm" svg:y2="11.653cm">
            <text:p/>
          </draw:line>
          <draw:line draw:style-name="gr5" draw:text-style-name="P1" draw:layer="layout" svg:x1="16.135cm" svg:y1="11.542cm" svg:x2="16.204cm" svg:y2="9.575cm">
            <text:p/>
          </draw:line>
          <draw:polyline draw:style-name="gr5" draw:text-style-name="P1" draw:layer="layout" svg:width="0.556cm" svg:height="0.425cm" draw:transform="rotate (0.621162680784782) translate (12.0850902824907cm 5.47963571025954cm)" svg:viewBox="0 0 557 426" draw:points="0,0 10,0 20,1 30,3 40,4 50,6 60,8 70,9 79,12 89,14 99,17 109,19 120,23 129,26 139,29 149,33 158,37 168,41 178,45 187,49 197,53 206,59 216,64 225,69 235,74 253,85 272,97 291,110 309,123 327,137 344,153 362,168 378,184 395,201 412,219 428,237 444,256 459,276 474,295 489,316 504,337 518,359 531,381 545,403 557,426">
            <text:p/>
          </draw:polyline>
          <draw:line draw:style-name="gr5" draw:text-style-name="P1" draw:layer="layout" svg:x1="15.44cm" svg:y1="10.912cm" svg:x2="15.701cm" svg:y2="10.768cm">
            <text:p/>
          </draw:line>
          <draw:circle draw:style-name="gr6" draw:text-style-name="P1" draw:layer="layout" svg:width="1.157cm" svg:height="1.158cm" svg:x="14.338cm" svg:y="10.089cm" draw:kind="arc" draw:start-angle="299.67" draw:end-angle="334.96">
            <text:p/>
          </draw:circle>
          <draw:circle draw:style-name="gr6" draw:text-style-name="P1" draw:layer="layout" svg:width="40.047cm" svg:height="40.048cm" svg:x="-15.96cm" svg:y="3.503cm" draw:kind="arc" draw:start-angle="55.83" draw:end-angle="64.18">
            <text:p/>
          </draw:circle>
          <draw:line draw:style-name="gr5" draw:text-style-name="P1" draw:layer="layout" svg:x1="15.187cm" svg:y1="12.396cm" svg:x2="15.44cm" svg:y2="10.912cm">
            <text:p/>
          </draw:line>
          <draw:line draw:style-name="gr5" draw:text-style-name="P1" draw:layer="layout" svg:x1="14.942cm" svg:y1="13.832cm" svg:x2="15.127cm" svg:y2="12.746cm">
            <text:p/>
          </draw:line>
          <draw:polyline draw:style-name="gr5" draw:text-style-name="P1" draw:layer="layout" svg:width="0.493cm" svg:height="0.331cm" draw:transform="skewX (-0.00209439510239321) rotate (2.6176448121411) translate (15.1276250737284cm 12.7461209608507cm)" svg:viewBox="0 0 494 332" draw:points="123,332 375,332 380,332 385,332 389,332 394,331 398,331 403,330 407,330 411,329 415,328 419,327 423,326 427,325 430,323 434,323 438,322 442,319 445,318 448,316 451,314 452,313 454,312 455,312 457,310 458,310 460,309 462,308 463,306 464,305 466,304 467,303 468,302 470,301 471,300 472,298 473,297 474,296 476,294 476,293 477,292 479,290 480,289 480,288 480,286 483,285 483,283 483,282 484,281 485,280 486,277 487,276 487,274 488,272 489,272 489,270 490,269 490,267 490,265 491,264 491,262 492,260 492,259 492,256 492,255 493,253 493,251 494,250 494,248 494,245 493,244 494,243 494,240 494,237 494,233 493,230 492,226 493,222 492,218 491,214 490,211 490,207 487,203 487,199 485,194 483,191 482,187 480,182 477,178 477,175 474,170 472,166 470,162 467,158 463,154 461,149 458,145 455,142 453,138 449,133 445,130 443,126 435,117 428,109 420,103 412,95 403,88 395,81 386,75 377,68 367,61 358,54 348,49 337,42 328,37 317,33 307,27 296,24 286,20 276,16 265,13 254,10 244,7 234,5 229,4 223,4 218,3 214,1 208,2 203,0 198,1 194,1 190,0 184,1 0,0">
            <text:p/>
          </draw:polyline>
          <draw:line draw:style-name="gr5" draw:text-style-name="P1" draw:layer="layout" svg:x1="15.43cm" svg:y1="13.568cm" svg:x2="15.749cm" svg:y2="11.701cm">
            <text:p/>
          </draw:line>
          <draw:polyline draw:style-name="gr5" draw:text-style-name="P1" draw:layer="layout" svg:width="0.28cm" svg:height="0.288cm" draw:transform="skewX (0.00785398163397451) rotate (-2.69182130535085) translate (15.380479033229cm 12.6240498732785cm)" svg:viewBox="0 0 281 289" draw:points="281,0 195,10 0,288 78,289">
            <text:p/>
          </draw:polyline>
          <draw:polyline draw:style-name="gr5" draw:text-style-name="P1" draw:layer="layout" svg:width="0.241cm" svg:height="0.114cm" draw:transform="rotate (-3.14159265358979) translate (12.3204113327504cm 11.012100355582cm)" svg:viewBox="0 0 242 115" draw:points="0,0 5,0 10,0 14,0 19,1 24,1 29,2 33,2 37,4 42,5 46,6 51,7 56,10 61,11 64,13 69,14 72,17 77,19 81,21 242,115">
            <text:p/>
          </draw:polyline>
          <draw:polyline draw:style-name="gr5" draw:text-style-name="P1" draw:layer="layout" svg:width="0.136cm" svg:height="0.105cm" draw:transform="rotate (1.5707963267949) translate (12.186111945481cm 10.874234426719cm)" svg:viewBox="0 0 137 106" draw:points="99,0 101,0 102,0 103,0 105,0 106,0 107,0 108,1 109,1 111,1 113,1 114,2 115,2 116,2 118,2 119,4 120,4 121,5 122,5 122,6 124,6 125,6 125,7 126,7 127,8 128,10 130,11 131,12 132,13 132,14 133,14 133,15 134,17 134,18 135,19 135,20 135,21 137,23 137,24 137,25 137,26 137,27 137,29 137,30 137,31 137,32 137,33 137,34 137,36 137,37 135,38 135,39 135,40 134,43 134,44 134,45 133,46 133,48 132,49 132,50 131,51 131,52 130,53 130,55 128,56 127,57 127,58 126,59 125,61 124,62 124,63 121,65 119,68 116,70 114,72 112,75 109,77 106,80 103,82 100,84 96,87 94,89 90,90 87,93 83,94 80,96 76,97 72,99 69,100 67,101 63,102 59,103 56,105 52,105 50,105 48,106 46,106 45,106 44,106 42,106 40,106 39,106 38,106 37,106 36,106 34,106 32,106 31,106 30,106 29,106 27,105 26,105 25,105 24,105 23,105 21,103 20,103 19,102 18,102 17,102 15,101 14,101 13,100 12,100 12,99 11,99 10,97 8,96 7,95 6,94 5,93 5,92 4,92 4,90 4,89 2,89 2,88 2,87 1,86 1,84 1,83 1,82 0,82 0,81 0,80 0,78 0,77 0,76 0,75 0,74 0,72 1,71 1,70 1,69 1,68 1,67 2,65 2,64 2,63 4,62 4,61 5,59 5,58 6,57 6,56 7,55 7,53 8,52 8,51 10,50 11,49 11,48 12,46 13,45 14,44 15,40 18,38 20,36 23,33 25,31 29,29 31,26 34,24 37,21 40,20 44,18 46,15 50,14 53,12 57,11 61,8 64,7 68,6 71,5 75,4 78,2 81,2 84,1 88,1 89,1 90,0 92,0 94,0 95,0 96,0 97,0 99,0">
            <text:p/>
          </draw:polyline>
          <draw:polyline draw:style-name="gr5" draw:text-style-name="P1" draw:layer="layout" svg:width="0.269cm" svg:height="0.47cm" draw:transform="skewX (-0.0022689280275927) rotate (-2.03575203952619) translate (15.3213934632213cm 12.4580196070919cm)" svg:viewBox="0 0 270 471" draw:points="0,470 3,470 4,471 7,471 10,471 12,471 15,471 18,471 19,471 22,471 24,471 28,471 31,471 33,470 36,470 38,470 40,469 43,469 46,467 49,467 51,466 57,464 62,463 67,461 72,458 78,456 82,454 87,452 90,450 94,447 98,445 101,444 105,441 109,438 113,436 121,430 129,424 136,418 144,410 153,403 160,396 167,387 175,379 182,370 190,360 196,351 203,341 208,331 215,321 221,312 227,301 231,291 235,281 239,271 244,260 246,250 250,240 253,231 255,222 255,217 255,212 257,207 258,203 258,199 259,195 259,190 259,187 270,0">
            <text:p/>
          </draw:polyline>
          <draw:polyline draw:style-name="gr5" draw:text-style-name="P1" draw:layer="layout" svg:width="0.136cm" svg:height="0.105cm" draw:transform="rotate (1.5707963267949) translate (14.9850062553891cm 12.4905935926994cm)" svg:viewBox="0 0 137 106" draw:points="38,106 39,106 42,106 43,106 44,106 45,106 46,106 49,106 50,106 53,105 56,105 59,103 63,102 67,101 70,100 74,99 77,97 80,96 83,94 87,93 90,90 94,89 97,87 100,84 103,82 106,80 109,77 112,75 114,72 116,70 119,68 121,65 124,63 125,62 125,61 126,59 127,58 128,57 128,56 130,55 130,53 131,52 132,51 132,50 133,49 133,48 133,46 134,45 134,44 135,43 135,42 135,40 137,39 137,38 137,36 137,34 137,33 137,32 137,31 137,30 137,29 137,27 137,26 137,25 137,24 137,23 137,21 135,21 135,20 135,19 135,18 134,18 134,17 134,15 133,15 133,14 132,13 131,12 131,11 130,11 130,10 128,10 127,8 126,7 125,7 125,6 124,6 122,5 121,5 120,4 119,4 118,4 116,2 115,2 114,2 113,1 112,1 111,1 109,1 107,1 106,1 105,0 103,0 102,0 101,0 100,0 99,0 96,0 95,0 94,0 93,1 90,1 89,1 88,1 84,1 82,2 78,4 75,4 71,5 68,6 64,7 61,10 57,11 53,12 51,14 48,15 44,18 40,20 38,23 34,24 31,26 29,29 26,31 24,33 20,36 19,39 17,42 14,44 13,45 12,46 12,48 11,49 10,50 10,51 8,52 7,53 7,55 6,56 6,57 5,58 5,59 4,61 4,62 4,63 2,64 2,65 2,67 1,68 1,69 1,70 1,71 1,72 0,74 0,75 0,76 0,77 0,78 0,80 1,80 1,81 1,82 1,83 1,84 1,86 2,86 2,87 2,88 2,89 4,89 4,90 5,92 5,93 6,93 6,94 7,94 7,95 8,96 10,96 10,97 11,97 11,99 12,99 12,100 13,100 14,101 15,101 17,102 18,102 19,103 20,103 21,103 23,105 24,105 25,105 26,105 27,106 29,106 30,106 32,106 33,106 34,106 36,106 37,106 38,106">
            <text:p/>
          </draw:polyline>
          <draw:circle draw:style-name="gr7" draw:text-style-name="P1" draw:layer="layout" svg:width="0.337cm" svg:height="0.337cm" svg:x="9.562cm" svg:y="12.092cm" draw:kind="arc" draw:start-angle="181.22" draw:end-angle="196.5">
            <text:p/>
          </draw:circle>
          <draw:polyline draw:style-name="gr8" draw:text-style-name="P1" draw:layer="layout" svg:width="0.464cm" svg:height="0.535cm" draw:transform="skewX (-0.0026179938779915) rotate (1.43727863901733) translate (9.56187394973458cm 12.2576409014194cm)" svg:viewBox="0 0 465 536" draw:points="0,0 54,0 465,536">
            <text:p/>
          </draw:polyline>
          <draw:polyline draw:style-name="gr8" draw:text-style-name="P1" draw:layer="layout" svg:width="0.648cm" svg:height="0.368cm" draw:transform="skewX (0.00296705972839036) rotate (-0.0376991118430781) translate (9.58407525710278cm 11.8350538218812cm)" svg:viewBox="0 0 649 369" draw:points="0,369 32,369 78,361 649,0 617,1 572,10">
            <text:p/>
          </draw:polyline>
          <draw:ellipse draw:style-name="gr7" draw:text-style-name="P1" draw:layer="layout" svg:width="0.564cm" svg:height="0.565cm" svg:x="9.616cm" svg:y="11.788cm" draw:kind="arc" draw:start-angle="219.53" draw:end-angle="232.7">
            <text:p/>
          </draw:ellipse>
          <draw:line draw:style-name="gr8" draw:text-style-name="P1" draw:layer="layout" svg:x1="9.726cm" svg:y1="12.296cm" svg:x2="10.311cm" svg:y2="11.957cm">
            <text:p/>
          </draw:line>
          <draw:ellipse draw:style-name="gr7" draw:text-style-name="P1" draw:layer="layout" svg:width="0.504cm" svg:height="0.505cm" svg:x="9.83cm" svg:y="11.808cm" draw:kind="arc" draw:start-angle="24.26" draw:end-angle="38.28">
            <text:p/>
          </draw:ellipse>
          <draw:circle draw:style-name="gr7" draw:text-style-name="P1" draw:layer="layout" svg:width="0.564cm" svg:height="0.564cm" svg:x="9.779cm" svg:y="11.801cm" draw:kind="arc" draw:start-angle="39.19" draw:end-angle="52.36">
            <text:p/>
          </draw:circle>
          <draw:circle draw:style-name="gr7" draw:text-style-name="P1" draw:layer="layout" svg:width="0.503cm" svg:height="0.503cm" svg:x="9.625cm" svg:y="11.842cm" draw:kind="arc" draw:start-angle="204.62" draw:end-angle="218.66">
            <text:p/>
          </draw:circle>
          <draw:circle draw:style-name="gr7" draw:text-style-name="P1" draw:layer="layout" svg:width="0.529cm" svg:height="0.53cm" svg:x="9.719cm" svg:y="12.091cm" draw:kind="arc" draw:start-angle="166.72" draw:end-angle="178.97">
            <text:p/>
          </draw:circle>
          <draw:circle draw:style-name="gr7" draw:text-style-name="P1" draw:layer="layout" svg:width="0.337cm" svg:height="0.337cm" svg:x="9.719cm" svg:y="12.183cm" draw:kind="arc" draw:start-angle="180" draw:end-angle="196.89">
            <text:p/>
          </draw:circle>
          <draw:line draw:style-name="gr8" draw:text-style-name="P1" draw:layer="layout" svg:x1="9.726cm" svg:y1="12.401cm" svg:x2="10.311cm" svg:y2="12.062cm">
            <text:p/>
          </draw:line>
          <draw:circle draw:style-name="gr7" draw:text-style-name="P1" draw:layer="layout" svg:width="0.529cm" svg:height="0.53cm" svg:x="9.789cm" svg:y="11.735cm" draw:kind="arc" draw:start-angle="346.77" draw:end-angle="358.97">
            <text:p/>
          </draw:circle>
          <draw:ellipse draw:style-name="gr7" draw:text-style-name="P1" draw:layer="layout" svg:width="0.336cm" svg:height="0.337cm" svg:x="9.982cm" svg:y="11.836cm" draw:kind="arc" draw:start-angle="359.6" draw:end-angle="16.39">
            <text:p/>
          </draw:ellipse>
          <draw:polyline draw:style-name="gr8" draw:text-style-name="P1" draw:layer="layout" svg:width="0.077cm" svg:height="0.005cm" draw:transform="rotate (-2.9869564818631) translate (9.7259373291286cm 12.4002676393063cm)" svg:viewBox="0 0 78 6" draw:points="0,0 47,0 78,6">
            <text:p/>
          </draw:polyline>
          <draw:circle draw:style-name="gr7" draw:text-style-name="P1" draw:layer="layout" svg:width="0.514cm" svg:height="0.513cm" svg:x="9.546cm" svg:y="11.946cm" draw:kind="arc" draw:start-angle="204.42" draw:end-angle="216.71">
            <text:p/>
          </draw:circle>
          <draw:circle draw:style-name="gr7" draw:text-style-name="P1" draw:layer="layout" svg:width="0.585cm" svg:height="0.585cm" svg:x="9.534cm" svg:y="11.883cm" draw:kind="arc" draw:start-angle="220.88" draw:end-angle="232.29">
            <text:p/>
          </draw:circle>
          <draw:polyline draw:style-name="gr8" draw:text-style-name="P1" draw:layer="layout" svg:width="0.082cm" svg:height="0.107cm" draw:transform="rotate (-3.14159265358979) translate (9.70097903591923cm 12.3491621656761cm)" svg:viewBox="0 0 83 108" draw:points="50,107 51,107 52,108 53,108 55,108 56,108 57,108 58,108 59,108 61,108 62,108 63,108 64,108 65,108 67,108 67,107 68,107 69,107 70,106 71,106 72,105 74,105 74,103 75,103 75,102 76,102 76,101 77,101 77,100 78,99 78,97 80,96 80,95 81,94 81,93 81,92 82,90 82,89 82,88 82,87 82,86 82,84 83,84 83,83 83,82 83,81 83,78 83,77 83,76 83,75 83,74 83,72 82,71 82,70 82,69 82,67 81,64 81,62 80,59 80,56 78,53 77,51 76,49 75,45 74,43 72,40 70,37 69,34 68,32 65,30 64,27 62,25 61,23 58,20 56,18 55,17 52,14 51,13 49,11 48,11 46,10 45,10 45,8 44,7 43,7 42,6 40,6 39,5 38,5 37,4 36,4 34,2 33,2 32,2 31,1 30,1 29,1 27,1 26,0 25,0 24,0 23,0 21,0 20,0 19,0 18,0 18,1 17,1 15,1 14,1 13,2 12,2 11,4 10,4 10,5 8,5 8,6 7,6 6,7 5,8 5,10 4,11 4,12 2,12 2,13 2,14 1,14 1,15 1,17 0,18 0,19 0,20">
            <text:p/>
          </draw:polyline>
          <draw:polyline draw:style-name="gr8" draw:text-style-name="P1" draw:layer="layout" svg:width="0.158cm" svg:height="0.123cm" draw:transform="rotate (1.5707963267949) translate (9.57856455017803cm 12.3860056466653cm)" svg:viewBox="0 0 159 124" draw:points="44,124 45,124 46,124 50,124 52,124 56,122 58,122 62,121 64,121 68,120 71,120 74,119 77,118 81,116 83,115 87,114 90,113 93,112 96,111 99,108 102,107 105,106 108,103 111,102 114,100 116,97 119,96 122,94 125,92 127,89 130,88 132,86 134,83 137,81 139,78 141,76 143,74 145,71 146,69 149,67 150,64 151,63 151,62 152,59 153,58 153,57 155,56 155,55 156,53 156,52 157,51 157,50 157,49 158,48 158,46 158,45 158,44 159,43 159,42 159,40 159,39 159,38 159,37 159,36 159,34 159,33 159,32 159,31 159,30 159,29 159,27 159,26 158,25 158,24 158,23 157,21 157,20 157,19 156,19 156,18 156,17 155,17 155,15 153,14 153,13 152,13 151,12 150,11 149,10 147,8 146,8 146,7 145,7 144,6 143,6 143,5 141,5 140,5 139,4 138,4 137,2 135,2 134,2 133,1 132,1 130,1 128,0 126,0 124,0 122,0 120,0 118,0 116,0 114,0 112,0 109,0 107,0 106,0 103,0 101,1 99,1 96,1 94,2 92,2 89,4 87,4 84,5 82,5 80,6 77,7 72,8 70,10 68,11 65,12 63,13 61,14 59,15 57,17 55,18 52,19 50,20 48,21 45,23 44,25 42,26 39,27 37,29 33,32 32,33 30,36 29,37 26,39 25,40 23,43 21,44 19,45 18,48 17,49 15,51 14,52 12,55 11,57 10,58 8,61 8,62 7,64 6,65 5,68 5,69 4,71 2,72 2,75 1,76 1,78 1,80 1,81 0,82 0,83 0,84 0,86 0,87 0,88 0,89 0,90 0,92 0,93 0,94 0,95 0,96 0,97 1,97 1,99 1,100 1,101 2,101 2,102 2,103 4,105 4,106 5,106 5,107 6,108 6,109 7,109 7,111 8,111 8,112 10,112 10,113 11,113 11,114 12,114 13,115 14,115 14,116 15,116 17,118 18,118 18,119 19,119 20,119 21,120 23,120 24,120 25,121 26,121 29,121 30,122 32,122 34,122 36,124 38,124 40,124 42,124 44,124">
            <text:p/>
          </draw:polyline>
          <draw:ellipse draw:style-name="gr7" draw:text-style-name="P1" draw:layer="layout" svg:width="0.342cm" svg:height="0.343cm" svg:x="9.377cm" svg:y="12.188cm" draw:kind="arc" draw:start-angle="2.78" draw:end-angle="39.65">
            <text:p/>
          </draw:ellipse>
          <draw:polyline draw:style-name="gr8" draw:text-style-name="P1" draw:layer="layout" svg:width="0.055cm" svg:height="0.038cm" draw:transform="rotate (-1.5707963267949) translate (9.71880638821164cm 12.3515391644496cm)" svg:viewBox="0 0 56 39" draw:points="0,0 2,0 6,0 8,1 11,1 14,1 17,2 18,2 19,2 20,2 21,4 23,4 24,4 25,4 26,5 27,5 29,5 30,6 31,6 32,7 33,7 34,8 36,8 37,10 38,11 39,11 40,12 42,12 42,13 43,14 44,14 44,15 45,15 46,17 46,18 48,18 48,19 49,20 49,21 50,21 50,23 51,24 51,25 52,25 52,26 52,27 53,29 53,30 53,31 55,31 55,32 55,33 55,34 55,36 56,37 56,38 56,39">
            <text:p/>
          </draw:polyline>
          <draw:circle draw:style-name="gr7" draw:text-style-name="P1" draw:layer="layout" svg:width="0.343cm" svg:height="0.343cm" svg:x="9.562cm" svg:y="12.081cm" draw:kind="arc" draw:start-angle="182.78" draw:end-angle="219.65">
            <text:p/>
          </draw:circle>
          <draw:circle draw:style-name="gr7" draw:text-style-name="P1" draw:layer="layout" svg:width="0.202cm" svg:height="0.202cm" svg:x="9.585cm" svg:y="12.205cm" draw:kind="arc" draw:start-angle="213.5" draw:end-angle="266.63">
            <text:p/>
          </draw:circle>
          <draw:polyline draw:style-name="gr8" draw:text-style-name="P1" draw:layer="layout" svg:width="0.055cm" svg:height="0.038cm" draw:transform="rotate (1.5707963267949) translate (9.56192568803844cm 12.2612132110566cm)" svg:viewBox="0 0 56 39" draw:points="0,0 4,0 6,0 8,0 11,0 14,1 17,1 18,1 19,1 20,2 21,2 23,2 24,4 25,4 26,4 27,5 29,5 30,5 31,6 32,6 33,7 34,7 36,8 37,8 37,10 38,10 39,11 40,11 42,12 43,13 44,14 45,15 46,17 48,18 48,19 49,19 50,20 50,21 51,23 51,24 52,25 52,26 53,26 53,27 53,29 53,30 55,31 55,32 55,33 56,34 56,36 56,37 56,38 56,39">
            <text:p/>
          </draw:polyline>
          <draw:circle draw:style-name="gr7" draw:text-style-name="P1" draw:layer="layout" svg:width="0.202cm" svg:height="0.202cm" svg:x="9.495cm" svg:y="12.205cm" draw:kind="arc" draw:start-angle="33.5" draw:end-angle="86.63">
            <text:p/>
          </draw:circle>
          <draw:ellipse draw:style-name="gr7" draw:text-style-name="P1" draw:layer="layout" svg:width="0.176cm" svg:height="0.177cm" svg:x="10.304cm" svg:y="11.783cm" draw:kind="arc" draw:start-angle="2.32" draw:end-angle="56.09">
            <text:p/>
          </draw:ellipse>
          <draw:ellipse draw:style-name="gr7" draw:text-style-name="P1" draw:layer="layout" svg:width="0.337cm" svg:height="0.336cm" svg:x="12.517cm" svg:y="13.799cm" draw:kind="arc" draw:start-angle="180.41" draw:end-angle="196.89">
            <text:p/>
          </draw:ellipse>
          <draw:circle draw:style-name="gr7" draw:text-style-name="P1" draw:layer="layout" svg:width="0.53cm" svg:height="0.529cm" svg:x="12.517cm" svg:y="13.707cm" draw:kind="arc" draw:start-angle="166.77" draw:end-angle="179.23">
            <text:p/>
          </draw:circle>
          <draw:line draw:style-name="gr8" draw:text-style-name="P1" draw:layer="layout" svg:x1="12.525cm" svg:y1="13.911cm" svg:x2="13.111cm" svg:y2="13.573cm">
            <text:p/>
          </draw:line>
          <draw:ellipse draw:style-name="gr7" draw:text-style-name="P1" draw:layer="layout" svg:width="0.337cm" svg:height="0.336cm" svg:x="12.781cm" svg:y="13.453cm" draw:kind="arc" draw:start-angle="0" draw:end-angle="16.39">
            <text:p/>
          </draw:ellipse>
          <draw:ellipse draw:style-name="gr7" draw:text-style-name="P1" draw:layer="layout" svg:width="0.531cm" svg:height="0.53cm" svg:x="12.587cm" svg:y="13.352cm" draw:kind="arc" draw:start-angle="346.77" draw:end-angle="359.23">
            <text:p/>
          </draw:ellipse>
          <draw:line draw:style-name="gr8" draw:text-style-name="P1" draw:layer="layout" svg:x1="12.525cm" svg:y1="14.016cm" svg:x2="13.111cm" svg:y2="13.678cm">
            <text:p/>
          </draw:line>
          <draw:ellipse draw:style-name="gr7" draw:text-style-name="P1" draw:layer="layout" svg:width="0.564cm" svg:height="0.566cm" svg:x="12.414cm" svg:y="13.404cm" draw:kind="arc" draw:start-angle="219.53" draw:end-angle="232.55">
            <text:p/>
          </draw:ellipse>
          <draw:circle draw:style-name="gr7" draw:text-style-name="P1" draw:layer="layout" svg:width="0.503cm" svg:height="0.504cm" svg:x="12.423cm" svg:y="13.458cm" draw:kind="arc" draw:start-angle="204.38" draw:end-angle="218.66">
            <text:p/>
          </draw:circle>
          <draw:line draw:style-name="gr8" draw:text-style-name="P1" draw:layer="layout" svg:x1="12.446cm" svg:y1="13.814cm" svg:x2="13.032cm" svg:y2="13.476cm">
            <text:p/>
          </draw:line>
          <draw:circle draw:style-name="gr7" draw:text-style-name="P1" draw:layer="layout" svg:width="0.566cm" svg:height="0.565cm" svg:x="12.577cm" svg:y="13.417cm" draw:kind="arc" draw:start-angle="39.37" draw:end-angle="52.36">
            <text:p/>
          </draw:circle>
          <draw:circle draw:style-name="gr7" draw:text-style-name="P1" draw:layer="layout" svg:width="0.504cm" svg:height="0.504cm" svg:x="12.628cm" svg:y="13.424cm" draw:kind="arc" draw:start-angle="24.15" draw:end-angle="38.32">
            <text:p/>
          </draw:circle>
          <draw:polyline draw:style-name="gr8" draw:text-style-name="P1" draw:layer="layout" svg:width="0.65cm" svg:height="0.368cm" draw:transform="rotate (3.10406807467191) translate (13.0184606187366cm 13.8449459719885cm)" svg:viewBox="0 0 651 369" draw:points="0,369 32,369 78,359 651,0 619,0 573,10">
            <text:p/>
          </draw:polyline>
          <draw:line draw:style-name="gr8" draw:text-style-name="P1" draw:layer="layout" svg:x1="12.368cm" svg:y1="13.821cm" svg:x2="12.361cm" svg:y2="13.874cm">
            <text:p/>
          </draw:line>
          <draw:circle draw:style-name="gr7" draw:text-style-name="P1" draw:layer="layout" svg:width="0.337cm" svg:height="0.337cm" svg:x="12.36cm" svg:y="13.708cm" draw:kind="arc" draw:start-angle="181.22" draw:end-angle="196.89">
            <text:p/>
          </draw:circle>
          <draw:circle draw:style-name="gr7" draw:text-style-name="P1" draw:layer="layout" svg:width="0.514cm" svg:height="0.514cm" svg:x="12.344cm" svg:y="13.562cm" draw:kind="arc" draw:start-angle="204.42" draw:end-angle="216.71">
            <text:p/>
          </draw:circle>
          <draw:ellipse draw:style-name="gr7" draw:text-style-name="P1" draw:layer="layout" svg:width="0.585cm" svg:height="0.584cm" svg:x="12.332cm" svg:y="13.499cm" draw:kind="arc" draw:start-angle="221.21" draw:end-angle="232.43">
            <text:p/>
          </draw:ellipse>
          <draw:polyline draw:style-name="gr8" draw:text-style-name="P1" draw:layer="layout" svg:width="0.077cm" svg:height="0.006cm" draw:transform="rotate (0.179768912955416) translate (12.4463912889501cm 14.0225693022205cm)" svg:viewBox="0 0 78 7" draw:points="0,0 31,7 78,7">
            <text:p/>
          </draw:polyline>
          <draw:circle draw:style-name="gr7" draw:text-style-name="P1" draw:layer="layout" svg:width="0.049cm" svg:height="0.05cm" svg:x="12.416cm" svg:y="13.856cm" draw:kind="arc" draw:start-angle="67.17" draw:end-angle="194.04">
            <text:p/>
          </draw:circle>
          <draw:polyline draw:style-name="gr8" draw:text-style-name="P1" draw:layer="layout" svg:width="0.077cm" svg:height="0.082cm" draw:transform="rotate (-1.5707963267949) translate (12.4998733458274cm 13.8870803721309cm)" svg:viewBox="0 0 78 83" draw:points="58,0 59,0 61,0 61,1 62,1 63,1 64,2 65,2 67,2 68,4 69,4 69,5 70,5 70,6 71,6 71,7 72,7 72,8 74,8 74,10 75,10 75,11 75,12 76,12 76,13 76,14 77,14 77,15 77,17 77,18 77,19 78,20 78,21 78,23 78,24 77,25 77,26 77,27 77,29 77,30 76,31 76,32 76,33 75,34 75,36 75,37 74,38 74,39 72,40 71,42 71,43 70,44 69,45 69,46 68,48 67,49 65,50 64,52 62,55 59,56 58,58 56,61 53,62 51,64 49,65 46,68 44,69 40,70 38,72 36,74 33,75 30,76 27,77 25,78 21,78 19,80 17,81 14,81 11,82 8,82 7,82 6,82 5,82 4,82 2,83 1,83 0,83">
            <text:p/>
          </draw:polyline>
          <draw:polyline draw:style-name="gr8" draw:text-style-name="P1" draw:layer="layout" svg:width="0.159cm" svg:height="0.123cm" draw:transform="rotate (1.5707963267949) translate (12.3774588600862cm 14.0023648126457cm)" svg:viewBox="0 0 160 124" draw:points="115,0 118,0 120,0 121,0 124,0 126,0 127,1 130,1 132,1 133,2 134,2 137,2 138,4 139,4 140,4 140,5 141,5 143,5 143,6 144,6 145,7 146,7 147,8 149,10 150,10 150,11 151,11 151,12 152,12 152,13 153,13 153,14 155,15 155,17 156,17 156,18 157,19 157,20 158,21 158,23 158,24 159,25 159,26 159,27 159,29 159,30 159,31 160,32 160,33 160,34 160,36 160,37 159,37 159,38 159,39 159,40 159,42 159,43 159,44 158,45 158,46 158,49 157,50 156,52 156,53 155,56 153,57 153,59 152,62 151,63 150,65 149,67 147,69 146,70 145,72 143,74 141,76 140,77 139,80 137,81 135,82 133,84 132,86 130,88 128,89 126,92 122,94 120,95 118,97 116,99 114,100 112,101 109,103 107,105 106,106 103,107 101,108 99,109 96,111 94,112 92,113 89,114 87,114 82,116 80,118 77,118 75,119 72,119 70,120 68,120 65,121 63,121 62,122 59,122 57,122 55,124 52,124 50,124 48,124 46,124 44,124 42,124 39,124 38,124 36,124 33,122 32,122 30,122 29,122 26,121 25,121 24,120 23,120 21,120 20,119 19,119 18,118 17,118 15,116 14,116 14,115 13,115 12,114 11,113 10,113 10,112 8,111 7,111 7,109 6,109 6,108 5,107 5,106 4,106 4,105 4,103 2,103 2,102 2,101 1,100 1,99 1,97 1,96 0,95 0,94 0,93 0,92 0,90 0,89 0,88 0,87 0,86 0,84 0,83 1,82 1,81 1,80 1,78 1,77 2,76 2,75 2,74 4,72 4,71 5,70 5,69 5,68 6,67 6,65 7,64 7,63 8,62 10,61 10,59 12,57 13,55 15,52 17,50 19,48 21,45 23,43 25,40 27,38 30,36 32,33 36,31 38,30 40,27 43,25 46,24 49,21 52,19 55,18 58,17 61,14 64,13 67,12 70,11 72,8 76,7 80,6 82,6 86,5 89,4 92,2 95,2 97,1 101,1 105,0 107,0 111,0 113,0 114,0 115,0">
            <text:p/>
          </draw:polyline>
          <draw:polyline draw:style-name="gr8" draw:text-style-name="P1" draw:layer="layout" svg:width="0.038cm" svg:height="0.055cm" draw:transform="rotate (-3.14159265358979) translate (12.4000401729899cm 13.8775723770369cm)" svg:viewBox="0 0 39 56" draw:points="0,56 1,56 2,56 4,56 5,56 6,55 7,55 8,55 10,55 11,53 12,53 13,52 14,52 15,52 17,51 18,50 19,50 20,49 21,48 23,48 23,46 24,45 25,45 25,44 26,43 27,43 27,42 29,40 29,39 30,39 30,38 31,37 31,36 32,34 32,33 33,32 33,31 34,31 34,30 34,29 36,27 36,26 36,25 37,24 37,21 37,20 37,19 38,18 38,17 38,14 39,12 39,8 39,6 39,4 39,0">
            <text:p/>
          </draw:polyline>
          <draw:ellipse draw:style-name="gr7" draw:text-style-name="P1" draw:layer="layout" svg:width="0.343cm" svg:height="0.342cm" svg:x="12.36cm" svg:y="13.698cm" draw:kind="arc" draw:start-angle="182.78" draw:end-angle="219.65">
            <text:p/>
          </draw:ellipse>
          <draw:polyline draw:style-name="gr8" draw:text-style-name="P1" draw:layer="layout" svg:width="0.038cm" svg:height="0.055cm" svg:x="12.478cm" svg:y="13.968cm" svg:viewBox="0 0 39 56" draw:points="0,56 1,56 2,55 4,55 5,55 6,55 7,55 8,53 10,53 11,52 12,52 13,52 14,51 15,51 17,50 18,50 19,49 20,48 21,48 21,46 23,45 24,45 24,44 25,43 26,43 26,42 27,40 29,39 30,38 30,37 31,36 31,34 32,34 32,33 32,32 33,31 33,30 34,29 34,27 34,26 36,25 36,24 36,23 37,21 37,20 37,19 37,18 38,17 38,13 38,11 39,8 39,5 39,2 39,0">
            <text:p/>
          </draw:polyline>
          <draw:circle draw:style-name="gr7" draw:text-style-name="P1" draw:layer="layout" svg:width="0.202cm" svg:height="0.202cm" svg:x="12.383cm" svg:y="13.821cm" draw:kind="arc" draw:start-angle="213.5" draw:end-angle="266.63">
            <text:p/>
          </draw:circle>
          <draw:circle draw:style-name="gr7" draw:text-style-name="P1" draw:layer="layout" svg:width="0.342cm" svg:height="0.342cm" svg:x="12.175cm" svg:y="13.805cm" draw:kind="arc" draw:start-angle="2.78" draw:end-angle="39.65">
            <text:p/>
          </draw:circle>
          <draw:circle draw:style-name="gr7" draw:text-style-name="P1" draw:layer="layout" svg:width="0.202cm" svg:height="0.202cm" svg:x="12.293cm" svg:y="13.821cm" draw:kind="arc" draw:start-angle="33.5" draw:end-angle="86.63">
            <text:p/>
          </draw:circle>
          <draw:circle draw:style-name="gr7" draw:text-style-name="P1" draw:layer="layout" svg:width="0.177cm" svg:height="0.178cm" svg:x="13.102cm" svg:y="13.399cm" draw:kind="arc" draw:start-angle="2.32" draw:end-angle="56.52">
            <text:p/>
          </draw:circle>
          <draw:polyline draw:style-name="gr8" draw:text-style-name="P1" draw:layer="layout" svg:width="0.095cm" svg:height="0.05cm" draw:transform="skewX (-0.0125663706143593) rotate (2.24047916078512) translate (9.83520244958238cm 15.4854485372296cm)" svg:viewBox="0 0 96 51" draw:points="96,25 79,50 31,51 0,26 18,0 65,0 96,25">
            <text:p/>
          </draw:polyline>
          <draw:polyline draw:style-name="gr8" draw:text-style-name="P1" draw:layer="layout" svg:width="0.037cm" svg:height="0.005cm" draw:transform="skewX (0.0312413936106984) rotate (2.28481052378578) translate (9.85548275578677cm 15.4356950730665cm)" svg:viewBox="0 0 38 6" draw:points="0,0 32,1 38,6">
            <text:p/>
          </draw:polyline>
          <draw:line draw:style-name="gr8" draw:text-style-name="P1" draw:layer="layout" svg:x1="9.795cm" svg:y1="15.435cm" svg:x2="9.835cm" svg:y2="15.411cm">
            <text:p/>
          </draw:line>
          <draw:line draw:style-name="gr8" draw:text-style-name="P1" draw:layer="layout" svg:x1="9.825cm" svg:y1="15.472cm" svg:x2="9.856cm" svg:y2="15.455cm">
            <text:p/>
          </draw:line>
          <draw:line draw:style-name="gr8" draw:text-style-name="P1" draw:layer="layout" svg:x1="10.119cm" svg:y1="15.215cm" svg:x2="10.111cm" svg:y2="15.21cm">
            <text:p/>
          </draw:line>
          <draw:circle draw:style-name="gr7" draw:text-style-name="P1" draw:layer="layout" svg:width="0.177cm" svg:height="0.177cm" svg:x="9.983cm" svg:y="15.2cm" draw:kind="arc" draw:start-angle="2.29" draw:end-angle="56.52">
            <text:p/>
          </draw:circle>
          <draw:polyline draw:style-name="gr8" draw:text-style-name="P1" draw:layer="layout" svg:width="0.049cm" svg:height="0.118cm" svg:x="10.11cm" svg:y="15.21cm" svg:viewBox="0 0 50 119" draw:points="0,0 1,0 2,1 4,1 5,2 6,4 7,4 8,5 10,6 12,7 14,10 17,12 19,14 20,17 23,19 25,21 27,25 30,27 32,31 33,33 36,37 37,40 39,43 40,46 42,50 43,53 44,56 45,59 46,63 48,67 48,69 49,72 49,75 50,76 50,78 50,80 50,81 50,82 50,83 50,84 50,86 50,88 50,89 50,90 50,92 50,93 50,94 50,95 49,96 49,97 49,99 49,100 48,101 48,102 48,103 48,105 46,106 46,107 45,107 45,108 45,109 44,109 44,111 43,112 43,113 42,113 42,114 40,114 40,115 39,115 39,116 38,116 37,118 36,118 36,119">
            <text:p/>
          </draw:polyline>
          <draw:circle draw:style-name="gr7" draw:text-style-name="P1" draw:layer="layout" svg:width="0.072cm" svg:height="0.071cm" svg:x="10.054cm" svg:y="15.203cm" draw:kind="arc" draw:start-angle="54.69" draw:end-angle="115.71">
            <text:p/>
          </draw:circle>
          <draw:polyline draw:style-name="gr8" draw:text-style-name="P1" draw:layer="layout" svg:width="0.059cm" svg:height="0.079cm" draw:transform="skewX (0.0125663706143592) rotate (0.0830776723949301) translate (6.99313811374799cm 13.777974691487cm)" svg:viewBox="0 0 60 80" draw:points="60,40 33,0 3,0 0,40 27,79 57,80 60,40">
            <text:p/>
          </draw:polyline>
          <draw:polyline draw:style-name="gr8" draw:text-style-name="P1" draw:layer="layout" svg:width="0.031cm" svg:height="0.018cm" draw:transform="rotate (-1.5707963267949) translate (7.05539995572582cm 13.7884349230307cm)" svg:viewBox="0 0 32 19" draw:points="0,19 7,19 32,0">
            <text:p/>
          </draw:polyline>
          <draw:line draw:style-name="gr8" draw:text-style-name="P1" draw:layer="layout" svg:x1="7.026cm" svg:y1="13.855cm" svg:x2="7.056cm" svg:y2="13.838cm">
            <text:p/>
          </draw:line>
          <draw:line draw:style-name="gr8" draw:text-style-name="P1" draw:layer="layout" svg:x1="6.996cm" svg:y1="13.819cm" svg:x2="7.036cm" svg:y2="13.796cm">
            <text:p/>
          </draw:line>
          <draw:line draw:style-name="gr8" draw:text-style-name="P1" draw:layer="layout" svg:x1="7.32cm" svg:y1="13.6cm" svg:x2="7.312cm" svg:y2="13.594cm">
            <text:p/>
          </draw:line>
          <draw:ellipse draw:style-name="gr7" draw:text-style-name="P1" draw:layer="layout" svg:width="0.177cm" svg:height="0.176cm" svg:x="7.184cm" svg:y="13.585cm" draw:kind="arc" draw:start-angle="3.05" draw:end-angle="56.52">
            <text:p/>
          </draw:ellipse>
          <draw:circle draw:style-name="gr7" draw:text-style-name="P1" draw:layer="layout" svg:width="0.071cm" svg:height="0.071cm" svg:x="7.254cm" svg:y="13.586cm" draw:kind="arc" draw:start-angle="53.13" draw:end-angle="113.96">
            <text:p/>
          </draw:circle>
          <draw:polyline draw:style-name="gr8" draw:text-style-name="P1" draw:layer="layout" svg:width="0.118cm" svg:height="0.049cm" draw:transform="rotate (1.5707963267949) translate (7.31092533858367cm 13.7123709622786cm)" svg:viewBox="0 0 119 50" draw:points="0,36 1,36 1,37 2,38 2,39 4,39 4,40 5,40 5,42 6,42 6,43 7,43 8,44 10,44 10,45 11,45 12,46 13,46 14,46 15,48 17,48 18,48 19,49 20,49 21,49 23,49 24,49 25,50 26,50 27,50 29,50 30,50 31,50 32,50 33,50 34,50 37,50 38,50 39,50 40,50 42,49 44,49 46,49 50,48 52,48 56,46 59,45 62,44 65,43 69,42 72,40 75,39 78,37 82,36 84,33 88,31 90,30 94,27 96,25 100,23 102,20 105,18 107,15 109,13 111,11 113,10 114,8 114,7 115,6 116,5 116,4 118,2 119,1 119,0">
            <text:p/>
          </draw:polyline>
          <draw:circle draw:style-name="gr7" draw:text-style-name="P1" draw:layer="layout" svg:width="0.514cm" svg:height="0.514cm" svg:x="7.592cm" svg:y="15.154cm" draw:kind="arc" draw:start-angle="261.8" draw:end-angle="275.82">
            <text:p/>
          </draw:circle>
          <draw:circle draw:style-name="gr7" draw:text-style-name="P1" draw:layer="layout" svg:width="0.577cm" svg:height="0.577cm" svg:x="7.57cm" svg:y="15.093cm" draw:kind="arc" draw:start-angle="247.76" draw:end-angle="260.77">
            <text:p/>
          </draw:circle>
          <draw:polyline draw:style-name="gr8" draw:text-style-name="P1" draw:layer="layout" svg:width="0.102cm" svg:height="0.125cm" draw:transform="rotate (1.5707963267949) translate (7.74828971482409cm 15.6674524534828cm)" svg:viewBox="0 0 103 126" draw:points="19,0 103,0 84,126 0,126">
            <text:p/>
          </draw:polyline>
          <draw:line draw:style-name="gr8" draw:text-style-name="P1" draw:layer="layout" svg:x1="7.807cm" svg:y1="15.438cm" svg:x2="7.933cm" svg:y2="15.457cm">
            <text:p/>
          </draw:line>
          <draw:polyline draw:style-name="gr8" draw:text-style-name="P1" draw:layer="layout" svg:width="0.156cm" svg:height="0.033cm" draw:transform="rotate (1.5707963267949) translate (7.93250568851231cm 15.6139699810791cm)" svg:viewBox="0 0 157 34" draw:points="0,34 83,34 157,0">
            <text:p/>
          </draw:polyline>
          <draw:polyline draw:style-name="gr8" draw:text-style-name="P1" draw:layer="layout" svg:width="0.147cm" svg:height="0.071cm" draw:transform="rotate (0.527263967027487) translate (7.67874957113091cm 15.5124694319858cm)" svg:viewBox="0 0 148 72" draw:points="0,72 42,0 148,0">
            <text:p/>
          </draw:polyline>
          <draw:ellipse draw:style-name="gr7" draw:text-style-name="P1" draw:layer="layout" svg:width="0.555cm" svg:height="0.554cm" svg:x="7.5cm" svg:y="15.135cm" draw:kind="arc" draw:start-angle="301.51" draw:end-angle="313.26">
            <text:p/>
          </draw:ellipse>
          <draw:circle draw:style-name="gr7" draw:text-style-name="P1" draw:layer="layout" svg:width="0.343cm" svg:height="0.343cm" svg:x="7.663cm" svg:y="15.329cm" draw:kind="arc" draw:start-angle="283.56" draw:end-angle="300.09">
            <text:p/>
          </draw:circle>
          <draw:line draw:style-name="gr8" draw:text-style-name="P1" draw:layer="layout" svg:x1="7.967cm" svg:y1="15.531cm" svg:x2="7.874cm" svg:y2="15.583cm">
            <text:p/>
          </draw:line>
          <draw:polyline draw:style-name="gr8" draw:text-style-name="P1" draw:layer="layout" svg:width="0.08cm" svg:height="0.009cm" draw:transform="skewX (0.027401669256311) rotate (-1.02520640262147) translate (7.71501199054493cm 15.5747495013163cm)" svg:viewBox="0 0 81 10" draw:points="0,0 47,9 81,10">
            <text:p/>
          </draw:polyline>
          <draw:line draw:style-name="gr8" draw:text-style-name="P1" draw:layer="layout" svg:x1="7.748cm" svg:y1="15.564cm" svg:x2="7.715cm" svg:y2="15.492cm">
            <text:p/>
          </draw:line>
          <draw:line draw:style-name="gr8" draw:text-style-name="P1" draw:layer="layout" svg:x1="7.922cm" svg:y1="15.648cm" svg:x2="7.921cm" svg:y2="15.649cm">
            <text:p/>
          </draw:line>
          <draw:polyline draw:style-name="gr8" draw:text-style-name="P1" draw:layer="layout" svg:width="0.068cm" svg:height="0.118cm" draw:transform="rotate (1.5707963267949) translate (7.78156743910326cm 15.5450370166475cm)" svg:viewBox="0 0 69 119" draw:points="10,17 11,17 11,15 12,14 12,13 13,13 13,12 14,11 15,11 15,10 17,8 18,7 18,6 19,6 20,5 21,4 23,4 23,2 24,2 25,2 26,1 27,1 29,1 29,0 30,0 31,0 32,0 33,0 34,0 36,0 37,0 38,0 39,0 40,0 40,1 42,1 43,1 44,2 45,2 46,4 48,4 48,5 49,5 50,6 51,7 51,8 52,8 53,10 53,11 55,11 55,12 56,13 57,14 57,15 58,17 59,18 59,19 61,20 61,21 61,23 62,23 62,24 63,25 63,27 64,30 65,33 65,36 67,38 67,42 68,44 68,46 68,50 69,53 69,56 69,59 69,62 69,65 68,68 68,71 68,74 67,77 67,80 65,83 65,86 64,88 63,90 63,93 62,94 62,95 61,96 61,97 61,99 59,99 59,100 58,101 58,102 57,103 56,105 56,106 55,106 55,107 53,108 52,109 51,111 50,112 49,113 48,114 46,114 46,115 45,115 44,115 44,116 43,116 42,116 42,118 40,118 39,118 38,118 37,118 37,119 36,119 34,119 33,119 32,119 32,118 31,118 30,118 29,118 27,118 27,116 26,116 25,116 24,115 23,115 23,114 21,114 20,114 20,113 19,112 18,112 18,111 17,111 17,109 15,108 14,107 13,106 12,105 12,103 11,103 11,102 10,101 10,100 10,99 8,99 8,97 7,96 7,95 6,94 6,93 5,90 5,88 4,86 2,83 2,80 1,77 1,74 1,71 0,68 0,65 0,62 0,59 0,56 0,53 0,50 1,46 1,44 1,42 2,38 2,36 4,33 5,30 5,27 6,25 6,24 7,23 8,21 8,20 10,19 10,18 10,17">
            <text:p/>
          </draw:polyline>
          <draw:line draw:style-name="gr8" draw:text-style-name="P1" draw:layer="layout" svg:x1="10.531cm" svg:y1="17.236cm" svg:x2="10.514cm" svg:y2="17.191cm">
            <text:p/>
          </draw:line>
          <draw:circle draw:style-name="gr7" draw:text-style-name="P1" draw:layer="layout" svg:width="0.268cm" svg:height="0.268cm" svg:x="10.519cm" svg:y="17.048cm" draw:kind="arc" draw:start-angle="204.27" draw:end-angle="218.5">
            <text:p/>
          </draw:circle>
          <draw:polyline draw:style-name="gr8" draw:text-style-name="P1" draw:layer="layout" svg:width="0.157cm" svg:height="0.032cm" draw:transform="rotate (1.5707963267949) translate (10.5139063004531cm 17.2647956292752cm)" svg:viewBox="0 0 158 33" draw:points="0,33 84,33 158,0 74,0">
            <text:p/>
          </draw:polyline>
          <draw:polyline draw:style-name="gr8" draw:text-style-name="P1" draw:layer="layout" svg:width="0.226cm" svg:height="0.107cm" draw:transform="rotate (2.0010199874115) translate (10.7000069039815cm 17.2605514408995cm)" svg:viewBox="0 0 227 108" draw:points="0,72 77,108 156,108 227,0">
            <text:p/>
          </draw:polyline>
          <draw:circle draw:style-name="gr7" draw:text-style-name="P1" draw:layer="layout" svg:width="0.344cm" svg:height="0.344cm" svg:x="10.462cm" svg:y="16.945cm" draw:kind="arc" draw:start-angle="283.56" draw:end-angle="300.28">
            <text:p/>
          </draw:circle>
          <draw:ellipse draw:style-name="gr7" draw:text-style-name="P1" draw:layer="layout" svg:width="0.54cm" svg:height="0.541cm" svg:x="10.311cm" svg:y="16.763cm" draw:kind="arc" draw:start-angle="300.96" draw:end-angle="313.22">
            <text:p/>
          </draw:ellipse>
          <draw:polyline draw:style-name="gr8" draw:text-style-name="P1" draw:layer="layout" svg:width="0.148cm" svg:height="0.073cm" draw:transform="skewX (-0.00733038285837617) rotate (0.516442925665122) translate (10.6360967014216cm 17.2196350780756cm)" svg:viewBox="0 0 149 74" draw:points="0,74 42,1 149,0">
            <text:p/>
          </draw:polyline>
          <draw:line draw:style-name="gr8" draw:text-style-name="P1" draw:layer="layout" svg:x1="10.606cm" svg:y1="17.054cm" svg:x2="10.514cm" svg:y2="17.106cm">
            <text:p/>
          </draw:line>
          <draw:ellipse draw:style-name="gr7" draw:text-style-name="P1" draw:layer="layout" svg:width="0.583cm" svg:height="0.582cm" svg:x="10.367cm" svg:y="16.704cm" draw:kind="arc" draw:start-angle="247.72" draw:end-angle="260.38">
            <text:p/>
          </draw:ellipse>
          <draw:ellipse draw:style-name="gr7" draw:text-style-name="P1" draw:layer="layout" svg:width="0.513cm" svg:height="0.515cm" svg:x="10.391cm" svg:y="16.77cm" draw:kind="arc" draw:start-angle="261.8" draw:end-angle="275.82">
            <text:p/>
          </draw:ellipse>
          <draw:line draw:style-name="gr8" draw:text-style-name="P1" draw:layer="layout" svg:x1="10.547cm" svg:y1="17.18cm" svg:x2="10.673cm" svg:y2="17.199cm">
            <text:p/>
          </draw:line>
          <draw:line draw:style-name="gr8" draw:text-style-name="P1" draw:layer="layout" svg:x1="10.609cm" svg:y1="17.283cm" svg:x2="10.61cm" svg:y2="17.283cm">
            <text:p/>
          </draw:line>
          <draw:polyline draw:style-name="gr8" draw:text-style-name="P1" draw:layer="layout" svg:width="0.068cm" svg:height="0.118cm" draw:transform="rotate (-1.5707963267949) translate (10.6993107642941cm 17.0924632181964cm)" svg:viewBox="0 0 69 119" draw:points="58,101 59,101 59,100 61,99 61,97 61,96 62,95 62,94 63,93 63,90 64,88 65,86 65,83 67,81 67,77 68,75 68,71 68,69 69,65 69,63 69,59 69,57 69,53 68,50 68,48 68,44 67,42 67,39 65,36 65,33 64,31 63,29 63,26 62,25 62,24 61,23 61,21 61,20 59,19 58,18 58,17 57,15 56,14 56,13 55,12 53,11 53,10 52,10 52,8 51,7 50,7 50,6 49,6 48,5 46,4 45,4 44,2 43,2 42,1 40,1 39,1 38,1 38,0 37,0 36,0 34,0 33,0 32,0 31,0 31,1 30,1 29,1 27,1 26,2 25,2 24,2 24,4 23,4 21,5 20,5 20,6 19,6 19,7 18,7 17,8 17,10 15,10 15,11 14,12 13,12 13,13 12,14 12,15 11,15 11,17 11,18 10,19 8,20 8,21 7,23 7,24 7,25 6,26 5,29 5,31 4,33 2,36 2,39 1,42 1,44 1,48 0,50 0,53 0,57 0,59 0,63 0,65 0,69 1,71 1,75 1,77 2,81 2,83 4,86 5,88 5,90 6,93 7,94 7,95 7,96 8,97 8,99 10,100 10,101 11,101 11,102 11,103 12,105 12,106 13,106 13,107 14,108 15,108 15,109 17,111 18,112 19,112 19,113 20,114 21,114 23,115 24,116 25,116 26,116 26,118 27,118 29,118 29,119 30,119 31,119 32,119 33,119 34,119 36,119 37,119 38,119 39,119 40,118 42,118 43,118 43,116 44,116 45,116 45,115 46,115 48,114 49,114 50,113 50,112 51,112 52,111 53,109 53,108 55,108 55,107 56,106 57,105 57,103 58,102 58,101">
            <text:p/>
          </draw:polyline>
          <draw:polyline draw:style-name="gr8" draw:text-style-name="P1" draw:layer="layout" svg:width="0.232cm" svg:height="0.19cm" draw:transform="skewX (0.0102974425867666) rotate (-0.460592389601304) translate (10.6063448496011cm 15.8719250177028cm)" svg:viewBox="0 0 233 191" draw:points="0,191 3,191 6,190 10,191 12,191 16,191 20,190 22,190 27,191 34,190 41,189 49,188 56,186 64,184 72,181 79,179 88,176 96,173 104,171 111,167 120,163 127,159 136,155 143,150 150,145 156,141 163,136 170,131 177,125 182,121 188,116 193,110 198,105 199,102 202,99 204,97 206,95 209,92 210,89 212,86 214,84 216,82 217,79 218,77 219,73 222,71 223,67 224,65 224,63 226,61 227,57 228,54 230,52 230,49 231,46 231,44 232,40 232,38 233,36 233,35 233,33 233,32 233,30 233,29 233,28 233,27 233,25 233,24 233,22 233,21 233,20 232,18 232,16 232,15 232,14 231,13 230,12 231,10 230,9 230,8 229,7 229,6 228,5 228,4 228,2 228,1 227,0">
            <text:p/>
          </draw:polyline>
          <draw:ellipse draw:style-name="gr7" draw:text-style-name="P1" draw:layer="layout" svg:width="0.172cm" svg:height="0.17cm" svg:x="10.47cm" svg:y="15.879cm" draw:kind="arc" draw:start-angle="186.34" draw:end-angle="245.56">
            <text:p/>
          </draw:ellipse>
          <draw:polyline draw:style-name="gr8" draw:text-style-name="P1" draw:layer="layout" svg:width="0.315cm" svg:height="0.231cm" draw:transform="rotate (2.6778586713349) translate (10.7290018585586cm 16.1286011582855cm)" svg:viewBox="0 0 316 232" draw:points="234,1 237,1 240,1 244,2 247,2 250,3 252,3 256,4 258,4 261,5 263,5 266,6 269,7 273,9 274,9 277,10 280,12 283,13 285,14 285,15 287,16 289,16 289,18 291,18 291,19 293,20 293,21 295,21 296,22 296,23 298,24 298,25 300,26 300,27 301,28 301,29 303,29 303,30 304,31 305,32 306,35 307,35 308,36 308,37 309,38 309,39 310,40 310,41 311,43 311,44 312,45 313,46 312,47 313,48 313,49 314,50 315,53 314,54 315,55 315,56 316,57 315,59 316,60 315,62 316,63 316,64 316,65 316,66 316,68 316,69 316,71 316,72 316,73 315,75 316,76 316,79 315,82 314,83 313,87 313,89 312,92 311,96 309,98 309,100 308,104 307,106 306,109 304,111 303,114 301,116 299,120 298,122 296,124 294,126 292,130 291,132 289,134 286,137 284,141 283,143 280,146 275,151 269,156 264,162 259,167 252,172 245,176 240,182 232,187 224,191 217,196 210,199 201,204 194,207 186,212 178,214 170,218 162,221 154,222 146,225 138,227 130,229 123,230 115,231 108,232 105,232 102,232 97,232 95,232 91,232 88,232 84,232 81,232 79,232 76,232 73,231 70,231 66,230 63,230 60,229 58,229 55,228 52,226 49,226 46,225 44,224 41,223 39,221 36,221 34,220 31,218 30,217 29,217 28,216 27,215 26,214 24,214 24,213 22,212 22,211 20,210 20,209 18,209 18,208 17,207 15,206 15,205 14,204 14,203 12,201 11,200 11,199 10,198 10,197 9,196 9,195 7,195 6,193 6,192 5,191 5,190 5,189 5,188 4,187 4,186 3,183 2,182 2,181 2,180 2,179 1,178 1,176 1,175 1,174 0,173 1,171 0,170 1,169 0,167 1,166 0,165 1,163 0,162 1,161 0,159 1,158 0,157 1,154 1,151 2,148 2,145 4,143 4,140 5,137 6,134 7,132 9,129 9,127 10,124 12,122 14,118 15,116 16,113 18,111 20,108 21,105 23,103 25,100 28,98 29,95 31,92 34,89 36,87 41,82 46,77 52,71 57,66 64,61 70,55 77,51 84,46 91,41 98,37 107,33 114,28 123,25 130,21 138,18 146,15 155,12 162,10 170,8 178,5 185,4 193,3 200,2 208,1 212,1 214,1 218,0 222,1 225,1 227,1 231,0 234,1">
            <text:p/>
          </draw:polyline>
          <draw:polyline draw:style-name="gr8" draw:text-style-name="P1" draw:layer="layout" svg:width="0.035cm" svg:height="0.151cm" draw:transform="rotate (1.5707963267949) translate (10.5638228868718cm 15.9633888007836cm)" svg:viewBox="0 0 36 152" draw:points="0,0 1,0 2,0 2,1 4,1 5,1 5,2 6,2 7,4 8,4 10,5 11,6 11,7 12,7 13,8 14,10 15,11 17,12 18,13 18,14 19,15 20,18 21,19 23,21 24,23 24,24 25,25 25,26 26,27 26,29 27,31 27,32 29,34 30,38 31,42 32,45 33,49 33,52 34,56 34,59 36,64 36,68 36,71 36,76 36,80 36,84 36,88 34,92 34,95 33,100 33,103 32,107 31,111 30,114 29,116 27,120 27,121 26,122 26,125 25,126 25,127 24,128 24,130 23,131 21,133 20,134 19,137 18,138 18,139 17,139 17,140 15,141 14,141 14,143 13,143 13,144 12,145 11,145 11,146 10,146 10,147 8,147 7,149 6,150 5,150 4,151 2,151 1,152 0,152">
            <text:p/>
          </draw:polyline>
          <draw:polyline draw:style-name="gr8" draw:text-style-name="P1" draw:layer="layout" svg:width="0.155cm" svg:height="0.089cm" svg:x="10.561cm" svg:y="15.909cm" svg:viewBox="0 0 156 90" draw:points="24,77 25,77 26,78 27,80 29,80 30,81 31,81 33,82 34,82 37,83 40,84 44,86 48,87 51,87 55,88 58,89 62,89 67,89 70,90 74,90 78,90 82,90 87,90 90,89 94,89 97,89 102,88 106,87 109,87 113,86 116,84 119,83 122,82 124,82 125,81 127,81 128,80 130,80 131,78 132,77 133,77 134,76 135,76 137,75 138,74 139,74 140,72 141,71 143,71 144,70 144,69 145,68 146,67 147,67 149,65 149,64 150,63 151,62 151,61 152,59 152,58 153,58 153,57 153,56 155,56 155,55 155,53 155,52 156,51 156,50 156,49 156,48 156,46 156,45 156,44 156,43 156,42 156,40 156,39 155,38 155,37 155,36 155,34 153,34 153,33 152,32 152,31 151,30 151,29 150,27 149,26 149,25 147,25 146,24 145,23 144,21 144,20 143,20 141,19 140,18 139,18 138,17 137,15 135,15 134,14 133,13 132,13 131,12 130,12 128,11 127,11 125,10 124,8 122,8 119,7 116,6 113,5 109,4 106,4 102,2 97,2 94,1 90,1 87,1 82,0 78,0 74,0 70,1 67,1 62,1 58,2 55,2 51,4 48,4 44,5 40,6 37,7 34,8 33,8 31,10 30,11 29,11 27,12 26,12 25,13 24,13 23,14 21,15 20,15 19,17 18,18 17,18 15,19 14,20 13,20 12,21 11,23 11,24 10,25 8,25 7,26 7,27 6,29 6,30 5,30 5,31 4,32 4,33 2,34 2,36 2,37 1,37 1,38 1,39 1,40 1,42 1,43 0,44 0,45 0,46 0,48 1,48 1,49 1,50 1,51 1,52 1,53 2,53 2,55 2,56 4,57 4,58 4,59 5,59 5,61 6,61 6,62 7,63 7,64 8,65 10,67 11,67 11,68 12,69 13,70 14,71 15,71 17,72 18,74 19,74 20,75 21,76 23,76 24,77">
            <text:p/>
          </draw:polyline>
          <draw:ellipse draw:style-name="gr7" draw:text-style-name="P1" draw:layer="layout" svg:width="0.17cm" svg:height="0.172cm" svg:x="7.671cm" svg:y="14.262cm" draw:kind="arc" draw:start-angle="185.63" draw:end-angle="245.96">
            <text:p/>
          </draw:ellipse>
          <draw:polyline draw:style-name="gr8" draw:text-style-name="P1" draw:layer="layout" svg:width="0.096cm" svg:height="0.288cm" draw:transform="rotate (-1.5707963267949) translate (8.00975754844608cm 14.3565376298973cm)" svg:viewBox="0 0 97 289" draw:points="0,0 1,0 2,0 4,0 5,0 6,0 7,0 8,0 10,0 11,1 13,1 14,1 15,1 17,2 18,2 19,2 20,4 21,4 23,4 24,5 25,5 26,6 27,6 29,7 30,7 31,8 32,8 33,10 34,11 37,12 39,13 40,15 43,17 45,19 48,21 50,23 51,25 53,27 56,30 57,32 59,34 61,37 63,39 64,42 67,44 68,46 69,49 70,52 72,55 74,57 75,61 76,63 78,67 80,70 81,72 83,80 86,87 88,94 90,102 92,109 93,118 95,126 96,134 96,143 97,152 97,160 97,169 97,178 97,187 96,195 96,204 95,213 93,221 92,228 90,237 88,244 86,252 83,259 81,265 80,269 78,272 76,275 75,278 74,280 72,284 70,286 69,289">
            <text:p/>
          </draw:polyline>
          <draw:polyline draw:style-name="gr8" draw:text-style-name="P1" draw:layer="layout" svg:width="0.315cm" svg:height="0.232cm" draw:transform="rotate (-0.462337718853299) translate (7.75080993762158cm 14.1632150034654cm)" svg:viewBox="0 0 316 233" draw:points="82,232 85,232 88,232 91,232 95,233 98,232 101,232 105,232 108,231 115,231 122,229 131,228 138,227 147,225 154,223 162,220 169,218 179,215 186,211 194,208 202,204 210,200 217,196 225,191 232,187 239,182 246,177 253,172 258,167 265,161 270,156 275,150 281,145 282,143 285,140 288,138 289,136 291,132 293,130 295,128 297,125 298,122 300,120 301,118 303,114 304,112 305,109 307,107 308,104 309,101 310,98 312,95 312,93 313,90 314,87 314,85 315,81 315,79 315,76 316,75 316,73 316,72 316,70 316,69 316,68 316,67 316,65 316,64 316,62 316,61 315,60 316,59 315,58 315,56 315,55 315,54 314,53 314,52 314,50 314,49 313,48 313,47 312,46 312,45 311,43 310,42 310,41 309,39 308,38 308,37 307,36 307,35 306,34 306,33 305,32 304,31 303,30 303,29 302,28 300,28 300,27 299,25 297,24 297,23 296,22 295,21 294,20 293,20 292,19 290,18 290,17 288,17 288,15 286,15 285,14 283,14 281,12 278,11 276,10 272,9 269,7 268,7 264,6 261,5 259,5 255,4 253,4 249,3 247,3 244,2 241,2 238,1 235,1 231,1 229,1 226,0 222,1 219,1 215,1 212,2 209,1 201,2 194,3 186,4 178,6 171,7 163,10 155,13 147,15 139,18 130,21 122,25 115,29 106,33 99,37 92,41 84,47 77,51 70,56 64,60 58,66 52,70 46,76 41,82 36,86 34,90 31,93 30,95 27,98 26,100 23,103 22,106 20,108 19,110 17,113 15,116 14,119 12,121 11,124 10,126 9,129 7,132 6,135 6,137 4,139 3,143 3,145 2,149 2,151 1,154 1,156 0,158 1,159 0,160 1,161 0,163 1,164 0,166 1,167 0,168 1,169 0,171 1,172 1,173 1,176 2,177 2,178 2,179 2,180 3,181 3,183 4,184 3,185 4,186 4,187 5,188 5,189 6,191 6,192 7,193 7,194 8,196 9,197 10,198 10,199 12,200 12,201 13,202 13,203 14,204 15,204 16,205 16,206 18,207 19,208 19,209 21,210 21,211 23,211 23,212 25,213 25,214 27,214 28,216 29,216 30,217 31,218 33,219 37,220 39,222 42,223 44,225 47,225 50,226 52,227 55,227 58,228 61,229 64,229 67,230 70,230 73,232 75,232 79,231 82,232">
            <text:p/>
          </draw:polyline>
          <draw:polyline draw:style-name="gr8" draw:text-style-name="P1" draw:layer="layout" svg:width="0.11cm" svg:height="0.11cm" draw:transform="rotate (2.35619449019234) translate (7.84099194674461cm 14.4230930045842cm)" svg:viewBox="0 0 111 111" draw:points="0,108 2,108 3,108 4,108 5,109 7,109 8,109 9,110 11,110 12,111 13,110 14,110 16,110 17,111 18,110 19,110 21,110 22,109 23,110 25,109 27,109 29,108 31,108 32,108 34,108 35,108 36,107 39,106 39,105 41,105 42,104 45,103 49,101 51,100 55,98 57,96 61,94 65,92 67,89 70,87 74,84 76,82 79,79 82,76 85,73 87,70 90,66 92,64 94,61 96,57 98,55 100,51 102,48 103,45 104,42 106,40 106,39 107,38 107,36 108,35 108,34 108,31 109,30 109,29 110,26 110,24 110,23 110,21 111,20 110,19 111,18 111,17 111,15 111,13 111,12 111,10 110,9 111,8 110,8 110,6 109,5 109,3 108,3 108,1 108,0">
            <text:p/>
          </draw:polyline>
          <draw:polyline draw:style-name="gr8" draw:text-style-name="P1" draw:layer="layout" svg:width="0.127cm" svg:height="0.126cm" draw:transform="rotate (2.36073234624753) translate (7.84102332381584cm 14.4284438614806cm)" svg:viewBox="0 0 128 127" draw:points="81,2 83,2 84,2 85,2 86,1 88,1 89,2 90,2 91,1 93,1 95,1 96,1 97,0 98,1 100,1 101,1 102,2 104,2 105,1 105,2 106,3 107,2 108,3 109,3 110,3 111,3 111,4 112,3 113,4 114,5 115,6 116,7 117,7 118,8 119,9 120,9 121,10 121,11 122,12 121,13 122,14 123,14 124,15 125,16 124,17 125,18 126,19 126,20 126,21 126,23 127,24 127,25 127,27 128,28 127,29 127,30 128,31 128,33 128,35 127,35 127,37 127,39 126,40 127,40 127,42 127,44 126,45 126,46 125,47 125,49 125,51 124,52 124,54 123,55 123,56 122,57 121,60 120,62 119,66 117,69 114,72 113,75 111,78 108,81 107,84 103,87 101,90 98,92 95,96 92,98 90,101 87,104 84,107 81,108 77,112 74,113 71,115 68,118 65,118 62,120 59,122 57,122 56,123 55,123 53,124 51,124 50,125 49,125 47,125 46,126 44,126 44,127 42,127 40,127 39,127 38,127 36,127 35,127 34,127 33,127 31,127 29,127 28,127 28,127 26,127 25,127 23,127 23,126 22,127 21,126 20,125 19,126 18,125 18,124 17,125 16,124 15,123 14,122 13,123 12,122 12,121 11,121 10,120 9,119 8,118 7,117 7,116 6,116 5,115 5,113 4,112 3,111 2,111 3,110 2,109 2,107 2,106 2,105 1,104 2,103 1,102 1,100 1,99 0,98 0,96 1,95 1,94 1,92 0,91 1,90 1,89 1,87 1,85 2,84 2,83 3,82 3,80 3,79 3,78 3,76 4,75 5,73 6,72 6,70 7,69 9,66 10,63 11,60 13,57 14,53 17,51 20,47 22,44 24,41 27,38 30,35 32,32 36,29 38,27 41,24 45,22 47,19 51,17 53,15 57,13 60,12 63,10 67,8 69,7 71,6 73,6 74,5 75,5 76,4 78,4 79,2 81,2">
            <text:p/>
          </draw:polyline>
          <draw:polyline draw:style-name="gr8" draw:text-style-name="P1" draw:layer="layout" svg:width="0.784cm" svg:height="0.399cm" draw:transform="skewX (-0.00157079632679483) rotate (-0.524296907299097) translate (10.5995054912928cm 14.360566249983cm)" svg:viewBox="0 0 785 400" draw:points="785,399 555,0 231,0 0,400 323,400 555,0">
            <text:p/>
          </draw:polyline>
          <draw:polyline draw:style-name="gr8" draw:text-style-name="P1" draw:layer="layout" svg:width="0.23cm" svg:height="0.278cm" draw:transform="rotate (-1.5707963267949) translate (10.679106431696cm 14.7071449489886cm)" svg:viewBox="0 0 231 279" draw:points="0,279 69,279 231,0 162,0">
            <text:p/>
          </draw:polyline>
          <draw:line draw:style-name="gr8" draw:text-style-name="P1" draw:layer="layout" svg:x1="10.679cm" svg:y1="14.938cm" svg:x2="11.019cm" svg:y2="14.742cm">
            <text:p/>
          </draw:line>
          <draw:polyline draw:style-name="gr8" draw:text-style-name="P1" draw:layer="layout" svg:width="0.392cm" svg:height="0.278cm" draw:transform="rotate (-1.5707963267949) translate (11.0190146154046cm 14.7416114312044cm)" svg:viewBox="0 0 393 279" draw:points="162,279 232,279 393,0 0,0">
            <text:p/>
          </draw:polyline>
          <draw:line draw:style-name="gr8" draw:text-style-name="P1" draw:layer="layout" svg:x1="11.019cm" svg:y1="15.135cm" svg:x2="11.08cm" svg:y2="15.099cm">
            <text:p/>
          </draw:line>
          <draw:polyline draw:style-name="gr8" draw:text-style-name="P1" draw:layer="layout" svg:width="0.127cm" svg:height="0.127cm" draw:transform="rotate (-2.35619449019235) translate (10.7296174709545cm 14.7303206870302cm)" svg:viewBox="0 0 128 128" draw:points="47,3 49,3 50,3 51,3 53,3 54,4 56,5 57,6 59,6 62,8 65,8 67,11 71,13 74,14 77,16 81,19 84,21 87,24 89,26 92,29 95,32 98,35 101,38 103,40 107,44 108,47 111,50 113,53 114,56 116,60 118,62 120,66 121,68 121,70 123,71 123,73 124,74 124,76 124,77 124,78 124,80 125,81 125,82 125,84 126,85 126,87 126,88 127,89 127,91 127,92 127,94 128,95 127,96 127,97 127,99 127,101 127,103 126,103 126,105 125,106 126,107 125,108 124,108 125,109 124,110 124,111 124,113 123,113 122,114 121,115 120,116 120,118 119,118 118,119 118,120 117,119 116,120 115,121 114,122 113,123 113,124 111,124 110,124 109,125 108,124 108,125 107,126 106,125 105,126 103,126 103,127 102,126 101,127 99,127 97,127 96,127 95,128 94,127 92,127 91,127 89,127 88,126 87,126 85,126 84,125 82,125 81,125 80,124 78,124 77,124 76,124 75,123 73,123 71,123 70,121 68,121 66,120 63,118 60,116 56,114 53,113 50,110 47,108 45,106 40,103 38,101 35,98 32,95 29,92 26,89 24,87 22,83 19,81 17,76 14,74 13,71 11,67 9,64 8,62 6,59 6,57 5,56 4,54 4,52 3,51 3,50 3,49 3,47 2,46 2,45 2,43 1,42 1,40 1,39 0,38 0,36 0,34 1,34 0,33 0,31 0,29 0,28 1,27 1,25 0,24 1,24 2,23 1,22 2,21 3,20 2,19 3,18 3,17 3,16 4,15 5,14 4,13 5,13 6,12 7,11 8,10 8,9 9,8 10,8 11,7 12,6 13,5 13,4 14,5 15,4 16,3 17,3 18,3 19,2 21,2 22,1 23,2 24,1 24,0 26,0 27,1 28,0 29,0 31,0 33,0 34,1 34,0 36,0 38,0 39,1 40,1 42,1 43,2 45,2 46,2 47,3">
            <text:p/>
          </draw:polyline>
          <draw:circle draw:style-name="gr7" draw:text-style-name="P1" draw:layer="layout" svg:width="0.249cm" svg:height="0.249cm" svg:x="10.516cm" svg:y="14.754cm" draw:kind="arc" draw:start-angle="66.66" draw:end-angle="113.85">
            <text:p/>
          </draw:circle>
          <draw:polyline draw:style-name="gr8" draw:text-style-name="P1" draw:layer="layout" svg:width="0.048cm" svg:height="0.093cm" draw:transform="rotate (-1.5707963267949) translate (10.9346318145539cm 14.8450108778516cm)" svg:viewBox="0 0 49 94" draw:points="10,0 11,0 12,0 14,0 15,0 17,0 18,0 19,1 20,1 21,1 23,1 25,2 26,2 27,2 29,2 30,4 31,4 32,5 33,5 34,6 36,6 36,7 37,7 38,8 39,10 40,10 40,11 42,11 42,12 43,12 43,13 44,14 44,15 45,15 45,17 46,18 46,19 46,20 48,20 48,21 48,23 48,24 49,24 49,25 49,26 49,27 49,29 49,30 49,31 49,32 49,33 49,34 49,36 48,37 48,38 48,40 48,42 46,43 46,44 46,45 45,46 45,48 44,49 44,50 43,51 43,52 42,53 42,55 40,56 39,57 39,58 38,59 37,62 37,63 36,64 34,65 32,68 30,70 27,72 25,75 23,77 19,81 17,83 13,86 11,88 7,89 4,92 0,94">
            <text:p/>
          </draw:polyline>
          <draw:ellipse draw:style-name="gr7" draw:text-style-name="P1" draw:layer="layout" svg:width="0.223cm" svg:height="0.225cm" svg:x="10.711cm" svg:y="14.746cm" draw:kind="arc" draw:start-angle="1.81" draw:end-angle="31.17">
            <text:p/>
          </draw:ellipse>
          <draw:circle draw:style-name="gr7" draw:text-style-name="P1" draw:layer="layout" svg:width="0.234cm" svg:height="0.233cm" svg:x="10.885cm" svg:y="14.637cm" draw:kind="arc" draw:start-angle="209.17" draw:end-angle="234.53">
            <text:p/>
          </draw:circle>
          <draw:polyline draw:style-name="gr8" draw:text-style-name="P1" draw:layer="layout" svg:width="0.623cm" svg:height="0.279cm" draw:transform="rotate (1.5707963267949) translate (8.00024962722346cm 13.4841790800226cm)" svg:viewBox="0 0 624 280" draw:points="0,280 462,280 624,0">
            <text:p/>
          </draw:polyline>
          <draw:polyline draw:style-name="gr8" draw:text-style-name="P1" draw:layer="layout" svg:width="0.623cm" svg:height="0.279cm" draw:transform="rotate (-2.61939014139309) translate (8.28076482453811cm 13.0219075914535cm)" svg:viewBox="0 0 624 280" draw:points="0,0 462,0 624,279 162,280">
            <text:p/>
          </draw:polyline>
          <draw:polyline draw:style-name="gr8" draw:text-style-name="P1" draw:layer="layout" svg:width="0.231cm" svg:height="0.278cm" draw:transform="rotate (-1.5707963267949) translate (7.88021212178791cm 13.0907857830082cm)" svg:viewBox="0 0 232 279" draw:points="162,0 232,0 70,279 0,279">
            <text:p/>
          </draw:polyline>
          <draw:polyline draw:style-name="gr8" draw:text-style-name="P1" draw:layer="layout" svg:width="0.391cm" svg:height="0.339cm" draw:transform="skewX (-0.00261799387799152) rotate (0.522726110972302) translate (7.88010278274517cm 13.322354543678cm)" svg:viewBox="0 0 392 340" draw:points="0,0 392,0 196,340 35,60 70,1">
            <text:p/>
          </draw:polyline>
          <draw:line draw:style-name="gr8" draw:text-style-name="P1" draw:layer="layout" svg:x1="8.22cm" svg:y1="13.518cm" svg:x2="8.281cm" svg:y2="13.484cm">
            <text:p/>
          </draw:line>
          <draw:polyline draw:style-name="gr8" draw:text-style-name="P1" draw:layer="layout" svg:width="0.127cm" svg:height="0.127cm" draw:transform="rotate (-2.35619449019235) translate (7.93072316104634cm 13.1139615302838cm)" svg:viewBox="0 0 128 128" draw:points="81,125 82,125 83,126 85,126 87,126 87,127 88,126 90,126 91,127 92,127 94,127 96,127 97,128 97,127 99,127 101,127 102,126 103,126 105,126 106,125 107,126 108,125 108,124 109,125 110,124 111,124 113,124 113,123 114,122 115,121 117,121 118,120 118,119 119,118 120,118 121,117 122,116 121,115 122,114 123,113 124,113 124,112 124,110 125,109 125,108 126,107 126,105 127,104 127,103 127,101 128,100 128,98 127,97 128,97 128,95 128,93 127,92 127,91 127,89 127,87 127,86 127,84 126,83 126,82 126,80 125,79 124,76 124,76 124,74 123,73 123,71 122,71 121,68 120,66 118,62 117,59 114,56 113,53 111,50 108,47 107,44 103,40 101,38 99,34 96,31 93,29 90,27 87,24 84,21 81,19 77,16 74,14 71,13 68,10 66,9 62,8 59,6 57,6 56,5 55,5 53,3 51,3 50,3 49,3 48,2 46,2 45,2 44,1 42,1 40,1 39,0 38,0 36,0 35,1 34,0 33,0 31,0 29,0 28,0 26,0 25,1 24,1 23,2 22,1 21,2 20,3 19,2 18,3 18,3 17,3 16,3 15,4 14,5 13,4 13,5 12,6 11,7 10,8 9,8 8,9 8,10 7,11 6,12 5,13 5,14 4,15 3,16 3,18 3,18 3,20 2,21 2,23 2,24 1,25 1,27 1,29 0,29 0,31 1,32 1,34 1,35 0,36 1,37 1,39 1,40 2,41 2,43 2,45 3,45 3,47 3,48 3,50 3,51 4,52 5,55 6,55 6,57 7,58 8,61 10,65 11,67 13,71 14,74 17,76 19,81 22,83 24,87 27,90 29,92 32,95 35,98 38,101 40,103 45,106 47,108 50,110 53,113 56,114 60,116 63,118 66,119 69,120 71,122 72,122 73,123 75,123 76,124 77,124 80,124 81,125">
            <text:p/>
          </draw:polyline>
          <draw:circle draw:style-name="gr7" draw:text-style-name="P1" draw:layer="layout" svg:width="0.249cm" svg:height="0.25cm" svg:x="7.716cm" svg:y="13.138cm" draw:kind="arc" draw:start-angle="66.37" draw:end-angle="113.13">
            <text:p/>
          </draw:circle>
          <draw:polyline draw:style-name="gr8" draw:text-style-name="P1" draw:layer="layout" svg:width="0.08cm" svg:height="0.089cm" draw:transform="rotate (-0.988729021254789) translate (8.11596635784445cm 13.1798716071952cm)" svg:viewBox="0 0 81 90" draw:points="0,89 4,89 8,90 12,90 16,90 20,89 24,89 27,88 31,87 35,86 39,86 41,85 44,84 46,84 48,83 49,83 50,82 52,82 53,81 55,79 56,79 58,78 59,78 60,77 61,76 63,76 63,75 64,74 66,74 66,73 68,72 68,71 69,70 70,69 71,69 73,67 73,66 74,65 75,64 75,63 76,62 77,61 77,60 78,59 79,58 79,57 79,55 80,54 80,53 80,52 81,51 80,49 81,48 81,46 81,45 80,45 81,44 80,43 80,42 79,41 80,40 79,40 80,39 79,38 78,37 77,36 78,35 77,34 76,34 77,33 76,32 75,30 74,30 73,29 73,27 72,27 71,26 71,24 70,24 68,22 67,22 66,21 66,19 65,19 64,18 63,17 61,16 60,16 59,15 58,14 57,14 55,12 54,12 52,12 50,11 49,10 46,8 42,7 40,7 37,5 33,4 29,3 26,2 22,2 18,1 14,1 10,0 6,0">
            <text:p/>
          </draw:polyline>
          <draw:circle draw:style-name="gr7" draw:text-style-name="P1" draw:layer="layout" svg:width="0.234cm" svg:height="0.234cm" svg:x="8.087cm" svg:y="13.02cm" draw:kind="arc" draw:start-angle="209.17" draw:end-angle="234.53">
            <text:p/>
          </draw:circle>
          <draw:polyline draw:style-name="gr8" draw:text-style-name="P1" draw:layer="layout" svg:width="0.437cm" svg:height="0.285cm" draw:transform="skewX (0.00383972435438754) rotate (2.82202286754963) translate (8.00275646820487cm 6.89729491607449cm)" svg:viewBox="0 0 438 286" draw:points="341,6 345,6 349,7 353,8 356,10 360,11 365,12 369,13 372,14 376,16 379,17 382,20 386,21 389,22 393,25 396,27 399,29 402,31 406,33 406,34 408,35 409,37 411,38 411,39 413,41 415,42 415,43 417,45 418,45 419,47 421,48 421,50 423,51 423,53 424,54 426,56 426,57 427,59 428,60 429,61 429,63 430,64 430,66 432,67 432,68 433,71 434,72 434,74 435,75 435,77 435,79 435,80 436,82 436,83 437,86 436,87 437,88 437,91 437,92 437,94 438,95 437,97 438,99 437,101 438,103 437,104 436,106 437,108 436,110 435,111 436,113 435,115 435,116 434,119 435,120 433,123 432,127 431,130 429,134 428,137 427,142 424,145 423,148 421,151 419,156 417,159 415,162 412,165 410,169 408,172 405,174 402,177 400,181 397,184 394,186 392,190 388,193 385,196 381,199 378,202 374,205 368,211 359,217 350,223 342,229 333,234 323,240 314,245 303,250 293,255 282,260 271,263 260,267 249,271 238,274 227,277 215,279 205,282 194,283 183,284 172,285 161,286 151,286 141,286 131,286 127,285 122,285 118,284 113,285 109,283 105,282 101,282 97,281 93,280 88,279 85,279 81,278 76,277 73,275 69,274 66,272 62,270 59,269 55,267 52,266 48,263 45,262 42,259 39,258 35,255 32,254 31,253 29,251 29,250 27,249 25,247 25,246 23,245 22,243 21,242 20,241 19,239 17,238 17,236 15,235 15,234 13,232 12,231 12,229 10,228 10,227 9,225 9,224 7,222 6,221 6,220 5,217 5,216 4,214 4,213 3,211 3,209 2,208 2,206 2,205 2,202 1,201 1,200 1,197 1,196 0,194 1,193 0,191 1,189 0,188 1,185 0,184 1,182 0,180 1,179 2,177 1,175 2,173 3,172 2,170 3,168 3,167 4,162 6,159 7,155 9,152 10,148 11,145 13,142 15,138 16,135 19,131 21,128 23,125 25,122 27,119 30,115 33,112 35,108 38,106 41,103 43,99 46,97 49,94 53,90 56,88 60,84 63,82 70,75 78,69 87,64 96,57 105,51 115,47 124,41 134,37 145,32 156,27 166,24 177,19 188,16 200,13 211,10 222,8 233,5 244,4 255,2 266,1 276,1 287,0 297,0 306,1 311,1 315,2 320,2 324,3 329,3 333,3 337,5 341,6">
            <text:p/>
          </draw:polyline>
          <draw:polyline draw:style-name="gr8" draw:text-style-name="P1" draw:layer="layout" svg:width="0.403cm" svg:height="0.332cm" draw:transform="rotate (-0.589223155473287) translate (10.5640004998022cm 8.05835274350101cm)" svg:viewBox="0 0 404 333" draw:points="120,332 124,332 129,332 133,330 138,330 141,329 146,329 151,328 155,327 165,325 174,323 184,319 194,316 204,312 214,308 224,304 235,298 244,293 255,287 265,281 275,274 285,268 293,262 303,254 312,247 320,240 329,231 336,223 343,216 350,208 357,201 363,192 369,184 371,181 374,177 375,173 379,169 380,165 383,162 384,158 386,154 388,150 390,147 391,143 393,139 395,135 395,132 397,128 399,124 399,121 400,116 401,113 402,109 402,105 403,101 404,98 404,93 404,91 404,87 404,85 404,82 403,81 403,80 403,77 403,75 403,74 402,72 402,71 402,69 402,66 401,65 401,64 400,62 399,61 399,58 398,57 399,56 397,54 397,53 395,51 396,49 395,48 394,46 393,45 392,43 391,42 390,40 389,39 388,38 387,36 386,35 385,33 384,32 383,32 381,30 381,29 379,27 378,27 377,26 375,24 374,23 373,21 371,21 371,20 368,19 367,18 365,16 364,16 363,15 361,14 359,13 357,13 357,12 354,11 353,10 349,9 346,8 343,6 339,5 335,5 331,4 328,3 324,2 319,1 316,1 312,1 308,1 304,0 300,0 296,0 291,0 288,1 284,1 279,1 275,1 271,2 267,2 262,4 258,4 253,4 249,5 239,8 229,10 220,13 210,17 201,21 191,25 179,29 170,34 159,40 149,45 140,51 130,58 120,65 110,71 101,79 93,86 84,93 76,101 68,109 61,117 54,124 47,132 42,140 36,148 33,152 31,156 28,160 26,163 24,167 21,171 19,175 18,179 16,183 14,186 13,189 11,193 10,197 8,201 8,204 6,208 5,211 4,216 4,220 2,224 2,228 1,231 1,234 1,239 0,242 1,246 1,247 1,250 1,252 0,253 1,254 1,257 1,258 2,259 2,262 3,263 3,266 4,267 3,268 5,270 4,272 6,274 5,276 6,277 7,279 8,280 8,282 9,283 10,284 11,286 12,287 13,289 14,290 14,291 16,293 16,294 18,296 18,297 20,299 20,300 21,301 23,302 24,303 25,305 26,306 27,307 29,309 30,309 32,311 33,311 34,312 36,313 37,314 39,315 40,317 42,317 43,317 45,319 46,320 48,320 50,321 52,322 55,324 58,325 62,326 65,327 69,328 73,329 77,329 80,330 85,331 88,332 93,332 96,332 100,332 105,332 109,332 112,333 116,332 120,332">
            <text:p/>
          </draw:polyline>
          <draw:polyline draw:style-name="gr8" draw:text-style-name="P1" draw:layer="layout" svg:width="0.691cm" svg:height="0.399cm" draw:transform="skewX (-0.00209439510239319) rotate (0.522377045121903) translate (7.04084987702325cm 9.69712186669601cm)" svg:viewBox="0 0 692 400" draw:points="230,400 692,400 461,0 0,1 230,400">
            <text:p/>
          </draw:polyline>
          <draw:polyline draw:style-name="gr8" draw:text-style-name="P1" draw:layer="layout" svg:width="0.691cm" svg:height="0.399cm" draw:transform="skewX (-0.00209439510239319) rotate (0.522377045121903) translate (7.84070374987598cm 9.69712186669601cm)" svg:viewBox="0 0 692 400" draw:points="230,400 692,400 461,0 0,1 230,400">
            <text:p/>
          </draw:polyline>
          <draw:polyline draw:style-name="gr8" draw:text-style-name="P1" draw:layer="layout" svg:width="0.691cm" svg:height="0.4cm" draw:transform="rotate (0.525169571925094) translate (7.04113807389189cm 10.1587577958953cm)" svg:viewBox="0 0 692 401" draw:points="229,401 692,401 461,1 0,0 229,401">
            <text:p/>
          </draw:polyline>
          <draw:polyline draw:style-name="gr8" draw:text-style-name="P1" draw:layer="layout" svg:width="0.691cm" svg:height="0.4cm" draw:transform="rotate (0.525169571925094) translate (7.84099194674462cm 10.1587577958953cm)" svg:viewBox="0 0 692 401" draw:points="229,401 692,401 461,1 0,0 229,401">
            <text:p/>
          </draw:polyline>
          <draw:polyline draw:style-name="gr8" draw:text-style-name="P1" draw:layer="layout" svg:width="0.69cm" svg:height="0.4cm" draw:transform="rotate (0.525867703625891) translate (8.64084581959734cm 10.1587577958953cm)" svg:viewBox="0 0 691 401" draw:points="229,401 691,401 461,1 0,0 229,401">
            <text:p/>
          </draw:polyline>
          <draw:polyline draw:style-name="gr8" draw:text-style-name="P1" draw:layer="layout" svg:width="0.691cm" svg:height="0.399cm" draw:transform="skewX (-0.00209439510239322) rotate (0.522377045121903) translate (7.84070374987598cm 10.620585890201cm)" svg:viewBox="0 0 692 400" draw:points="230,400 692,400 461,0 0,1 230,400">
            <text:p/>
          </draw:polyline>
          <draw:polyline draw:style-name="gr8" draw:text-style-name="P1" draw:layer="layout" svg:width="0.69cm" svg:height="0.398cm" draw:transform="skewX (-0.00209439510239316) rotate (0.523075176822701) translate (8.64071867311499cm 10.6208646298917cm)" svg:viewBox="0 0 691 399" draw:points="230,399 691,399 461,0 0,0 230,399">
            <text:p/>
          </draw:polyline>
          <draw:polyline draw:style-name="gr8" draw:text-style-name="P1" draw:layer="layout" svg:width="0.691cm" svg:height="0.399cm" draw:transform="skewX (-0.00209439510239313) rotate (0.522377045121903) translate (9.43951120229724cm 10.6210840573412cm)" svg:viewBox="0 0 692 400" draw:points="231,400 692,399 462,0 0,0 231,400">
            <text:p/>
          </draw:polyline>
          <draw:polyline draw:style-name="gr8" draw:text-style-name="P1" draw:layer="layout" svg:width="0.69cm" svg:height="0.4cm" draw:transform="rotate (0.524820506074695) translate (8.64084581959734cm 11.0822218194003cm)" svg:viewBox="0 0 691 401" draw:points="229,401 691,400 461,1 0,0 229,401">
            <text:p/>
          </draw:polyline>
          <draw:polyline draw:style-name="gr8" draw:text-style-name="P1" draw:layer="layout" svg:width="0.692cm" svg:height="0.399cm" draw:transform="rotate (0.522377045121903) translate (7.44047076524184cm 9.00472489136083cm)" svg:viewBox="0 0 693 400" draw:points="693,399 232,400 0,0 462,0 693,399">
            <text:p/>
          </draw:polyline>
          <draw:polyline draw:style-name="gr8" draw:text-style-name="P1" draw:layer="layout" svg:width="0.271cm" svg:height="0.198cm" draw:transform="rotate (0.466701041983284) translate (7.67429430920938cm 8.97717323415099cm)" svg:viewBox="0 0 272 199" draw:points="71,0 74,0 76,0 79,0 82,0 84,0 88,1 91,1 93,1 100,1 106,2 113,4 119,4 126,7 133,9 139,10 147,13 154,15 160,18 166,22 174,24 180,29 187,32 194,35 200,40 206,44 212,48 217,53 222,56 227,62 232,65 236,70 241,75 242,77 245,80 247,82 248,84 250,86 251,88 253,90 254,93 256,95 258,97 259,100 260,102 262,104 262,106 263,109 265,111 266,113 267,116 267,118 268,121 269,122 270,126 270,127 270,130 270,132 271,134 271,136 271,137 271,138 271,139 271,141 272,143 271,144 272,145 271,146 271,147 271,149 271,150 270,151 271,153 270,154 270,155 269,156 270,157 269,158 269,160 268,161 268,162 267,163 266,164 266,165 265,166 265,167 264,168 264,169 263,170 263,171 262,172 261,173 260,174 260,175 259,176 257,177 257,178 256,179 256,180 254,180 254,181 252,182 252,183 250,183 249,184 248,185 246,186 246,187 244,187 242,189 240,189 238,191 237,191 233,192 232,193 229,194 227,194 224,196 222,196 219,197 216,197 215,198 212,198 209,199 206,199 204,199 201,199 198,199 196,199 193,199 190,199 188,199 185,199 181,198 179,198 172,198 166,197 160,196 153,194 147,193 139,192 132,189 126,186 119,184 111,181 105,178 99,175 91,171 85,168 79,164 73,159 66,156 61,152 56,147 50,142 45,139 40,133 35,129 31,124 30,122 28,119 25,117 24,115 22,113 21,110 19,108 17,106 16,104 14,102 13,100 13,97 11,95 9,93 8,91 8,88 6,86 6,83 5,81 5,78 3,76 3,74 2,72 2,69 1,67 1,65 1,63 1,62 1,60 0,59 1,58 1,57 1,55 1,54 1,52 1,51 1,50 1,49 2,48 2,47 2,45 2,44 3,43 3,42 4,41 3,39 4,38 4,37 5,36 5,35 6,34 6,33 7,32 8,31 8,30 10,29 10,28 11,27 11,26 12,25 12,24 14,23 14,22 15,21 17,21 17,20 18,18 19,18 20,17 21,16 22,15 24,15 24,14 26,13 26,12 28,12 29,11 32,9 34,8 36,8 38,6 41,6 43,5 46,5 48,3 51,3 52,3 55,2 58,2 61,2 62,1 66,0 68,0 71,0">
            <text:p/>
          </draw:polyline>
          <draw:line draw:style-name="gr8" draw:text-style-name="P1" draw:layer="layout" svg:x1="8.24cm" svg:y1="10.852cm" svg:x2="8.641cm" svg:y2="11.083cm">
            <text:p/>
          </draw:line>
          <draw:polyline draw:style-name="gr8" draw:text-style-name="P1" draw:layer="layout" svg:width="0.461cm" svg:height="0.399cm" draw:transform="skewX (-0.00209439510239326) rotate (-2.61869200969229) translate (7.24138035840365cm 10.0433341779429cm)" svg:viewBox="0 0 462 400" draw:points="0,400 462,400 231,0">
            <text:p/>
          </draw:polyline>
          <draw:line draw:style-name="gr8" draw:text-style-name="P1" draw:layer="layout" svg:x1="7.44cm" svg:y1="10.391cm" svg:x2="7.841cm" svg:y2="10.622cm">
            <text:p/>
          </draw:line>
          <draw:line draw:style-name="gr8" draw:text-style-name="P1" draw:layer="layout" svg:x1="9.841cm" svg:y1="11.314cm" svg:x2="9.44cm" svg:y2="11.082cm">
            <text:p/>
          </draw:line>
          <draw:polyline draw:style-name="gr8" draw:text-style-name="P1" draw:layer="layout" svg:width="0.691cm" svg:height="0.398cm" draw:transform="skewX (0.00436332312998582) rotate (-0.520631715869909) translate (9.23959627695913cm 10.9696885697704cm)" svg:viewBox="0 0 692 399" draw:points="0,398 461,399 692,0">
            <text:p/>
          </draw:polyline>
          <draw:line draw:style-name="gr8" draw:text-style-name="P1" draw:layer="layout" svg:x1="9.841cm" svg:y1="10.391cm" svg:x2="9.44cm" svg:y2="10.159cm">
            <text:p/>
          </draw:line>
          <draw:line draw:style-name="gr8" draw:text-style-name="P1" draw:layer="layout" svg:x1="9.04cm" svg:y1="9.929cm" svg:x2="8.641cm" svg:y2="9.698cm">
            <text:p/>
          </draw:line>
          <draw:line draw:style-name="gr8" draw:text-style-name="P1" draw:layer="layout" svg:x1="10.64cm" svg:y1="10.852cm" svg:x2="10.239cm" svg:y2="10.621cm">
            <text:p/>
          </draw:line>
          <draw:polyline draw:style-name="gr8" draw:text-style-name="P1" draw:layer="layout" svg:width="0.691cm" svg:height="0.4cm" draw:transform="rotate (-0.525169571925094) translate (10.0410849178373cm 10.5046795581904cm)" svg:viewBox="0 0 692 401" draw:points="0,401 461,400 692,0">
            <text:p/>
          </draw:polyline>
          <draw:polyline draw:style-name="gr8" draw:text-style-name="P1" draw:layer="layout" svg:width="0.692cm" svg:height="0.401cm" draw:transform="skewX (-0.00436332312998588) rotate (2.6153758841135) translate (8.04006074975136cm 9.81532072874383cm)" svg:viewBox="0 0 693 402" draw:points="0,402 462,402 693,0">
            <text:p/>
          </draw:polyline>
          <draw:polyline draw:style-name="gr8" draw:text-style-name="P1" draw:layer="layout" svg:width="0.692cm" svg:height="0.4cm" draw:transform="skewX (0.00209439510239323) rotate (0.525867703625891) translate (8.24032463809457cm 11.3139791998166cm)" svg:viewBox="0 0 693 401" draw:points="693,401 232,400 0,0 463,1">
            <text:p/>
          </draw:polyline>
          <draw:line draw:style-name="gr8" draw:text-style-name="P1" draw:layer="layout" svg:x1="9.841cm" svg:y1="10.852cm" svg:x2="9.44cm" svg:y2="11.083cm">
            <text:p/>
          </draw:line>
          <draw:line draw:style-name="gr8" draw:text-style-name="P1" draw:layer="layout" svg:x1="9.84cm" svg:y1="10.391cm" svg:x2="10.239cm" svg:y2="10.159cm">
            <text:p/>
          </draw:line>
          <draw:polyline draw:style-name="gr8" draw:text-style-name="P1" draw:layer="layout" svg:width="0.461cm" svg:height="0.4cm" draw:transform="rotate (-2.61869200969229) translate (10.6398862566527cm 10.3905151763116cm)" svg:viewBox="0 0 462 401" draw:points="231,401 0,0 462,0">
            <text:p/>
          </draw:polyline>
          <draw:polyline draw:style-name="gr8" draw:text-style-name="P1" draw:layer="layout" svg:width="0.692cm" svg:height="0.399cm" draw:transform="rotate (0.523424242673099) translate (7.44047076524184cm 10.8516529383707cm)" svg:viewBox="0 0 693 400" draw:points="693,400 232,400 0,0 462,1">
            <text:p/>
          </draw:polyline>
          <draw:line draw:style-name="gr8" draw:text-style-name="P1" draw:layer="layout" svg:x1="9.04cm" svg:y1="9.929cm" svg:x2="9.439cm" svg:y2="9.698cm">
            <text:p/>
          </draw:line>
          <draw:polyline draw:style-name="gr8" draw:text-style-name="P1" draw:layer="layout" svg:width="0.461cm" svg:height="0.399cm" draw:transform="skewX (-0.00209439510239324) rotate (-2.61869200969229) translate (9.84003238380002cm 9.92818891486579cm)" svg:viewBox="0 0 462 400" draw:points="231,400 0,0 462,0">
            <text:p/>
          </draw:polyline>
          <draw:polyline draw:style-name="gr8" draw:text-style-name="P1" draw:layer="layout" svg:width="0.691cm" svg:height="0.399cm" draw:transform="rotate (0.524122374373897) translate (6.64051435051871cm 10.3903377831508cm)" svg:viewBox="0 0 692 400" draw:points="692,400 231,400 0,0 463,0">
            <text:p/>
          </draw:polyline>
          <draw:line draw:style-name="gr8" draw:text-style-name="P1" draw:layer="layout" svg:x1="8.24cm" svg:y1="9.467cm" svg:x2="8.641cm" svg:y2="9.235cm">
            <text:p/>
          </draw:line>
          <draw:polyline draw:style-name="gr8" draw:text-style-name="P1" draw:layer="layout" svg:width="0.46cm" svg:height="0.4cm" draw:transform="skewX (0.0020943951023932) rotate (-2.61956467431829) translate (9.04054441293476cm 9.46769031233962cm)" svg:viewBox="0 0 461 401" draw:points="231,401 0,1 461,0">
            <text:p/>
          </draw:polyline>
          <draw:polyline draw:style-name="gr8" draw:text-style-name="P1" draw:layer="layout" svg:width="0.691cm" svg:height="0.4cm" draw:transform="rotate (0.525169571925094) translate (6.64061689238912cm 9.46705115280668cm)" svg:viewBox="0 0 692 401" draw:points="231,400 0,0 463,0 692,401">
            <text:p/>
          </draw:polyline>
          <draw:polyline draw:style-name="gr8" draw:text-style-name="P1" draw:layer="layout" svg:width="0.691cm" svg:height="0.4cm" draw:transform="rotate (-0.524645973149496) translate (6.04145231301109cm 9.58142398568401cm)" svg:viewBox="0 0 692 401" draw:points="462,400 0,401 231,0 692,0 462,400">
            <text:p/>
          </draw:polyline>
          <draw:ellipse draw:style-name="gr7" draw:text-style-name="P1" draw:layer="layout" svg:width="0.143cm" svg:height="0.142cm" svg:x="5.3cm" svg:y="9.92cm" draw:kind="arc" draw:start-angle="185.71" draw:end-angle="245.56">
            <text:p/>
          </draw:ellipse>
          <draw:line draw:style-name="gr8" draw:text-style-name="P1" draw:layer="layout" svg:x1="5.342cm" svg:y1="10.055cm" svg:x2="8.941cm" svg:y2="12.132cm">
            <text:p/>
          </draw:line>
          <draw:ellipse draw:style-name="gr7" draw:text-style-name="P1" draw:layer="layout" svg:width="0.443cm" svg:height="0.441cm" svg:x="8.819cm" svg:y="11.715cm" draw:kind="arc" draw:start-angle="243.16" draw:end-angle="296.84">
            <text:p/>
          </draw:ellipse>
          <draw:line draw:style-name="gr8" draw:text-style-name="P1" draw:layer="layout" svg:x1="9.14cm" svg:y1="12.133cm" svg:x2="11.54cm" svg:y2="10.748cm">
            <text:p/>
          </draw:line>
          <draw:circle draw:style-name="gr7" draw:text-style-name="P1" draw:layer="layout" svg:width="0.143cm" svg:height="0.143cm" svg:x="11.438cm" svg:y="10.612cm" draw:kind="arc" draw:start-angle="294.44" draw:end-angle="354.29">
            <text:p/>
          </draw:circle>
          <draw:polyline draw:style-name="gr8" draw:text-style-name="P1" draw:layer="layout" svg:width="0.148cm" svg:height="0.036cm" svg:x="10.565cm" svg:y="10.647cm" svg:viewBox="0 0 149 37" draw:points="0,37 1,37 1,36 1,34 1,33 2,32 2,31 4,30 5,29 5,27 6,26 7,25 7,24 8,24 8,23 10,21 11,21 11,20 12,19 13,19 13,18 14,18 15,17 17,15 18,14 20,13 21,12 23,12 24,11 25,11 26,10 29,10 30,8 31,8 32,7 36,6 38,5 42,5 45,4 49,2 52,1 56,1 59,1 63,0 67,0 71,0 75,0 78,0 82,0 87,0 90,1 94,1 97,1 101,2 105,4 108,5 111,5 114,6 118,7 119,8 120,8 121,10 122,10 124,11 125,11 126,12 127,12 130,13 132,14 132,15 133,17 134,17 135,18 137,19 138,19 138,20 139,21 140,21 140,23 141,24 143,24 143,25 144,26 145,27 145,29 146,30 146,31 147,32 147,33 149,34 149,36 149,37">
            <text:p/>
          </draw:polyline>
          <draw:circle draw:style-name="gr7" draw:text-style-name="P1" draw:layer="layout" svg:width="0.083cm" svg:height="0.083cm" svg:x="7.765cm" svg:y="9.04cm" draw:kind="arc" draw:start-angle="117.3" draw:end-angle="163.61">
            <text:p/>
          </draw:circle>
          <draw:polyline draw:style-name="gr8" draw:text-style-name="P1" draw:layer="layout" svg:width="0.037cm" svg:height="0.126cm" draw:transform="rotate (1.5707963267949) translate (7.78750988986739cm 9.06890385824535cm)" svg:viewBox="0 0 38 127" draw:points="0,127 1,127 2,127 4,126 5,126 6,126 7,125 8,125 8,124 10,124 11,122 12,121 13,121 13,120 14,120 15,119 17,118 18,116 19,115 20,114 21,113 21,112 23,111 23,109 24,108 25,106 26,105 26,103 27,102 29,101 29,100 30,99 30,97 31,95 32,93 32,89 33,87 34,83 36,80 36,76 37,72 37,69 38,64 38,61 38,57 38,53 38,49 38,45 38,42 37,38 37,34 36,31 36,27 34,24 33,20 32,17 32,13 31,11 30,10 30,8 29,6 29,5 27,4 26,2 26,1 25,0">
            <text:p/>
          </draw:polyline>
          <draw:line draw:style-name="gr8" draw:text-style-name="P1" draw:layer="layout" svg:x1="11.54cm" svg:y1="10.678cm" svg:x2="11.542cm" svg:y2="10.677cm">
            <text:p/>
          </draw:line>
          <draw:line draw:style-name="gr8" draw:text-style-name="P1" draw:layer="layout" svg:x1="11.542cm" svg:y1="10.677cm" svg:x2="11.544cm" svg:y2="10.676cm">
            <text:p/>
          </draw:line>
          <draw:line draw:style-name="gr8" draw:text-style-name="P1" draw:layer="layout" svg:x1="11.544cm" svg:y1="10.676cm" svg:x2="11.545cm" svg:y2="10.675cm">
            <text:p/>
          </draw:line>
          <draw:line draw:style-name="gr8" draw:text-style-name="P1" draw:layer="layout" svg:x1="11.546cm" svg:y1="10.674cm" svg:x2="11.548cm" svg:y2="10.673cm">
            <text:p/>
          </draw:line>
          <draw:line draw:style-name="gr8" draw:text-style-name="P1" draw:layer="layout" svg:x1="11.548cm" svg:y1="10.673cm" svg:x2="11.55cm" svg:y2="10.672cm">
            <text:p/>
          </draw:line>
          <draw:line draw:style-name="gr8" draw:text-style-name="P1" draw:layer="layout" svg:x1="11.55cm" svg:y1="10.672cm" svg:x2="11.551cm" svg:y2="10.67cm">
            <text:p/>
          </draw:line>
          <draw:line draw:style-name="gr8" draw:text-style-name="P1" draw:layer="layout" svg:x1="11.551cm" svg:y1="10.67cm" svg:x2="11.553cm" svg:y2="10.669cm">
            <text:p/>
          </draw:line>
          <draw:line draw:style-name="gr8" draw:text-style-name="P1" draw:layer="layout" svg:x1="11.554cm" svg:y1="10.668cm" svg:x2="11.556cm" svg:y2="10.667cm">
            <text:p/>
          </draw:line>
          <draw:line draw:style-name="gr8" draw:text-style-name="P1" draw:layer="layout" svg:x1="11.556cm" svg:y1="10.667cm" svg:x2="11.557cm" svg:y2="10.665cm">
            <text:p/>
          </draw:line>
          <draw:line draw:style-name="gr8" draw:text-style-name="P1" draw:layer="layout" svg:x1="11.557cm" svg:y1="10.665cm" svg:x2="11.559cm" svg:y2="10.664cm">
            <text:p/>
          </draw:line>
          <draw:line draw:style-name="gr8" draw:text-style-name="P1" draw:layer="layout" svg:x1="11.56cm" svg:y1="10.664cm" svg:x2="11.561cm" svg:y2="10.663cm">
            <text:p/>
          </draw:line>
          <draw:line draw:style-name="gr8" draw:text-style-name="P1" draw:layer="layout" svg:x1="11.561cm" svg:y1="10.662cm" svg:x2="11.563cm" svg:y2="10.66cm">
            <text:p/>
          </draw:line>
          <draw:line draw:style-name="gr8" draw:text-style-name="P1" draw:layer="layout" svg:x1="11.563cm" svg:y1="10.66cm" svg:x2="11.564cm" svg:y2="10.659cm">
            <text:p/>
          </draw:line>
          <draw:line draw:style-name="gr8" draw:text-style-name="P1" draw:layer="layout" svg:x1="11.565cm" svg:y1="10.659cm" svg:x2="11.566cm" svg:y2="10.657cm">
            <text:p/>
          </draw:line>
          <draw:line draw:style-name="gr8" draw:text-style-name="P1" draw:layer="layout" svg:x1="11.566cm" svg:y1="10.657cm" svg:x2="11.568cm" svg:y2="10.656cm">
            <text:p/>
          </draw:line>
          <draw:line draw:style-name="gr8" draw:text-style-name="P1" draw:layer="layout" svg:x1="11.568cm" svg:y1="10.655cm" svg:x2="11.569cm" svg:y2="10.653cm">
            <text:p/>
          </draw:line>
          <draw:line draw:style-name="gr8" draw:text-style-name="P1" draw:layer="layout" svg:x1="11.569cm" svg:y1="10.653cm" svg:x2="11.57cm" svg:y2="10.652cm">
            <text:p/>
          </draw:line>
          <draw:line draw:style-name="gr8" draw:text-style-name="P1" draw:layer="layout" svg:x1="11.57cm" svg:y1="10.652cm" svg:x2="11.571cm" svg:y2="10.65cm">
            <text:p/>
          </draw:line>
          <draw:line draw:style-name="gr8" draw:text-style-name="P1" draw:layer="layout" svg:x1="11.572cm" svg:y1="10.649cm" svg:x2="11.573cm" svg:y2="10.648cm">
            <text:p/>
          </draw:line>
          <draw:line draw:style-name="gr8" draw:text-style-name="P1" draw:layer="layout" svg:x1="11.573cm" svg:y1="10.648cm" svg:x2="11.573cm" svg:y2="10.647cm">
            <text:p/>
          </draw:line>
          <draw:line draw:style-name="gr8" draw:text-style-name="P1" draw:layer="layout" svg:x1="11.573cm" svg:y1="10.647cm" svg:x2="11.574cm" svg:y2="10.647cm">
            <text:p/>
          </draw:line>
          <draw:line draw:style-name="gr8" draw:text-style-name="P1" draw:layer="layout" svg:x1="11.574cm" svg:y1="10.647cm" svg:x2="11.574cm" svg:y2="10.646cm">
            <text:p/>
          </draw:line>
          <draw:line draw:style-name="gr8" draw:text-style-name="P1" draw:layer="layout" svg:x1="11.574cm" svg:y1="10.646cm" svg:x2="11.575cm" svg:y2="10.645cm">
            <text:p/>
          </draw:line>
          <draw:line draw:style-name="gr8" draw:text-style-name="P1" draw:layer="layout" svg:x1="11.575cm" svg:y1="10.645cm" svg:x2="11.575cm" svg:y2="10.644cm">
            <text:p/>
          </draw:line>
          <draw:line draw:style-name="gr8" draw:text-style-name="P1" draw:layer="layout" svg:x1="11.575cm" svg:y1="10.643cm" svg:x2="11.575cm" svg:y2="10.642cm">
            <text:p/>
          </draw:line>
          <draw:line draw:style-name="gr8" draw:text-style-name="P1" draw:layer="layout" svg:x1="11.575cm" svg:y1="10.642cm" svg:x2="11.576cm" svg:y2="10.641cm">
            <text:p/>
          </draw:line>
          <draw:line draw:style-name="gr8" draw:text-style-name="P1" draw:layer="layout" svg:x1="11.576cm" svg:y1="10.641cm" svg:x2="11.577cm" svg:y2="10.64cm">
            <text:p/>
          </draw:line>
          <draw:line draw:style-name="gr8" draw:text-style-name="P1" draw:layer="layout" svg:x1="11.578cm" svg:y1="10.64cm" svg:x2="11.578cm" svg:y2="10.639cm">
            <text:p/>
          </draw:line>
          <draw:line draw:style-name="gr8" draw:text-style-name="P1" draw:layer="layout" svg:x1="11.578cm" svg:y1="10.639cm" svg:x2="11.578cm" svg:y2="10.638cm">
            <text:p/>
          </draw:line>
          <draw:line draw:style-name="gr8" draw:text-style-name="P1" draw:layer="layout" svg:x1="11.578cm" svg:y1="10.638cm" svg:x2="11.578cm" svg:y2="10.637cm">
            <text:p/>
          </draw:line>
          <draw:line draw:style-name="gr8" draw:text-style-name="P1" draw:layer="layout" svg:x1="11.578cm" svg:y1="10.636cm" svg:x2="11.579cm" svg:y2="10.635cm">
            <text:p/>
          </draw:line>
          <draw:line draw:style-name="gr8" draw:text-style-name="P1" draw:layer="layout" svg:x1="11.579cm" svg:y1="10.635cm" svg:x2="11.579cm" svg:y2="10.634cm">
            <text:p/>
          </draw:line>
          <draw:line draw:style-name="gr8" draw:text-style-name="P1" draw:layer="layout" svg:x1="11.579cm" svg:y1="10.634cm" svg:x2="11.58cm" svg:y2="10.633cm">
            <text:p/>
          </draw:line>
          <draw:line draw:style-name="gr8" draw:text-style-name="P1" draw:layer="layout" svg:x1="11.58cm" svg:y1="10.633cm" svg:x2="11.58cm" svg:y2="10.632cm">
            <text:p/>
          </draw:line>
          <draw:line draw:style-name="gr8" draw:text-style-name="P1" draw:layer="layout" svg:x1="11.58cm" svg:y1="10.632cm" svg:x2="11.58cm" svg:y2="10.631cm">
            <text:p/>
          </draw:line>
          <draw:line draw:style-name="gr8" draw:text-style-name="P1" draw:layer="layout" svg:x1="11.58cm" svg:y1="10.63cm" svg:x2="11.58cm" svg:y2="10.629cm">
            <text:p/>
          </draw:line>
          <draw:line draw:style-name="gr8" draw:text-style-name="P1" draw:layer="layout" svg:x1="11.58cm" svg:y1="10.629cm" svg:x2="11.58cm" svg:y2="10.628cm">
            <text:p/>
          </draw:line>
          <draw:line draw:style-name="gr8" draw:text-style-name="P1" draw:layer="layout" svg:x1="11.58cm" svg:y1="10.628cm" svg:x2="11.58cm" svg:y2="10.627cm">
            <text:p/>
          </draw:line>
          <draw:line draw:style-name="gr8" draw:text-style-name="P1" draw:layer="layout" svg:x1="11.58cm" svg:y1="10.627cm" svg:x2="11.58cm" svg:y2="10.626cm">
            <text:p/>
          </draw:line>
          <draw:line draw:style-name="gr8" draw:text-style-name="P1" draw:layer="layout" svg:x1="11.58cm" svg:y1="10.626cm" svg:x2="11.581cm" svg:y2="10.625cm">
            <text:p/>
          </draw:line>
          <draw:line draw:style-name="gr8" draw:text-style-name="P1" draw:layer="layout" svg:x1="11.581cm" svg:y1="10.624cm" svg:x2="11.581cm" svg:y2="10.623cm">
            <text:p/>
          </draw:line>
          <draw:line draw:style-name="gr8" draw:text-style-name="P1" draw:layer="layout" svg:x1="11.581cm" svg:y1="10.623cm" svg:x2="11.581cm" svg:y2="10.622cm">
            <text:p/>
          </draw:line>
          <draw:line draw:style-name="gr8" draw:text-style-name="P1" draw:layer="layout" svg:x1="11.581cm" svg:y1="10.622cm" svg:x2="11.581cm" svg:y2="10.621cm">
            <text:p/>
          </draw:line>
          <draw:line draw:style-name="gr8" draw:text-style-name="P1" draw:layer="layout" svg:x1="11.581cm" svg:y1="10.621cm" svg:x2="11.581cm" svg:y2="10.62cm">
            <text:p/>
          </draw:line>
          <draw:line draw:style-name="gr8" draw:text-style-name="P1" draw:layer="layout" svg:x1="11.581cm" svg:y1="10.62cm" svg:x2="11.581cm" svg:y2="10.619cm">
            <text:p/>
          </draw:line>
          <draw:line draw:style-name="gr8" draw:text-style-name="P1" draw:layer="layout" svg:x1="11.581cm" svg:y1="10.619cm" svg:x2="11.581cm" svg:y2="10.618cm">
            <text:p/>
          </draw:line>
          <draw:line draw:style-name="gr8" draw:text-style-name="P1" draw:layer="layout" svg:x1="11.581cm" svg:y1="10.617cm" svg:x2="11.581cm" svg:y2="10.616cm">
            <text:p/>
          </draw:line>
          <draw:line draw:style-name="gr8" draw:text-style-name="P1" draw:layer="layout" svg:x1="11.581cm" svg:y1="10.616cm" svg:x2="11.58cm" svg:y2="10.615cm">
            <text:p/>
          </draw:line>
          <draw:line draw:style-name="gr8" draw:text-style-name="P1" draw:layer="layout" svg:x1="11.58cm" svg:y1="10.615cm" svg:x2="11.58cm" svg:y2="10.614cm">
            <text:p/>
          </draw:line>
          <draw:line draw:style-name="gr8" draw:text-style-name="P1" draw:layer="layout" svg:x1="11.58cm" svg:y1="10.614cm" svg:x2="11.58cm" svg:y2="10.613cm">
            <text:p/>
          </draw:line>
          <draw:line draw:style-name="gr8" draw:text-style-name="P1" draw:layer="layout" svg:x1="11.58cm" svg:y1="10.613cm" svg:x2="11.58cm" svg:y2="10.612cm">
            <text:p/>
          </draw:line>
          <draw:line draw:style-name="gr8" draw:text-style-name="P1" draw:layer="layout" svg:x1="11.58cm" svg:y1="10.611cm" svg:x2="11.58cm" svg:y2="10.61cm">
            <text:p/>
          </draw:line>
          <draw:line draw:style-name="gr8" draw:text-style-name="P1" draw:layer="layout" svg:x1="11.58cm" svg:y1="10.61cm" svg:x2="11.58cm" svg:y2="10.609cm">
            <text:p/>
          </draw:line>
          <draw:line draw:style-name="gr8" draw:text-style-name="P1" draw:layer="layout" svg:x1="11.58cm" svg:y1="10.609cm" svg:x2="11.579cm" svg:y2="10.608cm">
            <text:p/>
          </draw:line>
          <draw:line draw:style-name="gr8" draw:text-style-name="P1" draw:layer="layout" svg:x1="11.579cm" svg:y1="10.608cm" svg:x2="11.579cm" svg:y2="10.607cm">
            <text:p/>
          </draw:line>
          <draw:line draw:style-name="gr8" draw:text-style-name="P1" draw:layer="layout" svg:x1="11.579cm" svg:y1="10.607cm" svg:x2="11.578cm" svg:y2="10.606cm">
            <text:p/>
          </draw:line>
          <draw:line draw:style-name="gr8" draw:text-style-name="P1" draw:layer="layout" svg:x1="11.578cm" svg:y1="10.605cm" svg:x2="11.578cm" svg:y2="10.604cm">
            <text:p/>
          </draw:line>
          <draw:line draw:style-name="gr8" draw:text-style-name="P1" draw:layer="layout" svg:x1="11.578cm" svg:y1="10.604cm" svg:x2="11.578cm" svg:y2="10.603cm">
            <text:p/>
          </draw:line>
          <draw:line draw:style-name="gr8" draw:text-style-name="P1" draw:layer="layout" svg:x1="11.578cm" svg:y1="10.603cm" svg:x2="11.578cm" svg:y2="10.602cm">
            <text:p/>
          </draw:line>
          <draw:line draw:style-name="gr8" draw:text-style-name="P1" draw:layer="layout" svg:x1="11.577cm" svg:y1="10.602cm" svg:x2="11.576cm" svg:y2="10.601cm">
            <text:p/>
          </draw:line>
          <draw:line draw:style-name="gr8" draw:text-style-name="P1" draw:layer="layout" svg:x1="11.576cm" svg:y1="10.601cm" svg:x2="11.576cm" svg:y2="10.6cm">
            <text:p/>
          </draw:line>
          <draw:line draw:style-name="gr8" draw:text-style-name="P1" draw:layer="layout" svg:x1="11.576cm" svg:y1="10.6cm" svg:x2="11.575cm" svg:y2="10.6cm">
            <text:p/>
          </draw:line>
          <draw:line draw:style-name="gr8" draw:text-style-name="P1" draw:layer="layout" svg:x1="11.575cm" svg:y1="10.6cm" svg:x2="11.575cm" svg:y2="10.599cm">
            <text:p/>
          </draw:line>
          <draw:line draw:style-name="gr8" draw:text-style-name="P1" draw:layer="layout" svg:x1="11.575cm" svg:y1="10.598cm" svg:x2="11.575cm" svg:y2="10.597cm">
            <text:p/>
          </draw:line>
          <draw:line draw:style-name="gr8" draw:text-style-name="P1" draw:layer="layout" svg:x1="11.575cm" svg:y1="10.597cm" svg:x2="11.574cm" svg:y2="10.596cm">
            <text:p/>
          </draw:line>
          <draw:line draw:style-name="gr8" draw:text-style-name="P1" draw:layer="layout" svg:x1="11.574cm" svg:y1="10.596cm" svg:x2="11.574cm" svg:y2="10.595cm">
            <text:p/>
          </draw:line>
          <draw:line draw:style-name="gr8" draw:text-style-name="P1" draw:layer="layout" svg:x1="11.574cm" svg:y1="10.595cm" svg:x2="11.573cm" svg:y2="10.594cm">
            <text:p/>
          </draw:line>
          <draw:line draw:style-name="gr8" draw:text-style-name="P1" draw:layer="layout" svg:x1="11.573cm" svg:y1="10.594cm" svg:x2="11.572cm" svg:y2="10.593cm">
            <text:p/>
          </draw:line>
          <draw:line draw:style-name="gr8" draw:text-style-name="P1" draw:layer="layout" svg:x1="11.571cm" svg:y1="10.592cm" svg:x2="11.57cm" svg:y2="10.59cm">
            <text:p/>
          </draw:line>
          <draw:line draw:style-name="gr8" draw:text-style-name="P1" draw:layer="layout" svg:x1="11.57cm" svg:y1="10.59cm" svg:x2="11.569cm" svg:y2="10.589cm">
            <text:p/>
          </draw:line>
          <draw:line draw:style-name="gr8" draw:text-style-name="P1" draw:layer="layout" svg:x1="11.569cm" svg:y1="10.589cm" svg:x2="11.568cm" svg:y2="10.587cm">
            <text:p/>
          </draw:line>
          <draw:line draw:style-name="gr8" draw:text-style-name="P1" draw:layer="layout" svg:x1="11.568cm" svg:y1="10.586cm" svg:x2="11.566cm" svg:y2="10.585cm">
            <text:p/>
          </draw:line>
          <draw:line draw:style-name="gr8" draw:text-style-name="P1" draw:layer="layout" svg:x1="11.566cm" svg:y1="10.585cm" svg:x2="11.565cm" svg:y2="10.583cm">
            <text:p/>
          </draw:line>
          <draw:line draw:style-name="gr8" draw:text-style-name="P1" draw:layer="layout" svg:x1="11.564cm" svg:y1="10.583cm" svg:x2="11.563cm" svg:y2="10.582cm">
            <text:p/>
          </draw:line>
          <draw:line draw:style-name="gr8" draw:text-style-name="P1" draw:layer="layout" svg:x1="11.563cm" svg:y1="10.581cm" svg:x2="11.561cm" svg:y2="10.579cm">
            <text:p/>
          </draw:line>
          <draw:line draw:style-name="gr8" draw:text-style-name="P1" draw:layer="layout" svg:x1="11.561cm" svg:y1="10.579cm" svg:x2="11.56cm" svg:y2="10.578cm">
            <text:p/>
          </draw:line>
          <draw:line draw:style-name="gr8" draw:text-style-name="P1" draw:layer="layout" svg:x1="11.559cm" svg:y1="10.578cm" svg:x2="11.557cm" svg:y2="10.576cm">
            <text:p/>
          </draw:line>
          <draw:line draw:style-name="gr8" draw:text-style-name="P1" draw:layer="layout" svg:x1="11.557cm" svg:y1="10.576cm" svg:x2="11.556cm" svg:y2="10.575cm">
            <text:p/>
          </draw:line>
          <draw:line draw:style-name="gr8" draw:text-style-name="P1" draw:layer="layout" svg:x1="11.556cm" svg:y1="10.575cm" svg:x2="11.554cm" svg:y2="10.574cm">
            <text:p/>
          </draw:line>
          <draw:line draw:style-name="gr8" draw:text-style-name="P1" draw:layer="layout" svg:x1="11.553cm" svg:y1="10.573cm" svg:x2="11.551cm" svg:y2="10.571cm">
            <text:p/>
          </draw:line>
          <draw:line draw:style-name="gr8" draw:text-style-name="P1" draw:layer="layout" svg:x1="11.551cm" svg:y1="10.571cm" svg:x2="11.55cm" svg:y2="10.57cm">
            <text:p/>
          </draw:line>
          <draw:line draw:style-name="gr8" draw:text-style-name="P1" draw:layer="layout" svg:x1="11.55cm" svg:y1="10.57cm" svg:x2="11.548cm" svg:y2="10.569cm">
            <text:p/>
          </draw:line>
          <draw:line draw:style-name="gr8" draw:text-style-name="P1" draw:layer="layout" svg:x1="11.548cm" svg:y1="10.569cm" svg:x2="11.546cm" svg:y2="10.568cm">
            <text:p/>
          </draw:line>
          <draw:line draw:style-name="gr8" draw:text-style-name="P1" draw:layer="layout" svg:x1="11.545cm" svg:y1="10.567cm" svg:x2="11.544cm" svg:y2="10.566cm">
            <text:p/>
          </draw:line>
          <draw:line draw:style-name="gr8" draw:text-style-name="P1" draw:layer="layout" svg:x1="11.544cm" svg:y1="10.566cm" svg:x2="11.542cm" svg:y2="10.564cm">
            <text:p/>
          </draw:line>
          <draw:line draw:style-name="gr8" draw:text-style-name="P1" draw:layer="layout" svg:x1="11.542cm" svg:y1="10.564cm" svg:x2="11.54cm" svg:y2="10.563cm">
            <text:p/>
          </draw:line>
          <draw:ellipse draw:style-name="gr7" draw:text-style-name="P1" draw:layer="layout" svg:width="0.443cm" svg:height="0.442cm" svg:x="8.819cm" svg:y="11.645cm" draw:kind="arc" draw:start-angle="243.16" draw:end-angle="296.84">
            <text:p/>
          </draw:ellipse>
          <draw:circle draw:style-name="gr7" draw:text-style-name="P1" draw:layer="layout" svg:width="0.442cm" svg:height="0.442cm" svg:x="7.62cm" svg:y="8.462cm" draw:kind="arc" draw:start-angle="63.16" draw:end-angle="116.84">
            <text:p/>
          </draw:circle>
          <draw:polyline draw:style-name="gr8" draw:text-style-name="P1" draw:layer="layout" svg:width="0.067cm" svg:height="0.102cm" draw:transform="skewX (0.0172787595947438) rotate (-2.66721216289773) translate (5.38686615681852cm 9.96318025015716cm)" svg:viewBox="0 0 68 103" draw:points="0,103 3,103 5,103 8,103 10,102 12,102 15,101 17,101 20,101 23,100 24,99 27,99 29,98 31,97 34,96 36,95 38,94 39,93 41,92 43,91 44,90 45,91 45,90 47,89 47,88 49,88 49,87 50,86 51,86 51,85 52,84 54,83 54,82 55,81 56,81 57,80 57,79 58,78 59,77 60,76 60,75 61,74 61,73 62,72 63,71 63,70 64,69 64,68 65,67 65,66 66,64 65,63 66,62 66,61 67,60 67,59 67,57 67,56 67,54 67,53 68,52 67,51 68,50 67,48 68,47 67,45 68,44 67,43 67,41 67,38 66,37 66,34 66,32 64,29 64,28 64,25 62,23 62,20 61,18 59,16 59,13 57,11 56,9 55,7 54,5 52,2 51,0">
            <text:p/>
          </draw:polyline>
          <draw:line draw:style-name="gr8" draw:text-style-name="P1" draw:layer="layout" svg:x1="9.14cm" svg:y1="12.064cm" svg:x2="11.54cm" svg:y2="10.678cm">
            <text:p/>
          </draw:line>
          <draw:line draw:style-name="gr8" draw:text-style-name="P1" draw:layer="layout" svg:x1="5.342cm" svg:y1="9.986cm" svg:x2="8.941cm" svg:y2="12.063cm">
            <text:p/>
          </draw:line>
          <draw:line draw:style-name="gr8" draw:text-style-name="P1" draw:layer="layout" svg:x1="7.742cm" svg:y1="8.485cm" svg:x2="5.342cm" svg:y2="9.871cm">
            <text:p/>
          </draw:line>
          <draw:line draw:style-name="gr8" draw:text-style-name="P1" draw:layer="layout" svg:x1="11.54cm" svg:y1="10.562cm" svg:x2="7.941cm" svg:y2="8.485cm">
            <text:p/>
          </draw:line>
          <draw:polyline draw:style-name="gr8" draw:text-style-name="P1" draw:layer="layout" svg:width="0.271cm" svg:height="0.198cm" draw:transform="rotate (0.465130245656489) translate (10.4737014337609cm 10.5931598270058cm)" svg:viewBox="0 0 272 199" draw:points="201,198 203,198 206,198 209,197 212,197 215,197 216,197 219,196 222,196 224,195 227,194 229,194 232,193 233,192 236,191 238,191 240,189 242,187 245,187 245,186 247,186 247,185 249,184 250,183 251,183 252,182 253,181 254,180 254,179 256,178 257,177 258,177 259,176 259,175 260,174 261,173 262,172 262,171 263,170 263,169 264,168 265,167 265,166 266,165 266,163 267,162 267,161 268,160 268,159 269,158 269,157 270,156 269,154 270,153 270,152 271,151 270,150 271,149 271,148 270,147 271,146 271,145 271,143 271,142 271,141 271,140 272,138 271,138 271,137 271,135 271,134 270,131 270,129 270,127 269,125 268,122 268,120 268,118 266,116 265,112 265,111 264,108 262,106 261,104 260,102 259,99 257,96 256,94 254,92 253,91 252,89 249,86 248,84 246,82 244,79 243,77 240,75 236,70 232,65 227,60 223,57 217,52 212,47 206,43 199,40 194,35 186,32 180,27 174,24 167,21 160,18 153,15 146,13 140,10 133,8 126,6 119,4 113,3 105,2 99,1 93,1 90,1 87,1 85,1 81,0 78,0 76,0 73,0 70,0 68,0 65,0 63,1 60,2 57,2 55,2 53,2 50,3 47,3 45,5 43,5 40,6 38,6 36,8 34,8 31,10 29,10 27,12 27,13 25,13 25,14 23,14 23,15 21,15 21,16 19,17 19,18 18,19 17,20 16,21 14,21 14,22 13,23 13,24 11,25 11,26 10,27 10,28 9,29 7,30 7,31 6,32 6,33 5,34 5,35 4,36 4,37 3,38 4,39 4,40 3,41 3,42 2,43 2,44 2,46 2,47 1,48 1,49 1,50 1,51 1,53 1,54 0,55 1,57 0,58 1,59 1,61 1,62 1,64 1,65 1,66 1,69 2,72 3,74 3,76 4,79 4,81 6,83 6,86 7,88 9,90 9,93 11,95 12,97 14,99 14,102 15,104 17,106 19,108 20,110 22,113 23,115 26,117 28,120 29,122 31,124 35,129 39,133 45,138 49,142 55,147 61,151 67,155 73,159 79,164 85,167 92,172 98,175 105,178 111,180 119,184 126,186 133,188 140,190 146,193 153,195 160,195 166,197 172,197 178,198 182,198 185,198 187,198 190,198 193,198 196,199 199,199 201,198">
            <text:p/>
          </draw:polyline>
          <draw:polyline draw:style-name="gr8" draw:text-style-name="P1" draw:layer="layout" svg:width="0.121cm" svg:height="0.121cm" draw:transform="rotate (0.790110552377833) translate (10.5531383298479cm 10.678299983542cm)" svg:viewBox="0 0 122 122" draw:points="98,122 100,122 101,122 102,121 104,121 105,121 105,120 106,121 107,120 108,119 109,118 110,118 111,117 112,116 113,116 114,115 115,114 116,113 116,112 116,111 117,110 118,109 119,108 118,107 119,106 120,105 120,104 121,103 120,102 121,101 121,100 121,100 122,99 121,98 122,97 122,95 122,94 122,92 122,91 122,90 122,89 122,87 122,85 122,84 121,81 120,80 119,78 119,76 118,75 118,74 117,73 117,71 117,69 117,68 117,67 114,64 112,61 112,58 110,55 108,52 106,49 104,46 102,43 99,41 97,36 94,34 92,31 89,29 86,25 82,24 80,21 77,19 74,17 71,14 68,13 65,11 61,9 59,9 56,6 55,6 54,5 52,5 50,4 49,3 47,3 46,3 45,3 43,3 41,1 40,1 38,1 35,0 35,1 34,0 33,1 32,0 30,0 30,1 29,0 28,1 27,0 26,1 24,1 23,1 22,2 20,2 19,2 18,2 17,3 15,3 14,4 14,5 13,4 12,5 11,6 10,7 9,7 8,8 8,9 7,10 6,11 5,12 4,12 3,13 4,14 3,15 3,16 3,18 2,18 1,19 1,21 1,23 0,23">
            <text:p/>
          </draw:polyline>
          <draw:polyline draw:style-name="gr8" draw:text-style-name="P1" draw:layer="layout" svg:width="0.078cm" svg:height="0.119cm" draw:transform="skewX (0.0169296937443448) rotate (0.785398163397448) translate (7.7875098853286cm 9.03206037256095cm)" svg:viewBox="0 0 79 120" draw:points="0,0 2,0 3,1 4,1 5,2 7,2 8,3 10,3 11,4 14,5 17,7 20,8 24,10 26,13 30,14 32,17 36,18 38,21 41,24 44,25 48,29 50,31 52,34 54,37 58,40 60,44 62,46 64,50 66,52 68,55 69,58 71,61 72,64 73,66 73,67 74,68 74,70 75,71 75,72 76,73 76,75 77,77 77,79 77,81 78,83 78,85 79,86 78,87 79,87 78,88 79,89 79,91 79,92 78,93 79,94 78,95 79,96 78,97 77,97 78,98 77,99 77,101 77,102 77,103 77,103 76,104 76,106 75,107 74,108 73,108 72,109 73,110 72,111 72,112 71,113 70,113 69,114 67,114 67,115 66,116 65,117 63,117 62,118 62,118 61,118 60,118 59,119 58,118 57,119 57,120 56,119">
            <text:p/>
          </draw:polyline>
          <draw:circle draw:style-name="gr7" draw:text-style-name="P1" draw:layer="layout" svg:width="0.063cm" svg:height="0.063cm" svg:x="7.766cm" svg:y="9.031cm" draw:kind="arc" draw:start-angle="107.74" draw:end-angle="212.47">
            <text:p/>
          </draw:circle>
          <draw:polyline draw:style-name="gr8" draw:text-style-name="P1" draw:layer="layout" svg:width="0.044cm" svg:height="0.04cm" draw:transform="skewX (0.0200712863979347) rotate (2.04727121258935) translate (10.610724016344cm 9.49396640582745cm)" svg:viewBox="0 0 45 41" draw:points="12,0 42,1 45,41 0,18">
            <text:p/>
          </draw:polyline>
          <draw:polyline draw:style-name="gr8" draw:text-style-name="P1" draw:layer="layout" svg:width="0.052cm" svg:height="0.033cm" draw:transform="rotate (-0.14486232791553) translate (10.6268128649716cm 9.43615016875118cm)" svg:viewBox="0 0 53 34" draw:points="0,0 48,0 53,34">
            <text:p/>
          </draw:polyline>
          <draw:polyline draw:style-name="gr8" draw:text-style-name="P1" draw:layer="layout" svg:width="0.033cm" svg:height="0.079cm" draw:transform="skewX (0.0212930168743309) rotate (-1.11264739814639) translate (10.6743524710847cm 9.44328116507168cm)" svg:viewBox="0 0 34 80" draw:points="0,0 30,0 34,40 7,80">
            <text:p/>
          </draw:polyline>
          <draw:ellipse draw:style-name="gr7" draw:text-style-name="P1" draw:layer="layout" svg:width="0.221cm" svg:height="0.219cm" svg:x="10.53cm" svg:y="9.349cm" draw:kind="arc" draw:start-angle="243.16" draw:end-angle="296.84">
            <text:p/>
          </draw:ellipse>
          <draw:polyline draw:style-name="gr8" draw:text-style-name="P1" draw:layer="layout" svg:width="0.219cm" svg:height="0.221cm" draw:transform="skewX (0.00645771823237918) rotate (2.35619449019234) translate (10.638566724828cm 9.61904715541615cm)" svg:viewBox="0 0 220 222" draw:points="83,218 84,218 87,217 89,216 92,215 94,214 97,213 100,213 102,210 107,208 113,206 118,203 124,200 129,197 135,192 140,189 146,185 151,180 156,176 161,171 166,166 171,161 176,156 180,150 184,146 188,140 192,134 196,129 199,124 202,118 205,113 207,108 210,102 211,100 212,97 213,95 214,92 215,90 216,87 216,85 217,82 217,81 218,78 219,76 219,72 219,71 220,68 220,66 220,64 220,61 220,59 220,57 220,54 220,52 219,50 220,47 219,45 219,43 219,40 219,39 218,38 218,36 217,35 218,34 217,34 216,33 216,31 215,30 215,29 214,28 213,27 213,26 213,24 212,24 211,23 210,22 210,20 209,19 208,18 208,18 207,17 206,16 205,15 204,14 203,13 202,13 202,12 201,11 200,10 198,10 197,9 197,8 196,8 194,8 193,7 192,6 191,6 190,5 189,4 188,5 187,4 186,3 185,3 184,3 183,3 182,3 181,3 180,2 178,2 175,1 174,1 170,1 169,1 166,0 164,1 162,1 159,0 157,1 154,2 153,2 149,2 148,2 145,3 143,3 140,4 139,4 136,5 133,6 131,7 128,8 126,8 123,9 121,10 118,11 113,13 107,17 102,18 97,23 92,26 87,29 81,34 75,38 70,41 65,46 60,51 55,56 50,61 45,66 41,71 36,76 32,82 29,87 25,93 21,98 18,103 16,109 12,114 11,119 9,123 8,125 7,128 7,130 6,133 5,135 4,138 4,140 3,142 2,145 2,147 2,149 1,151 1,155 1,156 0,159 0,161 0,164 0,166 0,167 0,171 0,172 1,175 1,176 2,179 1,182 2,182 3,183 3,185 3,187 4,187 4,189 4,190 4,192 5,192 6,193 6,195 7,196 8,197 8,198 9,199 10,200 10,201 11,202 11,203 12,204 13,205 14,206 15,207 15,208 16,208 17,209 18,210 19,211 20,210 21,211 21,212 22,213 23,213 24,214 25,213 26,214 26,215 27,216 29,216 30,217 31,217 32,218 33,219 35,219 37,219 37,219 39,219 40,220 43,220 45,220 47,221 49,221 52,222 54,221 57,222 58,222 61,221 63,222 66,221 68,221 70,220 73,219 75,220 78,219 80,219 83,218">
            <text:p/>
          </draw:polyline>
          <draw:ellipse draw:style-name="gr7" draw:text-style-name="P1" draw:layer="layout" svg:width="0.177cm" svg:height="0.176cm" svg:x="10.551cm" svg:y="9.597cm" draw:kind="arc" draw:start-angle="243.43" draw:end-angle="297.26">
            <text:p/>
          </draw:ellipse>
          <draw:polyline draw:style-name="gr8" draw:text-style-name="P1" draw:layer="layout" svg:width="0.039cm" svg:height="0.14cm" draw:transform="rotate (-1.5707963267949) translate (10.7100071756696cm 9.72852101789174cm)" svg:viewBox="0 0 40 141" draw:points="0,0 1,0 2,0 4,0 5,0 6,0 7,1 8,1 10,1 11,2 12,2 13,2 13,4 14,4 15,5 17,6 18,6 18,7 19,7 20,8 21,10 21,11 23,11 24,12 24,13 25,14 26,15 27,17 27,18 29,19 29,20 30,21 30,23 31,24 31,25 32,26 32,27 33,29 33,30 34,33 36,36 37,39 38,43 38,45 39,49 39,52 40,56 40,59 40,63 40,67 40,70 40,74 40,77 40,81 40,84 39,88 39,92 38,95 38,99 37,101 36,105 34,107 33,111 33,112 32,113 32,114 31,115 31,116 30,118 30,119 29,120 29,121 27,122 27,124 26,125 26,126 25,127 24,127 24,128 23,130 21,131 20,132 19,133 18,134 17,135 15,135 14,137 13,137 13,138 12,138 11,138 11,139 10,139 8,139 8,140 7,140 6,140 5,140 4,140 2,141 1,141 0,141">
            <text:p/>
          </draw:polyline>
          <draw:polyline draw:style-name="gr8" draw:text-style-name="P1" draw:layer="layout" svg:width="0.077cm" svg:height="0.049cm" draw:transform="rotate (-0.150796447372311) translate (7.81408295413011cm 7.81759603908058cm)" svg:viewBox="0 0 78 50" draw:points="0,50 47,50 78,25 62,0 67,34">
            <text:p/>
          </draw:polyline>
          <draw:polyline draw:style-name="gr8" draw:text-style-name="P1" draw:layer="layout" svg:width="0.047cm" svg:height="0.05cm" draw:transform="skewX (-0.0195476876223365) rotate (2.99376326594587) translate (7.86899683341919cm 7.87701367901122cm)" svg:viewBox="0 0 48 51" draw:points="0,50 48,51 42,0">
            <text:p/>
          </draw:polyline>
          <draw:polyline draw:style-name="gr8" draw:text-style-name="P1" draw:layer="layout" svg:width="0.041cm" svg:height="0.029cm" draw:transform="skewX (0.0207694180987325) rotate (-2.60123871717235) translate (7.8426989001699cm 7.84563030284667cm)" svg:viewBox="0 0 42 30" draw:points="0,30 40,30 42,0">
            <text:p/>
          </draw:polyline>
          <draw:circle draw:style-name="gr7" draw:text-style-name="P1" draw:layer="layout" svg:width="0.221cm" svg:height="0.221cm" svg:x="7.731cm" svg:y="7.732cm" draw:kind="arc" draw:start-angle="243.16" draw:end-angle="296.84">
            <text:p/>
          </draw:circle>
          <draw:polyline draw:style-name="gr8" draw:text-style-name="P1" draw:layer="layout" svg:width="0.219cm" svg:height="0.221cm" draw:transform="skewX (0.00645771823237913) rotate (-0.785398163397448) translate (7.84170568840365cm 7.6909592439003cm)" svg:viewBox="0 0 220 222" draw:points="138,4 141,4 144,3 145,3 148,3 150,2 152,2 154,1 158,1 160,1 161,1 165,1 166,1 169,0 171,1 173,1 175,2 177,2 180,3 181,3 183,3 184,3 186,3 186,4 188,4 189,5 191,5 191,6 192,7 194,7 195,8 196,8 197,9 197,8 198,9 199,10 200,11 201,12 202,13 202,13 204,13 205,14 206,15 207,16 208,17 208,18 208,19 209,20 210,21 211,22 212,23 212,24 213,25 213,26 214,27 214,29 215,29 216,30 216,32 217,33 217,34 218,35 218,37 219,38 218,39 219,39 219,41 219,44 219,45 220,48 220,50 220,51 220,55 220,56 220,60 220,61 220,63 220,66 220,69 220,71 219,73 218,76 218,77 217,80 216,82 216,85 216,87 215,89 214,92 213,94 212,97 211,100 210,103 208,108 205,113 202,118 199,124 196,129 192,135 189,140 184,145 180,151 175,156 171,161 166,166 161,171 156,176 151,181 145,185 141,189 135,193 130,197 123,200 118,203 112,206 108,208 102,211 100,212 97,213 94,213 92,214 89,215 88,217 84,217 82,218 79,219 78,219 75,219 73,220 71,220 68,221 66,222 63,221 61,222 59,222 56,222 54,222 52,221 49,222 47,222 45,221 43,221 41,220 40,219 38,219 37,219 36,219 34,219 33,218 31,218 31,217 29,217 28,216 27,215 26,215 25,214 24,213 23,213 21,213 21,212 20,211 19,210 18,209 17,208 16,208 15,207 15,206 14,205 13,204 12,203 11,203 10,202 10,201 10,199 9,198 8,197 7,197 7,195 6,194 5,193 5,192 4,191 4,189 4,188 4,187 3,186 3,184 2,183 3,182 2,182 1,179 1,177 0,175 0,173 0,170 0,168 0,166 0,163 0,161 1,159 0,156 1,154 2,151 2,150 2,147 3,145 3,143 3,140 4,137 5,134 6,132 7,129 8,128 9,125 10,123 11,120 13,114 15,109 18,104 21,99 25,92 28,87 32,82 36,77 41,71 46,66 50,61 55,55 60,50 65,47 70,42 76,38 81,33 86,29 92,25 97,23 102,19 108,16 113,13 118,12 121,11 124,9 127,8 128,7 131,6 133,5 135,5 138,4">
            <text:p/>
          </draw:polyline>
          <draw:circle draw:style-name="gr7" draw:text-style-name="P1" draw:layer="layout" svg:width="0.177cm" svg:height="0.178cm" svg:x="7.752cm" svg:y="7.98cm" draw:kind="arc" draw:start-angle="243.78" draw:end-angle="296.91">
            <text:p/>
          </draw:circle>
          <draw:polyline draw:style-name="gr8" draw:text-style-name="P1" draw:layer="layout" svg:width="0.041cm" svg:height="0.14cm" draw:transform="rotate (-1.5707963267949) translate (7.91111286576142cm 8.11216185191138cm)" svg:viewBox="0 0 42 141" draw:points="0,141 1,141 2,141 4,141 5,140 6,140 7,140 8,140 10,139 11,139 12,139 12,138 13,138 14,138 14,137 15,135 17,135 18,134 19,134 19,133 20,132 21,132 21,131 23,130 24,128 25,127 26,126 26,125 27,124 29,122 29,121 30,120 30,119 31,118 31,116 32,115 32,114 33,113 33,112 34,111 36,108 36,105 37,102 38,99 39,95 39,92 40,88 40,86 40,82 42,77 42,74 42,70 42,67 42,63 40,59 40,56 40,52 39,49 39,45 38,43 37,39 36,36 36,33 34,31 33,29 33,27 32,26 32,25 31,24 31,23 30,21 30,20 29,19 29,18 27,18 26,17 26,15 25,14 24,13 24,12 23,12 21,11 21,10 20,8 19,8 19,7 18,6 17,6 15,5 14,5 14,4 13,4 12,2 11,2 10,1 8,1 7,1 6,0 5,0 4,0 2,0 1,0 0,0">
            <text:p/>
          </draw:polyline>
          <draw:polyline draw:style-name="gr8" draw:text-style-name="P1" draw:layer="layout" svg:width="0.14cm" svg:height="0.08cm" draw:transform="rotate (-3.14159265358979) translate (7.91111286576142cm 15.5509795135813cm)" svg:viewBox="0 0 141 81" draw:points="120,12 121,12 122,13 124,13 125,14 126,14 127,15 128,17 130,18 131,19 132,19 132,20 133,21 134,23 135,24 135,25 137,26 138,27 138,29 139,30 139,31 140,32 140,33 140,34 140,36 141,37 141,38 141,39 141,40 141,42 141,43 141,44 140,44 140,45 140,46 140,48 140,49 139,49 139,50 139,51 138,51 138,52 138,53 137,55 135,56 134,57 134,58 133,59 132,61 131,62 130,63 128,63 128,64 127,65 126,65 125,67 124,67 122,68 121,69 120,69 119,70 118,70 116,71 115,71 114,72 113,72 112,74 111,74 108,75 105,76 102,77 99,77 95,78 92,80 88,80 86,80 82,81 77,81 74,81 70,81 67,81 63,81 59,81 56,80 52,80 49,80 45,78 43,77 39,77 36,76 33,75 31,74 29,74 27,72 26,72 25,71 24,71 23,70 21,70 20,69 19,69 18,68 18,67 17,67 15,65 14,65 13,64 12,63 11,62 10,61 8,61 8,59 7,58 6,57 6,56 5,56 5,55 4,55 4,53 4,52 2,52 2,51 2,50 1,50 1,49 1,48 1,46 0,46 0,45 0,44 0,43 0,42 0,40 0,39 0,38 0,37 0,36 0,34 1,34 1,33 1,32 1,31 2,31 2,30 2,29 4,27 4,26 5,26 5,25 6,24 6,23 7,23 8,21 8,20 10,19 11,19 12,18 12,17 13,17 14,15 15,14 17,14 18,13 19,12 20,12 21,11 23,11 24,10 25,8 26,8 27,8 29,7 31,7 33,6 36,5 39,4 43,2 45,2 49,1 52,1 56,0 59,0 63,0 67,0 70,0 74,0 77,0 82,0 86,0 88,1 92,1 95,2 99,2 102,4 105,5 108,6 111,7 112,7 113,8 114,8 115,8 116,10 118,11 119,11 120,12">
            <text:p/>
          </draw:polyline>
          <draw:polyline draw:style-name="gr8" draw:text-style-name="P1" draw:layer="layout" svg:width="0.115cm" svg:height="0.115cm" draw:transform="rotate (-0.780336708566665) translate (10.6392605014771cm 17.0448907967652cm)" svg:viewBox="0 0 116 116" draw:points="43,113 44,113 45,112 47,112 48,112 49,112 50,111 52,111 53,110 56,108 59,107 62,106 64,104 67,102 71,101 73,98 76,97 79,94 82,92 84,89 87,87 89,84 92,82 94,79 97,77 98,73 101,71 103,67 104,65 106,62 108,59 109,56 110,53 111,52 111,51 112,50 112,48 113,47 113,46 114,45 114,43 115,42 115,41 115,39 115,38 115,37 115,36 115,35 115,33 116,32 115,31 115,30 116,29 116,27 115,26 115,25 115,23 115,21 115,20 115,19 114,18 114,16 113,15 112,14 112,13 111,12 111,11 110,10 109,9 108,9 107,8 106,7 105,6 105,5 104,4 102,4 101,3 100,3 99,3 98,2 97,1 96,2 95,1 94,1 92,1 91,0 90,1 90,0 88,0 87,1 85,1 85,0 83,0 82,1 80,1 79,2 79,1 77,1 76,2 74,2 74,2 72,2 71,3 69,3 69,4 67,4 66,5 64,5 63,6 60,7 58,8 54,10 51,12 49,13 46,15 43,17 40,19 37,22 35,24 32,27 30,29 27,32 25,34 22,37 20,39 18,43 15,45 14,48 11,51 10,53 9,57 8,59 6,63 5,63 5,65 4,66 4,68 3,69 3,70 3,71 3,73 2,74 2,75 1,76 1,78 1,79 0,80 1,81 0,82 0,84 0,85 1,86 0,87 0,89 0,90 0,92 1,93 1,95 2,95 1,96 2,97 2,98 2,99 2,100 3,100 2,101 3,102 4,103 5,104 6,105 6,106 7,107 7,108 8,109 9,110 11,110 12,111 13,111 13,112 14,113 15,112 16,113 17,114 18,113 18,114 19,115 20,114 21,115 23,115 23,116 24,115 25,116 27,116 28,116 29,115 30,116 32,116 33,115 34,115 35,116 36,115 38,115 39,114 40,114 42,114 43,113">
            <text:p/>
          </draw:polyline>
          <draw:line draw:style-name="gr9" draw:text-style-name="P1" draw:layer="layout" svg:x1="11.172cm" svg:y1="14.653cm" svg:x2="12.332cm" svg:y2="13.983cm">
            <text:p/>
          </draw:line>
          <draw:line draw:style-name="gr9" draw:text-style-name="P1" draw:layer="layout" svg:x1="10.191cm" svg:y1="15.221cm" svg:x2="10.6cm" svg:y2="14.984cm">
            <text:p/>
          </draw:line>
          <draw:line draw:style-name="gr9" draw:text-style-name="P1" draw:layer="layout" svg:x1="10.64cm" svg:y1="15.118cm" svg:x2="10.64cm" svg:y2="15.791cm">
            <text:p/>
          </draw:line>
          <draw:line draw:style-name="gr9" draw:text-style-name="P1" draw:layer="layout" svg:x1="10.64cm" svg:y1="16.15cm" svg:x2="10.64cm" svg:y2="16.986cm">
            <text:p/>
          </draw:line>
          <draw:line draw:style-name="gr9" draw:text-style-name="P1" draw:layer="layout" svg:x1="7.841cm" svg:y1="14.534cm" svg:x2="7.841cm" svg:y2="15.37cm">
            <text:p/>
          </draw:line>
          <draw:line draw:style-name="gr9" draw:text-style-name="P1" draw:layer="layout" svg:x1="7.841cm" svg:y1="13.502cm" svg:x2="7.841cm" svg:y2="14.176cm">
            <text:p/>
          </draw:line>
          <draw:line draw:style-name="gr9" draw:text-style-name="P1" draw:layer="layout" svg:x1="7.392cm" svg:y1="13.605cm" svg:x2="7.801cm" svg:y2="13.368cm">
            <text:p/>
          </draw:line>
          <draw:line draw:style-name="gr9" draw:text-style-name="P1" draw:layer="layout" svg:x1="8.373cm" svg:y1="13.037cm" svg:x2="9.533cm" svg:y2="12.368cm">
            <text:p/>
          </draw:line>
          <draw:line draw:style-name="gr9" draw:text-style-name="P1" draw:layer="layout" svg:x1="7.841cm" svg:y1="7.7cm" svg:x2="7.841cm" svg:y2="6.908cm">
            <text:p/>
          </draw:line>
          <draw:line draw:style-name="gr9" draw:text-style-name="P1" draw:layer="layout" svg:x1="10.64cm" svg:y1="9.315cm" svg:x2="10.64cm" svg:y2="8.525cm">
            <text:p/>
          </draw:line>
          <draw:line draw:style-name="gr9" draw:text-style-name="P1" draw:layer="layout" svg:x1="7.841cm" svg:y1="8.214cm" svg:x2="7.841cm" svg:y2="8.865cm">
            <text:p/>
          </draw:line>
          <draw:line draw:style-name="gr9" draw:text-style-name="P1" draw:layer="layout" svg:x1="10.64cm" svg:y1="9.831cm" svg:x2="10.64cm" svg:y2="10.482cm">
            <text:p/>
          </draw:line>
          <draw:line draw:style-name="gr9" draw:text-style-name="P1" draw:layer="layout" svg:x1="10.64cm" svg:y1="11.397cm" svg:x2="10.64cm" svg:y2="14.419cm">
            <text:p/>
          </draw:line>
          <draw:line draw:style-name="gr9" draw:text-style-name="P1" draw:layer="layout" svg:x1="7.841cm" svg:y1="11.6cm" svg:x2="7.841cm" svg:y2="12.803cm">
            <text:p/>
          </draw:line>
          <draw:line draw:style-name="gr5" draw:text-style-name="P1" draw:layer="layout" svg:x1="16.073cm" svg:y1="11.666cm" svg:x2="15.938cm" svg:y2="11.74cm">
            <text:p/>
          </draw:line>
          <draw:line draw:style-name="gr5" draw:text-style-name="P1" draw:layer="layout" svg:x1="11.447cm" svg:y1="5.866cm" svg:x2="12.085cm" svg:y2="5.48cm">
            <text:p/>
          </draw:line>
          <draw:line draw:style-name="gr5" draw:text-style-name="P1" draw:layer="layout" svg:x1="15.203cm" svg:y1="11.17cm" svg:x2="15.033cm" svg:y2="11.264cm">
            <text:p/>
          </draw:line>
          <draw:line draw:style-name="gr8" draw:text-style-name="P1" draw:layer="layout" svg:x1="10.43cm" svg:y1="11.793cm" svg:x2="10.441cm" svg:y2="11.799cm">
            <text:p/>
          </draw:line>
          <draw:line draw:style-name="gr8" draw:text-style-name="P1" draw:layer="layout" svg:x1="10.479cm" svg:y1="11.868cm" svg:x2="10.479cm" svg:y2="11.878cm">
            <text:p/>
          </draw:line>
          <draw:line draw:style-name="gr8" draw:text-style-name="P1" draw:layer="layout" svg:x1="10.249cm" svg:y1="11.872cm" svg:x2="10.394cm" svg:y2="11.789cm">
            <text:p/>
          </draw:line>
          <draw:line draw:style-name="gr8" draw:text-style-name="P1" draw:layer="layout" svg:x1="10.465cm" svg:y1="11.912cm" svg:x2="10.318cm" svg:y2="11.996cm">
            <text:p/>
          </draw:line>
          <draw:line draw:style-name="gr8" draw:text-style-name="P1" draw:layer="layout" svg:x1="13.228cm" svg:y1="13.408cm" svg:x2="13.239cm" svg:y2="13.414cm">
            <text:p/>
          </draw:line>
          <draw:line draw:style-name="gr8" draw:text-style-name="P1" draw:layer="layout" svg:x1="13.278cm" svg:y1="13.484cm" svg:x2="13.278cm" svg:y2="13.495cm">
            <text:p/>
          </draw:line>
          <draw:line draw:style-name="gr8" draw:text-style-name="P1" draw:layer="layout" svg:x1="13.048cm" svg:y1="13.489cm" svg:x2="13.194cm" svg:y2="13.406cm">
            <text:p/>
          </draw:line>
          <draw:line draw:style-name="gr8" draw:text-style-name="P1" draw:layer="layout" svg:x1="13.264cm" svg:y1="13.528cm" svg:x2="13.117cm" svg:y2="13.612cm">
            <text:p/>
          </draw:line>
          <draw:polyline draw:style-name="gr8" draw:text-style-name="P1" draw:layer="layout" svg:width="0.242cm" svg:height="0.208cm" draw:transform="skewX (0.00401425727958705) rotate (-0.459196126199709) translate (9.81016203420677cm 15.2588606519701cm)" svg:viewBox="0 0 243 209" draw:points="76,1 79,1 82,2 85,2 87,2 90,3 93,3 96,3 99,4 102,4 104,5 110,7 116,9 121,10 127,12 132,15 139,17 145,21 150,24 155,26 161,30 167,34 171,37 177,41 182,45 187,49 191,54 196,58 201,62 206,67 209,71 213,76 216,80 219,83 220,85 222,88 224,89 225,92 226,95 227,97 229,99 231,102 232,104 233,108 235,112 235,113 237,115 238,117 238,118 238,121 239,122 240,124 240,125 240,128 241,129 241,132 241,133 242,135 242,136 242,139 243,141 242,143 242,145 243,146 243,149 242,151 242,152 242,155 241,157 241,158 240,160 240,162 240,164 239,164 239,166 238,166 239,167 238,168 238,169 237,169 236,171 236,172 235,173 234,175 234,176 233,177 232,178 231,180 230,181 229,182 228,183 226,184 225,186 224,186 223,188 222,189 221,189 218,190 217,191 215,192 215,194 213,195 210,196 208,197 206,198 204,198 200,199 198,200 196,201 193,201 190,203 187,205 183,205 180,206 177,207 174,207 170,208 167,208 164,208 160,209 157,209 154,209 150,208 147,209 144,209 140,208 135,208 133,208 129,207 125,206 121,205 116,204 113,203 109,202 105,200 101,199 97,197 94,196 89,195 86,192 82,190 79,189 75,187 71,185 69,182 65,180 61,178 58,175 54,172 52,169 49,167 45,165 42,161 39,158 37,156 33,152 32,149 29,146 26,142 24,139 21,135 20,132 18,129 16,126 15,123 13,119 12,116 11,114 9,111 8,107 7,104 5,101 5,98 5,94 3,91 3,87 3,85 2,81 2,77 2,75 1,71 1,68 0,66 0,63 0,61 1,59 1,57 1,54 1,51 1,50 2,48 2,46 3,45 3,43 3,42 3,41 4,39 4,37 5,36 5,34 7,32 7,31 8,29 9,28 10,27 10,25 11,25 12,23 14,22 13,21 14,20 15,20 16,19 16,18 17,18 18,17 19,17 20,15 22,14 23,14 24,12 26,11 28,10 30,9 31,8 33,7 34,7 36,6 38,5 41,5 42,4 44,3 47,3 48,3 49,2 52,2 53,2 55,2 56,1 59,1 60,1 63,1 64,1 66,0 68,1 72,1 76,1">
            <text:p/>
          </draw:polyline>
          <draw:line draw:style-name="gr8" draw:text-style-name="P1" draw:layer="layout" svg:x1="10.146cm" svg:y1="15.329cm" svg:x2="9.97cm" svg:y2="15.43cm">
            <text:p/>
          </draw:line>
          <draw:line draw:style-name="gr8" draw:text-style-name="P1" draw:layer="layout" svg:x1="9.898cm" svg:y1="15.307cm" svg:x2="10.074cm" svg:y2="15.206cm">
            <text:p/>
          </draw:line>
          <draw:line draw:style-name="gr8" draw:text-style-name="P1" draw:layer="layout" svg:x1="10.16cm" svg:y1="15.285cm" svg:x2="10.16cm" svg:y2="15.295cm">
            <text:p/>
          </draw:line>
          <draw:polyline draw:style-name="gr8" draw:text-style-name="P1" draw:layer="layout" svg:width="0.262cm" svg:height="0.186cm" draw:transform="rotate (-0.785398163397448) translate (7.04292069831406cm 13.6333361732032cm)" svg:viewBox="0 0 263 187" draw:points="56,5 60,5 62,4 65,3 67,3 71,3 73,2 76,2 78,2 82,2 84,1 91,1 97,0 103,1 109,1 114,1 121,3 128,3 134,3 140,5 146,6 152,8 159,10 166,12 171,13 176,16 182,18 188,21 194,24 199,27 205,29 210,33 215,36 217,38 219,39 222,41 224,42 227,45 229,46 230,48 233,50 234,52 236,54 240,57 242,60 244,61 245,62 246,64 246,66 248,67 250,69 250,70 251,72 252,73 254,75 254,76 255,77 255,80 257,82 257,83 259,85 259,87 260,89 260,91 261,92 261,94 262,97 262,98 262,100 262,102 263,104 263,106 263,108 263,109 263,111 263,113 262,113 263,114 262,115 262,117 262,118 261,119 261,121 261,123 260,124 260,126 259,127 259,129 257,130 257,132 256,133 255,134 255,136 254,137 252,139 251,140 251,141 250,143 249,144 247,145 245,147 244,149 241,151 240,153 238,155 235,155 234,157 231,160 229,161 226,163 223,165 220,167 218,168 214,170 211,171 208,173 205,174 202,176 199,176 196,178 192,178 189,180 187,181 182,182 179,183 176,183 171,184 167,185 164,185 160,186 155,186 151,186 147,187 143,186 139,185 134,186 130,185 126,184 123,184 118,183 114,182 110,182 106,181 103,179 98,178 95,176 91,176 87,173 82,172 79,171 76,169 71,166 68,165 65,163 61,161 58,158 55,156 51,153 48,151 45,149 43,146 39,143 37,140 34,138 33,136 30,134 28,131 25,129 24,125 22,124 20,120 18,118 16,114 15,112 13,108 11,106 10,103 8,100 8,96 6,94 5,92 5,90 4,87 3,85 3,82 2,80 2,78 1,76 1,74 1,72 0,71 0,70 0,68 0,66 0,65 0,63 0,61 0,60 0,58 0,56 2,55 2,53 2,51 3,50 3,49 3,47 3,46 4,45 4,44 5,43 6,42 6,40 7,39 8,37 8,36 10,34 12,33 12,31 13,29 14,29 16,27 18,25 18,24 21,24 23,22 24,21 25,19 28,18 29,18 30,16 32,16 34,14 34,13 37,13 38,12 40,11 42,11 44,9 45,9 48,8 49,8 53,7 56,5">
            <text:p/>
          </draw:polyline>
          <draw:line draw:style-name="gr8" draw:text-style-name="P1" draw:layer="layout" svg:x1="7.347cm" svg:y1="13.712cm" svg:x2="7.171cm" svg:y2="13.813cm">
            <text:p/>
          </draw:line>
          <draw:line draw:style-name="gr8" draw:text-style-name="P1" draw:layer="layout" svg:x1="7.099cm" svg:y1="13.691cm" svg:x2="7.275cm" svg:y2="13.59cm">
            <text:p/>
          </draw:line>
          <draw:line draw:style-name="gr8" draw:text-style-name="P1" draw:layer="layout" svg:x1="7.361cm" svg:y1="13.668cm" svg:x2="7.361cm" svg:y2="13.679cm">
            <text:p/>
          </draw:line>
          <draw:line draw:style-name="gr8" draw:text-style-name="P1" draw:layer="layout" svg:x1="10.81cm" svg:y1="15.973cm" svg:x2="10.81cm" svg:y2="15.955cm">
            <text:p/>
          </draw:line>
          <draw:line draw:style-name="gr8" draw:text-style-name="P1" draw:layer="layout" svg:x1="10.47cm" svg:y1="15.973cm" svg:x2="10.47cm" svg:y2="15.955cm">
            <text:p/>
          </draw:line>
          <draw:line draw:style-name="gr8" draw:text-style-name="P1" draw:layer="layout" svg:x1="7.671cm" svg:y1="14.357cm" svg:x2="7.671cm" svg:y2="14.339cm">
            <text:p/>
          </draw:line>
          <draw:line draw:style-name="gr8" draw:text-style-name="P1" draw:layer="layout" svg:x1="8.01cm" svg:y1="14.357cm" svg:x2="8.01cm" svg:y2="14.339cm">
            <text:p/>
          </draw:line>
          <draw:line draw:style-name="gr8" draw:text-style-name="P1" draw:layer="layout" svg:x1="11.581cm" svg:y1="10.621cm" svg:x2="11.581cm" svg:y2="10.69cm">
            <text:p/>
          </draw:line>
          <draw:line draw:style-name="gr8" draw:text-style-name="P1" draw:layer="layout" svg:x1="5.3cm" svg:y1="9.928cm" svg:x2="5.3cm" svg:y2="9.997cm">
            <text:p/>
          </draw:line>
          <draw:line draw:style-name="gr8" draw:text-style-name="P1" draw:layer="layout" svg:x1="10.569cm" svg:y1="9.728cm" svg:x2="10.569cm" svg:y2="9.544cm">
            <text:p/>
          </draw:line>
          <draw:line draw:style-name="gr8" draw:text-style-name="P1" draw:layer="layout" svg:x1="10.71cm" svg:y1="9.544cm" svg:x2="10.71cm" svg:y2="9.728cm">
            <text:p/>
          </draw:line>
          <draw:polyline draw:style-name="gr8" draw:text-style-name="P1" draw:layer="layout" svg:width="0.07cm" svg:height="0.154cm" draw:transform="skewX (0.00680678408277796) rotate (-0.453785605518526) translate (10.7385309393374cm 9.40762618346917cm)" svg:viewBox="0 0 71 155" draw:points="0,0 3,0 7,1 10,2 14,1 17,2 20,3 23,4 26,5 28,5 29,6 31,6 32,7 33,8 35,8 36,9 38,9 39,10 40,11 41,12 43,12 44,13 45,14 47,14 47,15 49,17 51,18 52,19 53,19 54,21 56,22 57,24 57,25 59,26 60,28 61,29 61,30 63,31 64,33 64,34 65,36 66,37 66,38 67,40 67,42 67,43 68,45 69,46 69,47 69,50 70,51 70,53 71,54 71,57 70,59 71,61 71,62 70,65 70,67 69,68 69,71 69,72 69,75 68,77 68,78 67,80 67,83 67,84 65,86 65,88 64,89 62,92 62,94 62,96 60,98 60,99 58,102 58,103 56,105 54,109 22,155">
            <text:p/>
          </draw:polyline>
          <draw:polyline draw:style-name="gr8" draw:text-style-name="P1" draw:layer="layout" svg:width="0.186cm" svg:height="0.201cm" draw:transform="rotate (2.63125838030665) translate (10.6397623425377cm 9.58406242821231cm)" svg:viewBox="0 0 187 202" draw:points="57,0 113,0 119,1 124,1 129,2 131,2 133,2 135,3 138,4 140,4 141,5 144,4 146,6 148,6 149,7 151,7 153,9 155,9 156,10 158,10 159,12 161,13 163,13 163,14 165,16 167,16 167,17 170,19 170,20 171,21 173,22 174,23 174,24 176,26 177,27 178,28 179,30 179,31 180,32 181,34 182,35 182,36 183,38 184,39 183,41 185,43 185,44 185,46 186,48 185,49 187,51 186,53 187,54 186,56 187,58 187,59 187,61 187,62 187,64 186,65 187,66 186,68 186,70 185,71 186,72 186,74 185,75 185,77 184,79 184,80 183,82 182,84 181,87 180,91 179,94 178,96 176,100 175,103 172,106 171,108 169,110 168,112 167,116 164,118 163,121 161,123 159,126 157,127 154,130 150,135 145,138 141,143 137,147 131,152 127,156 121,160 115,164 110,168 104,171 98,175 91,178 86,181 79,184 73,187 67,189 61,191 55,193 48,196 42,197 36,198 30,199 26,200 24,201 21,201 18,202 15,202 12,202 9,201 5,202 3,202 0,202">
            <text:p/>
          </draw:polyline>
          <draw:line draw:style-name="gr8" draw:text-style-name="P1" draw:layer="layout" svg:x1="10.679cm" svg:y1="9.763cm" svg:x2="10.689cm" svg:y2="9.758cm">
            <text:p/>
          </draw:line>
          <draw:line draw:style-name="gr8" draw:text-style-name="P1" draw:layer="layout" svg:x1="10.599cm" svg:y1="9.763cm" svg:x2="10.591cm" svg:y2="9.758cm">
            <text:p/>
          </draw:line>
          <draw:line draw:style-name="gr8" draw:text-style-name="P1" draw:layer="layout" svg:x1="7.77cm" svg:y1="8.112cm" svg:x2="7.77cm" svg:y2="7.929cm">
            <text:p/>
          </draw:line>
          <draw:line draw:style-name="gr8" draw:text-style-name="P1" draw:layer="layout" svg:x1="7.911cm" svg:y1="7.929cm" svg:x2="7.911cm" svg:y2="8.112cm">
            <text:p/>
          </draw:line>
          <draw:polyline draw:style-name="gr8" draw:text-style-name="P1" draw:layer="layout" svg:width="0.089cm" svg:height="0.144cm" draw:transform="skewX (0.00663225115757835) rotate (-0.785398163397448) translate (7.94262749129952cm 7.78831556710376cm)" svg:viewBox="0 0 90 145" draw:points="0,4 3,4 7,3 10,3 13,3 17,1 20,1 24,1 27,1 29,1 29,0 31,0 32,1 34,1 35,1 37,1 39,1 39,2 41,2 43,2 45,2 45,3 47,3 48,3 50,3 52,4 53,5 55,5 56,7 58,7 59,8 61,8 62,9 64,9 66,11 66,12 68,13 69,14 71,14 72,16 73,17 74,18 76,19 76,21 77,22 78,24 79,24 80,25 81,28 82,29 83,31 83,32 84,34 85,35 86,38 86,39 87,40 88,43 88,45 89,47 89,49 89,50 89,53 89,55 89,56 90,59 90,61 89,63 89,65 89,66 90,69 90,71 90,73 89,76 89,77 89,79 88,82 88,83 87,86 86,90 72,145">
            <text:p/>
          </draw:polyline>
          <draw:polyline draw:style-name="gr8" draw:text-style-name="P1" draw:layer="layout" svg:width="0.183cm" svg:height="0.204cm" draw:transform="rotate (2.60909269880632) translate (7.83576173009344cm 7.96754124380408cm)" svg:viewBox="0 0 184 205" draw:points="52,0 108,0 114,1 120,0 124,1 126,2 129,2 130,2 133,2 135,3 137,4 140,4 141,4 143,6 145,6 147,6 148,7 151,8 152,9 154,9 155,10 157,12 158,12 160,12 161,14 163,15 163,16 165,16 166,18 168,19 168,20 170,22 171,22 172,23 173,25 174,26 174,27 175,29 176,30 177,32 178,34 178,35 179,36 180,38 180,39 181,41 182,42 181,44 182,46 183,47 183,49 184,51 183,52 183,54 184,56 184,58 184,59 184,60 184,62 184,63 184,65 183,66 183,68 184,69 183,71 183,72 182,74 182,75 181,77 180,78 180,79 180,82 178,86 177,89 176,91 175,94 173,98 172,101 170,104 169,107 167,109 166,111 164,113 162,116 160,118 159,121 156,123 155,126 153,128 150,133 144,138 140,143 136,147 130,151 126,155 119,159 115,163 109,167 103,171 97,175 92,178 85,181 79,184 72,187 67,190 60,192 55,194 48,197 42,198 36,200 30,201 27,201 23,202 21,202 18,202 14,203 12,203 9,203 6,204 3,204 0,205">
            <text:p/>
          </draw:polyline>
          <draw:line draw:style-name="gr8" draw:text-style-name="P1" draw:layer="layout" svg:x1="7.8cm" svg:y1="8.148cm" svg:x2="7.792cm" svg:y2="8.142cm">
            <text:p/>
          </draw:line>
          <draw:line draw:style-name="gr8" draw:text-style-name="P1" draw:layer="layout" svg:x1="7.88cm" svg:y1="8.148cm" svg:x2="7.89cm" svg:y2="8.142cm">
            <text:p/>
          </draw:line>
          <draw:polyline draw:style-name="gr5" draw:text-style-name="P1" draw:layer="layout" svg:width="2.371cm" svg:height="0.902cm" draw:transform="skewX (-0.00157079632679487) rotate (2.98189502703231) translate (14.6688642150545cm 13.6743619326522cm)" svg:viewBox="0 0 2372 903" draw:points="0,0 67,0 136,2 207,5 280,10 354,16 430,25 584,44 741,70 819,85 897,101 975,119 1052,137 1129,158 1204,180 1320,217 1376,237 1433,258 1510,288 1584,320 1656,353 1725,388 1793,424 1858,462 1921,499 1981,540 2039,581 2067,602 2094,624 2122,645 2147,668 2173,690 2197,712 2221,735 2246,759 2269,782 2291,806 2311,830 2333,854 2353,879 2372,903">
            <text:p/>
          </draw:polyline>
          <draw:line draw:style-name="gr9" draw:text-style-name="P1" draw:layer="layout" svg:x1="10.564cm" svg:y1="11.773cm" svg:x2="11.926cm" svg:y2="10.987cm">
            <text:p/>
          </draw:line>
          <draw:line draw:style-name="gr9" draw:text-style-name="P1" draw:layer="layout" svg:x1="13.363cm" svg:y1="13.389cm" svg:x2="14.814cm" svg:y2="12.551cm">
            <text:p/>
          </draw:line>
          <draw:polyline draw:style-name="gr8" draw:text-style-name="P1" draw:layer="layout" svg:width="0.125cm" svg:height="0.083cm" draw:transform="rotate (1.5707963267949) translate (13.1939515950785cm 13.5281535573323cm)" svg:viewBox="0 0 126 84" draw:points="0,70 1,70 1,71 1,72 2,72 2,74 4,74 4,75 5,75 5,76 6,76 6,77 7,77 7,78 8,78 10,78 10,80 11,80 12,81 13,81 14,82 15,82 17,82 18,83 19,83 20,83 21,84 23,84 24,84 26,84 27,84 29,84 30,84 31,84 33,84 34,84 36,84 38,84 39,84 40,84 42,84 44,84 45,84 46,83 49,83 52,82 55,82 58,81 62,80 64,78 68,77 70,76 74,75 76,74 80,71 82,70 84,69 88,67 90,65 93,63 95,62 99,59 101,57 103,55 106,52 108,50 111,48 112,46 113,45 113,44 114,43 115,42 116,40 116,39 118,38 119,36 120,34 120,33 121,32 121,31 122,30 122,29 124,27 124,26 124,25 125,24 125,23 125,21 126,20 126,19 126,18 126,17 126,15 126,14 126,13 126,12 126,11 126,10 126,8 126,7 126,6 125,5 125,4 125,2 124,2 124,1 124,0 122,0">
            <text:p/>
          </draw:polyline>
          <draw:polyline draw:style-name="gr8" draw:text-style-name="P1" draw:layer="layout" svg:width="0.062cm" svg:height="0.137cm" draw:transform="skewX (-0.0157079632679489) rotate (0.777195115913075) translate (10.3673617832739cm 11.8154352688992cm)" svg:viewBox="0 0 63 138" draw:points="0,137 2,137 3,138 3,137 4,138 5,137 6,138 7,137 8,138 8,137 9,138 10,137 12,137 13,136 13,137 14,136 16,136 17,135 19,135 19,135 20,134 22,134 23,133 24,132 24,131 26,131 27,130 28,129 29,128 30,127 31,126 32,125 33,124 35,123 35,122 36,121 38,119 39,118 40,118 41,116 41,114 42,113 44,112 45,109 47,107 49,103 50,101 52,97 53,94 54,91 56,88 56,85 58,81 58,79 59,76 59,73 61,70 61,66 61,63 62,60 63,56 63,53 63,49 63,46 62,44 62,42 62,40 62,38 62,37 62,35 61,34 60,32 60,30 60,28 60,28 60,26 59,25 59,23 59,22 58,21 57,20 57,18 56,18 56,16 55,14 54,13 53,12 53,11 52,10 51,9 51,8 50,7 49,7 48,6 47,5 46,4 46,3 44,3 43,2 42,2 41,1 41,2 40,1 39,0 38,1 37,0">
            <text:p/>
          </draw:polyline>
          <draw:circle draw:style-name="gr6" draw:text-style-name="P1" draw:layer="layout" svg:width="2.821cm" svg:height="2.821cm" svg:x="11.848cm" svg:y="7.354cm" draw:kind="arc" draw:start-angle="204.77" draw:end-angle="211.67">
            <text:p/>
          </draw:circle>
          <draw:ellipse draw:style-name="gr6" draw:text-style-name="P1" draw:layer="layout" svg:width="11.244cm" svg:height="11.245cm" svg:x="12.478cm" svg:y="6.616cm" draw:kind="arc" draw:start-angle="161.16" draw:end-angle="169.91">
            <text:p/>
          </draw:ellipse>
          <draw:ellipse draw:style-name="gr6" draw:text-style-name="P1" draw:layer="layout" svg:width="13.112cm" svg:height="13.113cm" svg:x="12.469cm" svg:y="5.816cm" draw:kind="arc" draw:start-angle="170.18" draw:end-angle="180.29">
            <text:p/>
          </draw:ellipse>
          <draw:circle draw:style-name="gr6" draw:text-style-name="P1" draw:layer="layout" svg:width="16.819cm" svg:height="16.82cm" svg:x="-2.15cm" svg:y="5.278cm" draw:kind="arc" draw:start-angle="0.09" draw:end-angle="6.94">
            <text:p/>
          </draw:circle>
          <draw:ellipse draw:style-name="gr6" draw:text-style-name="P1" draw:layer="layout" svg:width="18.56cm" svg:height="18.561cm" svg:x="-3.888cm" svg:y="4.494cm" draw:kind="arc" draw:start-angle="6.82" draw:end-angle="15.82">
            <text:p/>
          </draw:ellipse>
        </draw:g>
        <draw:frame draw:style-name="gr10" draw:text-style-name="P10" draw:layer="layout" svg:width="0.777cm" svg:height="0.675cm" svg:x="4.717cm" svg:y="7.5cm">
          <draw:text-box>
            <text:p><text:span text:style-name="T6">1</text:span></text:p>
          </draw:text-box>
        </draw:frame>
        <draw:line draw:style-name="gr11" draw:text-style-name="P11" draw:layer="layout" svg:x1="5.267cm" svg:y1="8.017cm" svg:x2="6.4cm" svg:y2="9.15cm">
          <text:p/>
        </draw:line>
        <draw:frame draw:style-name="gr10" draw:text-style-name="P10" draw:layer="layout" svg:width="0.777cm" svg:height="0.675cm" svg:x="13.556cm" svg:y="14.975cm">
          <draw:text-box>
            <text:p><text:span text:style-name="T6">3</text:span></text:p>
          </draw:text-box>
        </draw:frame>
        <draw:line draw:style-name="gr11" draw:text-style-name="P11" draw:layer="layout" svg:x1="12.65cm" svg:y1="14.025cm" svg:x2="13.783cm" svg:y2="15.158cm">
          <text:p/>
        </draw:line>
        <draw:frame draw:style-name="gr12" draw:text-style-name="P10" draw:layer="layout" svg:width="0.777cm" svg:height="0.675cm" svg:x="5.19cm" svg:y="12cm">
          <draw:text-box>
            <text:p><text:span text:style-name="T6">4</text:span></text:p>
          </draw:text-box>
        </draw:frame>
        <draw:line draw:style-name="gr11" draw:text-style-name="P11" draw:layer="layout" svg:x1="5.817cm" svg:y1="12.517cm" svg:x2="6.95cm" svg:y2="13.65cm">
          <text:p/>
        </draw:line>
        <draw:frame draw:style-name="gr10" draw:text-style-name="P10" draw:layer="layout" svg:width="0.777cm" svg:height="0.675cm" svg:x="6.017cm" svg:y="6.1cm">
          <draw:text-box>
            <text:p><text:span text:style-name="T6">5</text:span></text:p>
          </draw:text-box>
        </draw:frame>
        <draw:line draw:style-name="gr11" draw:text-style-name="P11" draw:layer="layout" svg:x1="6.567cm" svg:y1="6.617cm" svg:x2="7.7cm" svg:y2="7.75cm">
          <text:p/>
        </draw:line>
        <draw:frame draw:style-name="gr10" draw:text-style-name="P10" draw:layer="layout" svg:width="0.777cm" svg:height="0.675cm" svg:x="12.02cm" svg:y="16.202cm">
          <draw:text-box>
            <text:p><text:span text:style-name="T6">2</text:span></text:p>
          </draw:text-box>
        </draw:frame>
        <draw:line draw:style-name="gr11" draw:text-style-name="P11" draw:layer="layout" svg:x1="11.117cm" svg:y1="15.167cm" svg:x2="12.25cm" svg:y2="16.3cm">
          <text:p/>
        </draw:line>
        <draw:frame draw:style-name="gr10" draw:text-style-name="P10" draw:layer="layout" svg:width="0.777cm" svg:height="0.675cm" svg:x="5.95cm" svg:y="15.5cm">
          <draw:text-box>
            <text:p><text:span text:style-name="T6">7</text:span></text:p>
          </draw:text-box>
        </draw:frame>
        <draw:line draw:style-name="gr11" draw:text-style-name="P11" draw:layer="layout" svg:x1="6.55cm" svg:y1="15.6cm" svg:x2="7.683cm" svg:y2="14.467cm">
          <text:p/>
        </draw:line>
        <draw:frame draw:style-name="gr10" draw:text-style-name="P10" draw:layer="layout" svg:width="0.777cm" svg:height="0.675cm" svg:x="5.967cm" svg:y="16.733cm">
          <draw:text-box>
            <text:p><text:span text:style-name="T6">6</text:span></text:p>
          </draw:text-box>
        </draw:frame>
        <draw:line draw:style-name="gr11" draw:text-style-name="P11" draw:layer="layout" svg:x1="6.567cm" svg:y1="16.833cm" svg:x2="7.7cm" svg:y2="15.7cm">
          <text:p/>
        </draw:line>
        <draw:frame draw:style-name="gr10" draw:text-style-name="P10" draw:layer="layout" svg:width="0.777cm" svg:height="0.675cm" svg:x="6.018cm" svg:y="4.9cm">
          <draw:text-box>
            <text:p><text:span text:style-name="T6">8</text:span></text:p>
          </draw:text-box>
        </draw:frame>
        <draw:line draw:style-name="gr11" draw:text-style-name="P11" draw:layer="layout" svg:x1="6.568cm" svg:y1="5.417cm" svg:x2="7.701cm" svg:y2="6.55cm">
          <text:p/>
        </draw:line>
        <draw:frame draw:style-name="gr10" draw:text-style-name="P10" draw:layer="layout" svg:width="0.777cm" svg:height="0.675cm" svg:x="8.767cm" svg:y="6.5cm">
          <draw:text-box>
            <text:p><text:span text:style-name="T6">9</text:span></text:p>
          </draw:text-box>
        </draw:frame>
        <draw:line draw:style-name="gr11" draw:text-style-name="P11" draw:layer="layout" svg:x1="9.317cm" svg:y1="7.017cm" svg:x2="10.45cm" svg:y2="8.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一点鎖線" draw:style="rect" draw:dots1="1" draw:dots1-length="0.1cm" draw:dots2="1" draw:dots2-length="0.5cm" draw:distance="0.1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5cm" fo:margin-bottom="1.5cm" fo:margin-left="1.5cm" fo:margin-right="1.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30T16:33:41</meta:creation-date>
    <dc:date>2017-03-02T20:44:52</dc:date>
    <meta:editing-duration>PT3H57M18S</meta:editing-duration>
    <meta:editing-cycles>26</meta:editing-cycles>
    <meta:generator>LibreOffice/4.0.5.2$MacOSX_x86 LibreOffice_project/5464147a081647a250913f19c0715bca595af2f</meta:generator>
    <meta:print-date>2017-03-02T20:35:28</meta:print-date>
    <meta:document-statistic meta:object-count="407"/>
  </office:meta>
</office:document-meta>
</file>